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7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5.368cm"/>
    </style:style>
    <style:style style:name="co7" style:family="table-column">
      <style:table-column-properties fo:break-before="auto" style:column-width="5.142cm"/>
    </style:style>
    <style:style style:name="co8" style:family="table-column">
      <style:table-column-properties fo:break-before="auto" style:column-width="3.129cm"/>
    </style:style>
    <style:style style:name="ro1" style:family="table-row">
      <style:table-row-properties style:row-height="4.71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">
      <style:table-cell-properties fo:border-bottom="none" fo:background-color="#e6e6e6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10" style:family="table-cell" style:parent-style-name="Default" style:data-style-name="N3">
      <style:table-cell-properties fo:background-color="#e6e6e6"/>
      <style:text-properties style:font-name="arial" fo:font-size="10pt" style:font-size-asian="10pt" style:font-size-complex="10pt"/>
    </style:style>
    <style:style style:name="ce11" style:family="table-cell" style:parent-style-name="Default" style:data-style-name="N3">
      <style:table-cell-properties fo:background-color="#ffffff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">
      <style:table-cell-properties fo:border-bottom="none" fo:background-color="#e6e6e6" fo:border-left="0.06pt solid #000000" fo:border-right="none" fo:border-top="none"/>
      <style:text-properties style:font-name="arial" fo:font-size="10pt" style:font-size-asian="10pt" style:font-size-complex="10pt"/>
    </style:style>
    <style:style style:name="ce14" style:family="table-cell" style:parent-style-name="Default" style:data-style-name="N3">
      <style:table-cell-properties fo:border-bottom="none" fo:background-color="#ffffff" fo:border-left="0.06pt solid #000000" fo:border-right="none" fo:border-top="non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shapes>
          <draw:frame draw:z-index="0" draw:style-name="gr1" draw:text-style-name="P1" svg:width="15.999cm" svg:height="8.999cm" svg:x="20.025cm" svg:y="1.113cm">
            <draw:object draw:notify-on-update-of-ranges="Victim.B1:Victim.B1 Victim.B2:Victim.B122 Victim.C1:Victim.C1 Victim.C2:Victim.C122 Victim.D1:Victim.D1 Victim.D2:Victim.D122 Victim.E1:Victim.E1 Victim.E2:Victim.E122 Victim.F1:Victim.F1 Victim.F2:Victim.F122 Victim.G1:Victim.G1 Victim.G2:Victim.G122 Victim.H1:Victim.H1 Victim.H2:Victim.H122 Victim.I1:Victim.I1 Victim.I2:Victim.I122 Victim.J1:Victim.J1 Victim.J2:Victim.J122 Victim.K1:Victim.K1 Victim.K2:Victim.K122 Victim.L1:Victim.L1 Victim.L2:Victim.L122 Victim.M1:Victim.M1 Victim.M2:Victim.M122 Victim.N1:Victim.N1 Victim.N2:Victim.N122 Victim.O1:Victim.O1 Victim.O2:Victim.O122 Victim.P1:Victim.P1 Victim.P2:Victim.P122 Victim.Q1:Victim.Q1 Victim.Q2:Victim.Q1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4-215045-1.txt</text:p>
          </table:table-cell>
          <table:table-cell table:style-name="ce1" office:value-type="string">
            <text:p>stat-140324-215400-2.txt</text:p>
          </table:table-cell>
          <table:table-cell table:style-name="ce1" office:value-type="string">
            <text:p>stat-140324-215740-3.txt</text:p>
          </table:table-cell>
          <table:table-cell table:style-name="ce1" office:value-type="string">
            <text:p>stat-140324-220048-4.txt</text:p>
          </table:table-cell>
          <table:table-cell table:style-name="ce1" office:value-type="string">
            <text:p>stat-140324-220727-5.txt</text:p>
          </table:table-cell>
          <table:table-cell table:style-name="ce1" office:value-type="string">
            <text:p>stat-140324-221443-6.txt</text:p>
          </table:table-cell>
          <table:table-cell table:style-name="ce1" office:value-type="string">
            <text:p>stat-140324-221754-7.txt</text:p>
          </table:table-cell>
          <table:table-cell table:style-name="ce1" office:value-type="string">
            <text:p>stat-140324-222108-8.txt</text:p>
          </table:table-cell>
          <table:table-cell table:style-name="ce1" office:value-type="string">
            <text:p>stat-140324-222754-9.txt</text:p>
          </table:table-cell>
          <table:table-cell table:style-name="ce1" office:value-type="string">
            <text:p>stat-140324-223355-10.txt</text:p>
          </table:table-cell>
          <table:table-cell table:style-name="ce1" office:value-type="string">
            <text:p>stat-140324-224244-11.txt</text:p>
          </table:table-cell>
          <table:table-cell table:style-name="ce1" office:value-type="string">
            <text:p>stat-140324-224605-12.txt</text:p>
          </table:table-cell>
          <table:table-cell table:style-name="ce1" office:value-type="string">
            <text:p>stat-140324-224929-13.txt</text:p>
          </table:table-cell>
          <table:table-cell table:style-name="ce1" office:value-type="string">
            <text:p>stat-140326-131558-14.txt</text:p>
          </table:table-cell>
          <table:table-cell table:style-name="ce1" office:value-type="string">
            <text:p>stat-140326-131856-15.txt</text:p>
          </table:table-cell>
          <table:table-cell table:style-name="ce1" office:value-type="string">
            <text:p>stat-140326-132316-16.txt</text:p>
          </table:table-cell>
          <table:table-cell table:style-name="ce2" office:value-type="string">
            <text:p>Average Victim</text:p>
          </table:table-cell>
          <table:table-cell table:style-name="ce2" office:value-type="string">
            <text:p>Standard Deviation – Victim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AVERAGE([.B2:.Q2])" office:value-type="float" office:value="1.4375">
            <text:p>1,4375</text:p>
          </table:table-cell>
          <table:table-cell table:formula="of:=STDEVPA([.B2:.Q2])" office:value-type="float" office:value="0.933324032691755">
            <text:p>0,9333240327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3:.Q3])" office:value-type="float" office:value="1.375">
            <text:p>1,375</text:p>
          </table:table-cell>
          <table:table-cell table:formula="of:=STDEVPA([.B3:.Q3])" office:value-type="float" office:value="1.61535599791501">
            <text:p>1,6153559979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4:.Q4])" office:value-type="float" office:value="0.25">
            <text:p>0,25</text:p>
          </table:table-cell>
          <table:table-cell table:formula="of:=STDEVPA([.B4:.Q4])" office:value-type="float" office:value="0.559016994374947">
            <text:p>0,5590169944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5:.Q5])" office:value-type="float" office:value="0.25">
            <text:p>0,25</text:p>
          </table:table-cell>
          <table:table-cell table:formula="of:=STDEVPA([.B5:.Q5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6:.Q6])" office:value-type="float" office:value="3.6875">
            <text:p>3,6875</text:p>
          </table:table-cell>
          <table:table-cell table:formula="of:=STDEVPA([.B6:.Q6])" office:value-type="float" office:value="2.17136909575503">
            <text:p>2,1713690958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AVERAGE([.B7:.Q7])" office:value-type="float" office:value="0.875">
            <text:p>0,875</text:p>
          </table:table-cell>
          <table:table-cell table:formula="of:=STDEVPA([.B7:.Q7])" office:value-type="float" office:value="0.992156741649221">
            <text:p>0,9921567416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8:.Q8])" office:value-type="float" office:value="0.625">
            <text:p>0,625</text:p>
          </table:table-cell>
          <table:table-cell table:formula="of:=STDEVPA([.B8:.Q8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formula="of:=AVERAGE([.B9:.Q9])" office:value-type="float" office:value="0">
            <text:p>0</text:p>
          </table:table-cell>
          <table:table-cell table:formula="of:=STDEVPA([.B9:.Q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table:formula="of:=AVERAGE([.B10:.Q10])" office:value-type="float" office:value="0">
            <text:p>0</text:p>
          </table:table-cell>
          <table:table-cell table:formula="of:=STDEVPA([.B10:.Q1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AVERAGE([.B11:.Q11])" office:value-type="float" office:value="1.5">
            <text:p>1,5</text:p>
          </table:table-cell>
          <table:table-cell table:formula="of:=STDEVPA([.B11:.Q11])" office:value-type="float" office:value="0.866025403784439">
            <text:p>0,8660254038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42">
            <text:p>142</text:p>
          </table:table-cell>
          <table:table-cell table:number-columns-repeated="5" office:value-type="float" office:value="0">
            <text:p>0</text:p>
          </table:table-cell>
          <table:table-cell table:formula="of:=AVERAGE([.B12:.Q12])" office:value-type="float" office:value="40.625">
            <text:p>40,625</text:p>
          </table:table-cell>
          <table:table-cell table:formula="of:=STDEVPA([.B12:.Q12])" office:value-type="float" office:value="70.7026122218974">
            <text:p>70,7026122219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74">
            <text:p>74</text:p>
          </table:table-cell>
          <table:table-cell table:number-columns-repeated="5" office:value-type="float" office:value="0">
            <text:p>0</text:p>
          </table:table-cell>
          <table:table-cell table:formula="of:=AVERAGE([.B13:.Q13])" office:value-type="float" office:value="45.625">
            <text:p>45,625</text:p>
          </table:table-cell>
          <table:table-cell table:formula="of:=STDEVPA([.B13:.Q13])" office:value-type="float" office:value="85.0329899215593">
            <text:p>85,0329899216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table:number-columns-repeated="4" office:value-type="float" office:value="0">
            <text:p>0</text:p>
          </table:table-cell>
          <table:table-cell office:value-type="float" office:value="230">
            <text:p>230</text:p>
          </table:table-cell>
          <table:table-cell table:number-columns-repeated="6" office:value-type="float" office:value="0">
            <text:p>0</text:p>
          </table:table-cell>
          <table:table-cell table:formula="of:=AVERAGE([.B14:.Q14])" office:value-type="float" office:value="38.875">
            <text:p>38,875</text:p>
          </table:table-cell>
          <table:table-cell table:formula="of:=STDEVPA([.B14:.Q14])" office:value-type="float" office:value="81.37250380196">
            <text:p>81,372503802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52">
            <text:p>152</text:p>
          </table:table-cell>
          <table:table-cell table:formula="of:=AVERAGE([.B15:.Q15])" office:value-type="float" office:value="52">
            <text:p>52</text:p>
          </table:table-cell>
          <table:table-cell table:formula="of:=STDEVPA([.B15:.Q15])" office:value-type="float" office:value="63.8004702177029">
            <text:p>63,8004702177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22">
            <text:p>222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 office:value-type="float" office:value="246">
            <text:p>246</text:p>
          </table:table-cell>
          <table:table-cell table:formula="of:=AVERAGE([.B16:.Q16])" office:value-type="float" office:value="183.125">
            <text:p>183,125</text:p>
          </table:table-cell>
          <table:table-cell table:formula="of:=STDEVPA([.B16:.Q16])" office:value-type="float" office:value="87.7068091712382">
            <text:p>87,7068091712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table:formula="of:=AVERAGE([.B17:.Q17])" office:value-type="float" office:value="176.5">
            <text:p>176,5</text:p>
          </table:table-cell>
          <table:table-cell table:formula="of:=STDEVPA([.B17:.Q17])" office:value-type="float" office:value="87.9786906017588">
            <text:p>87,9786906018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186">
            <text:p>186</text:p>
          </table:table-cell>
          <table:table-cell office:value-type="float" office:value="214">
            <text:p>214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44">
            <text:p>44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table:formula="of:=AVERAGE([.B18:.Q18])" office:value-type="float" office:value="145">
            <text:p>145</text:p>
          </table:table-cell>
          <table:table-cell table:formula="of:=STDEVPA([.B18:.Q18])" office:value-type="float" office:value="95.8957767578948">
            <text:p>95,8957767579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28">
            <text:p>2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162">
            <text:p>162</text:p>
          </table:table-cell>
          <table:table-cell table:formula="of:=AVERAGE([.B19:.Q19])" office:value-type="float" office:value="90.625">
            <text:p>90,625</text:p>
          </table:table-cell>
          <table:table-cell table:formula="of:=STDEVPA([.B19:.Q19])" office:value-type="float" office:value="97.4697869855064">
            <text:p>97,4697869855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240">
            <text:p>240</text:p>
          </table:table-cell>
          <table:table-cell office:value-type="float" office:value="28">
            <text:p>28</text:p>
          </table:table-cell>
          <table:table-cell table:formula="of:=AVERAGE([.B20:.Q20])" office:value-type="float" office:value="45.875">
            <text:p>45,875</text:p>
          </table:table-cell>
          <table:table-cell table:formula="of:=STDEVPA([.B20:.Q20])" office:value-type="float" office:value="68.1376135111878">
            <text:p>68,1376135112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AVERAGE([.B21:.Q21])" office:value-type="float" office:value="20.875">
            <text:p>20,875</text:p>
          </table:table-cell>
          <table:table-cell table:formula="of:=STDEVPA([.B21:.Q21])" office:value-type="float" office:value="45.3650126749679">
            <text:p>45,365012675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AVERAGE([.B22:.Q22])" office:value-type="float" office:value="31.75">
            <text:p>31,75</text:p>
          </table:table-cell>
          <table:table-cell table:formula="of:=STDEVPA([.B22:.Q22])" office:value-type="float" office:value="68.7199934516877">
            <text:p>68,7199934517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AVERAGE([.B23:.Q23])" office:value-type="float" office:value="29.125">
            <text:p>29,125</text:p>
          </table:table-cell>
          <table:table-cell table:formula="of:=STDEVPA([.B23:.Q23])" office:value-type="float" office:value="64.2260412527504">
            <text:p>64,2260412528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">
            <text:p>226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AVERAGE([.B24:.Q24])" office:value-type="float" office:value="23.125">
            <text:p>23,125</text:p>
          </table:table-cell>
          <table:table-cell table:formula="of:=STDEVPA([.B24:.Q24])" office:value-type="float" office:value="56.4223747727796">
            <text:p>56,4223747728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88">
            <text:p>188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AVERAGE([.B25:.Q25])" office:value-type="float" office:value="16">
            <text:p>16</text:p>
          </table:table-cell>
          <table:table-cell table:formula="of:=STDEVPA([.B25:.Q25])" office:value-type="float" office:value="45.6234588780816">
            <text:p>45,6234588781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26:.Q26])" office:value-type="float" office:value="11.625">
            <text:p>11,625</text:p>
          </table:table-cell>
          <table:table-cell table:formula="of:=STDEVPA([.B26:.Q26])" office:value-type="float" office:value="36.4500943071482">
            <text:p>36,4500943071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27:.Q27])" office:value-type="float" office:value="9.25">
            <text:p>9,25</text:p>
          </table:table-cell>
          <table:table-cell table:formula="of:=STDEVPA([.B27:.Q27])" office:value-type="float" office:value="25.0387200152084">
            <text:p>25,0387200152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AVERAGE([.B28:.Q28])" office:value-type="float" office:value="11.625">
            <text:p>11,625</text:p>
          </table:table-cell>
          <table:table-cell table:formula="of:=STDEVPA([.B28:.Q28])" office:value-type="float" office:value="36.5938434029551">
            <text:p>36,593843403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44">
            <text:p>244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29:.Q29])" office:value-type="float" office:value="17.75">
            <text:p>17,75</text:p>
          </table:table-cell>
          <table:table-cell table:formula="of:=STDEVPA([.B29:.Q29])" office:value-type="float" office:value="58.7787163861206">
            <text:p>58,7787163861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8">
            <text:p>218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30:.Q30])" office:value-type="float" office:value="16.875">
            <text:p>16,875</text:p>
          </table:table-cell>
          <table:table-cell table:formula="of:=STDEVPA([.B30:.Q30])" office:value-type="float" office:value="52.9904177658565">
            <text:p>52,9904177659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AVERAGE([.B31:.Q31])" office:value-type="float" office:value="5.125">
            <text:p>5,125</text:p>
          </table:table-cell>
          <table:table-cell table:formula="of:=STDEVPA([.B31:.Q31])" office:value-type="float" office:value="13.2281659726509">
            <text:p>13,2281659727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AVERAGE([.B32:.Q32])" office:value-type="float" office:value="4.625">
            <text:p>4,625</text:p>
          </table:table-cell>
          <table:table-cell table:formula="of:=STDEVPA([.B32:.Q32])" office:value-type="float" office:value="11.6558729831789">
            <text:p>11,6558729832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AVERAGE([.B33:.Q33])" office:value-type="float" office:value="11.375">
            <text:p>11,375</text:p>
          </table:table-cell>
          <table:table-cell table:formula="of:=STDEVPA([.B33:.Q33])" office:value-type="float" office:value="34.0713864554996">
            <text:p>34,0713864555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6">
            <text:p>246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34:.Q34])" office:value-type="float" office:value="16.375">
            <text:p>16,375</text:p>
          </table:table-cell>
          <table:table-cell table:formula="of:=STDEVPA([.B34:.Q34])" office:value-type="float" office:value="59.3852622710383">
            <text:p>59,385262271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8">
            <text:p>21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AVERAGE([.B35:.Q35])" office:value-type="float" office:value="16">
            <text:p>16</text:p>
          </table:table-cell>
          <table:table-cell table:formula="of:=STDEVPA([.B35:.Q35])" office:value-type="float" office:value="52.4880938880428">
            <text:p>52,488093888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AVERAGE([.B36:.Q36])" office:value-type="float" office:value="9.875">
            <text:p>9,875</text:p>
          </table:table-cell>
          <table:table-cell table:formula="of:=STDEVPA([.B36:.Q36])" office:value-type="float" office:value="28.7094823185651">
            <text:p>28,7094823186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AVERAGE([.B37:.Q37])" office:value-type="float" office:value="5.625">
            <text:p>5,625</text:p>
          </table:table-cell>
          <table:table-cell table:formula="of:=STDEVPA([.B37:.Q37])" office:value-type="float" office:value="14.785444700786">
            <text:p>14,7854447008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38:.Q38])" office:value-type="float" office:value="6.625">
            <text:p>6,625</text:p>
          </table:table-cell>
          <table:table-cell table:formula="of:=STDEVPA([.B38:.Q38])" office:value-type="float" office:value="18.6643878817389">
            <text:p>18,6643878817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39:.Q39])" office:value-type="float" office:value="6.5">
            <text:p>6,5</text:p>
          </table:table-cell>
          <table:table-cell table:formula="of:=STDEVPA([.B39:.Q39])" office:value-type="float" office:value="17.1828402774396">
            <text:p>17,1828402774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40:.Q40])" office:value-type="float" office:value="5.375">
            <text:p>5,375</text:p>
          </table:table-cell>
          <table:table-cell table:formula="of:=STDEVPA([.B40:.Q40])" office:value-type="float" office:value="13.2611980982112">
            <text:p>13,2611980982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AVERAGE([.B41:.Q41])" office:value-type="float" office:value="2">
            <text:p>2</text:p>
          </table:table-cell>
          <table:table-cell table:formula="of:=STDEVPA([.B41:.Q41])" office:value-type="float" office:value="5.78791845139511">
            <text:p>5,7879184514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AVERAGE([.B42:.Q42])" office:value-type="float" office:value="1.5">
            <text:p>1,5</text:p>
          </table:table-cell>
          <table:table-cell table:formula="of:=STDEVPA([.B42:.Q42])" office:value-type="float" office:value="3.77491721763537">
            <text:p>3,7749172176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AVERAGE([.B43:.Q43])" office:value-type="float" office:value="3.25">
            <text:p>3,25</text:p>
          </table:table-cell>
          <table:table-cell table:formula="of:=STDEVPA([.B43:.Q43])" office:value-type="float" office:value="9.05193349511584">
            <text:p>9,0519334951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44:.Q44])" office:value-type="float" office:value="3.5">
            <text:p>3,5</text:p>
          </table:table-cell>
          <table:table-cell table:formula="of:=STDEVPA([.B44:.Q44])" office:value-type="float" office:value="11.2361025271221">
            <text:p>11,2361025271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45:.Q45])" office:value-type="float" office:value="2">
            <text:p>2</text:p>
          </table:table-cell>
          <table:table-cell table:formula="of:=STDEVPA([.B45:.Q45])" office:value-type="float" office:value="5.24404424085076">
            <text:p>5,2440442409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46:.Q46])" office:value-type="float" office:value="2.125">
            <text:p>2,125</text:p>
          </table:table-cell>
          <table:table-cell table:formula="of:=STDEVPA([.B46:.Q46])" office:value-type="float" office:value="6.14283118765281">
            <text:p>6,1428311877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AVERAGE([.B47:.Q47])" office:value-type="float" office:value="3.125">
            <text:p>3,125</text:p>
          </table:table-cell>
          <table:table-cell table:formula="of:=STDEVPA([.B47:.Q47])" office:value-type="float" office:value="8.18439826743543">
            <text:p>8,1843982674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48:.Q48])" office:value-type="float" office:value="2">
            <text:p>2</text:p>
          </table:table-cell>
          <table:table-cell table:formula="of:=STDEVPA([.B48:.Q48])" office:value-type="float" office:value="5.52268050859363">
            <text:p>5,5226805086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AVERAGE([.B49:.Q49])" office:value-type="float" office:value="3.25">
            <text:p>3,25</text:p>
          </table:table-cell>
          <table:table-cell table:formula="of:=STDEVPA([.B49:.Q49])" office:value-type="float" office:value="9.58840445538255">
            <text:p>9,5884044554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50:.Q50])" office:value-type="float" office:value="2.625">
            <text:p>2,625</text:p>
          </table:table-cell>
          <table:table-cell table:formula="of:=STDEVPA([.B50:.Q50])" office:value-type="float" office:value="8.2376801952977">
            <text:p>8,2376801953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51:.Q51])" office:value-type="float" office:value="3.625">
            <text:p>3,625</text:p>
          </table:table-cell>
          <table:table-cell table:formula="of:=STDEVPA([.B51:.Q51])" office:value-type="float" office:value="11.2075588332161">
            <text:p>11,2075588332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52:.Q52])" office:value-type="float" office:value="2.75">
            <text:p>2,75</text:p>
          </table:table-cell>
          <table:table-cell table:formula="of:=STDEVPA([.B52:.Q52])" office:value-type="float" office:value="7.44563630591772">
            <text:p>7,4456363059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AVERAGE([.B53:.Q53])" office:value-type="float" office:value="2.25">
            <text:p>2,25</text:p>
          </table:table-cell>
          <table:table-cell table:formula="of:=STDEVPA([.B53:.Q53])" office:value-type="float" office:value="6.92369121206311">
            <text:p>6,9236912121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54:.Q54])" office:value-type="float" office:value="2.5">
            <text:p>2,5</text:p>
          </table:table-cell>
          <table:table-cell table:formula="of:=STDEVPA([.B54:.Q54])" office:value-type="float" office:value="7.0178344238091">
            <text:p>7,0178344238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55:.Q55])" office:value-type="float" office:value="1.875">
            <text:p>1,875</text:p>
          </table:table-cell>
          <table:table-cell table:formula="of:=STDEVPA([.B55:.Q55])" office:value-type="float" office:value="6.76271949736199">
            <text:p>6,7627194974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AVERAGE([.B56:.Q56])" office:value-type="float" office:value="3.25">
            <text:p>3,25</text:p>
          </table:table-cell>
          <table:table-cell table:formula="of:=STDEVPA([.B56:.Q56])" office:value-type="float" office:value="10.1949742520518">
            <text:p>10,1949742521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table:number-columns-repeated="5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57:.Q57])" office:value-type="float" office:value="3.125">
            <text:p>3,125</text:p>
          </table:table-cell>
          <table:table-cell table:formula="of:=STDEVPA([.B57:.Q57])" office:value-type="float" office:value="10.6529045335063">
            <text:p>10,6529045335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58:.Q58])" office:value-type="float" office:value="2.375">
            <text:p>2,375</text:p>
          </table:table-cell>
          <table:table-cell table:formula="of:=STDEVPA([.B58:.Q58])" office:value-type="float" office:value="7.0433922934904">
            <text:p>7,0433922935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59:.Q59])" office:value-type="float" office:value="1.25">
            <text:p>1,25</text:p>
          </table:table-cell>
          <table:table-cell table:formula="of:=STDEVPA([.B59:.Q59])" office:value-type="float" office:value="3.59687364248454">
            <text:p>3,5968736425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60:.Q60])" office:value-type="float" office:value="1.625">
            <text:p>1,625</text:p>
          </table:table-cell>
          <table:table-cell table:formula="of:=STDEVPA([.B60:.Q60])" office:value-type="float" office:value="4.96078370824611">
            <text:p>4,9607837082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61:.Q61])" office:value-type="float" office:value="2.375">
            <text:p>2,375</text:p>
          </table:table-cell>
          <table:table-cell table:formula="of:=STDEVPA([.B61:.Q61])" office:value-type="float" office:value="7.78520230951001">
            <text:p>7,7852023095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62:.Q62])" office:value-type="float" office:value="3">
            <text:p>3</text:p>
          </table:table-cell>
          <table:table-cell table:formula="of:=STDEVPA([.B62:.Q62])" office:value-type="float" office:value="9.35414346693485">
            <text:p>9,3541434669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63:.Q63])" office:value-type="float" office:value="2.375">
            <text:p>2,375</text:p>
          </table:table-cell>
          <table:table-cell table:formula="of:=STDEVPA([.B63:.Q63])" office:value-type="float" office:value="7.78520230951001">
            <text:p>7,7852023095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AVERAGE([.B64:.Q64])" office:value-type="float" office:value="1.75">
            <text:p>1,75</text:p>
          </table:table-cell>
          <table:table-cell table:formula="of:=STDEVPA([.B64:.Q64])" office:value-type="float" office:value="4.6837484987988">
            <text:p>4,6837484988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65:.Q65])" office:value-type="float" office:value="2.125">
            <text:p>2,125</text:p>
          </table:table-cell>
          <table:table-cell table:formula="of:=STDEVPA([.B65:.Q65])" office:value-type="float" office:value="6.14283118765281">
            <text:p>6,1428311877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66:.Q66])" office:value-type="float" office:value="2.75">
            <text:p>2,75</text:p>
          </table:table-cell>
          <table:table-cell table:formula="of:=STDEVPA([.B66:.Q66])" office:value-type="float" office:value="8.42244026396151">
            <text:p>8,422440264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AVERAGE([.B67:.Q67])" office:value-type="float" office:value="1.625">
            <text:p>1,625</text:p>
          </table:table-cell>
          <table:table-cell table:formula="of:=STDEVPA([.B67:.Q67])" office:value-type="float" office:value="4.19635258289863">
            <text:p>4,1963525829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AVERAGE([.B68:.Q68])" office:value-type="float" office:value="2.5">
            <text:p>2,5</text:p>
          </table:table-cell>
          <table:table-cell table:formula="of:=STDEVPA([.B68:.Q68])" office:value-type="float" office:value="6.9462219947249">
            <text:p>6,9462219947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table:number-columns-repeated="5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69:.Q69])" office:value-type="float" office:value="2">
            <text:p>2</text:p>
          </table:table-cell>
          <table:table-cell table:formula="of:=STDEVPA([.B69:.Q69])" office:value-type="float" office:value="5.70087712549569">
            <text:p>5,7008771255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AVERAGE([.B70:.Q70])" office:value-type="float" office:value="3.25">
            <text:p>3,25</text:p>
          </table:table-cell>
          <table:table-cell table:formula="of:=STDEVPA([.B70:.Q70])" office:value-type="float" office:value="9.92156741649221">
            <text:p>9,9215674165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71:.Q71])" office:value-type="float" office:value="2.25">
            <text:p>2,25</text:p>
          </table:table-cell>
          <table:table-cell table:formula="of:=STDEVPA([.B71:.Q71])" office:value-type="float" office:value="7.31009575860672">
            <text:p>7,3100957586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72:.Q72])" office:value-type="float" office:value="2.375">
            <text:p>2,375</text:p>
          </table:table-cell>
          <table:table-cell table:formula="of:=STDEVPA([.B72:.Q72])" office:value-type="float" office:value="8.69536514471934">
            <text:p>8,6953651447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table:number-columns-repeated="5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73:.Q73])" office:value-type="float" office:value="3">
            <text:p>3</text:p>
          </table:table-cell>
          <table:table-cell table:formula="of:=STDEVPA([.B73:.Q73])" office:value-type="float" office:value="9.66953980290686">
            <text:p>9,6695398029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74:.Q74])" office:value-type="float" office:value="2.625">
            <text:p>2,625</text:p>
          </table:table-cell>
          <table:table-cell table:formula="of:=STDEVPA([.B74:.Q74])" office:value-type="float" office:value="7.47391296443837">
            <text:p>7,4739129644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75:.Q75])" office:value-type="float" office:value="2.25">
            <text:p>2,25</text:p>
          </table:table-cell>
          <table:table-cell table:formula="of:=STDEVPA([.B75:.Q75])" office:value-type="float" office:value="6.81450658521951">
            <text:p>6,8145065852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76:.Q76])" office:value-type="float" office:value="1.75">
            <text:p>1,75</text:p>
          </table:table-cell>
          <table:table-cell table:formula="of:=STDEVPA([.B76:.Q76])" office:value-type="float" office:value="4.9434299833213">
            <text:p>4,9434299833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AVERAGE([.B77:.Q77])" office:value-type="float" office:value="2.125">
            <text:p>2,125</text:p>
          </table:table-cell>
          <table:table-cell table:formula="of:=STDEVPA([.B77:.Q77])" office:value-type="float" office:value="6.34305722818264">
            <text:p>6,3430572282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78:.Q78])" office:value-type="float" office:value="2.5">
            <text:p>2,5</text:p>
          </table:table-cell>
          <table:table-cell table:formula="of:=STDEVPA([.B78:.Q78])" office:value-type="float" office:value="7.76208734813001">
            <text:p>7,7620873481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79:.Q79])" office:value-type="float" office:value="2.13333333333333">
            <text:p>2,1333333333</text:p>
          </table:table-cell>
          <table:table-cell table:formula="of:=STDEVPA([.B79:.Q79])" office:value-type="float" office:value="6.36396103067893">
            <text:p>6,3639610307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0:.Q80])" office:value-type="float" office:value="1.86666666666667">
            <text:p>1,8666666667</text:p>
          </table:table-cell>
          <table:table-cell table:formula="of:=STDEVPA([.B80:.Q80])" office:value-type="float" office:value="6.27992834354024">
            <text:p>6,2799283435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1:.Q81])" office:value-type="float" office:value="2.26666666666667">
            <text:p>2,2666666667</text:p>
          </table:table-cell>
          <table:table-cell table:formula="of:=STDEVPA([.B81:.Q81])" office:value-type="float" office:value="5.67753247458788">
            <text:p>5,6775324746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2:.Q82])" office:value-type="float" office:value="2.71428571428571">
            <text:p>2,7142857143</text:p>
          </table:table-cell>
          <table:table-cell table:formula="of:=STDEVPA([.B82:.Q82])" office:value-type="float" office:value="6.52758569457345">
            <text:p>6,5275856946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3:.Q83])" office:value-type="float" office:value="2.28571428571429">
            <text:p>2,2857142857</text:p>
          </table:table-cell>
          <table:table-cell table:formula="of:=STDEVPA([.B83:.Q83])" office:value-type="float" office:value="7.24568837309472">
            <text:p>7,2456883731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4:.Q84])" office:value-type="float" office:value="2.57142857142857">
            <text:p>2,5714285714</text:p>
          </table:table-cell>
          <table:table-cell table:formula="of:=STDEVPA([.B84:.Q84])" office:value-type="float" office:value="6.43719659479187">
            <text:p>6,4371965948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5:.Q85])" office:value-type="float" office:value="2.57142857142857">
            <text:p>2,5714285714</text:p>
          </table:table-cell>
          <table:table-cell table:formula="of:=STDEVPA([.B85:.Q85])" office:value-type="float" office:value="7.31009575860672">
            <text:p>7,3100957586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6:.Q86])" office:value-type="float" office:value="3">
            <text:p>3</text:p>
          </table:table-cell>
          <table:table-cell table:formula="of:=STDEVPA([.B86:.Q86])" office:value-type="float" office:value="8.73838514829828">
            <text:p>8,7383851483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7:.Q87])" office:value-type="float" office:value="2.42857142857143">
            <text:p>2,4285714286</text:p>
          </table:table-cell>
          <table:table-cell table:formula="of:=STDEVPA([.B87:.Q87])" office:value-type="float" office:value="5.63332716962187">
            <text:p>5,6333271696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8:.Q88])" office:value-type="float" office:value="2.42857142857143">
            <text:p>2,4285714286</text:p>
          </table:table-cell>
          <table:table-cell table:formula="of:=STDEVPA([.B88:.Q88])" office:value-type="float" office:value="5.97782360060917">
            <text:p>5,9778236006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89:.Q89])" office:value-type="float" office:value="2.76923076923077">
            <text:p>2,7692307692</text:p>
          </table:table-cell>
          <table:table-cell table:formula="of:=STDEVPA([.B89:.Q89])" office:value-type="float" office:value="7.31009575860672">
            <text:p>7,3100957586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0:.Q90])" office:value-type="float" office:value="3.23076923076923">
            <text:p>3,2307692308</text:p>
          </table:table-cell>
          <table:table-cell table:formula="of:=STDEVPA([.B90:.Q90])" office:value-type="float" office:value="8.68097776750983">
            <text:p>8,6809777675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1:.Q91])" office:value-type="float" office:value="2.16666666666667">
            <text:p>2,1666666667</text:p>
          </table:table-cell>
          <table:table-cell table:formula="of:=STDEVPA([.B91:.Q91])" office:value-type="float" office:value="4.31385848168435">
            <text:p>4,3138584817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2:.Q92])" office:value-type="float" office:value="3.66666666666667">
            <text:p>3,6666666667</text:p>
          </table:table-cell>
          <table:table-cell table:formula="of:=STDEVPA([.B92:.Q92])" office:value-type="float" office:value="10.1458119438515">
            <text:p>10,1458119439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3:.Q93])" office:value-type="float" office:value="1.5">
            <text:p>1,5</text:p>
          </table:table-cell>
          <table:table-cell table:formula="of:=STDEVPA([.B93:.Q93])" office:value-type="float" office:value="4.35710626448334">
            <text:p>4,3571062645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4:.Q94])" office:value-type="float" office:value="2.83333333333333">
            <text:p>2,8333333333</text:p>
          </table:table-cell>
          <table:table-cell table:formula="of:=STDEVPA([.B94:.Q94])" office:value-type="float" office:value="7.72880165355536">
            <text:p>7,7288016536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5:.Q95])" office:value-type="float" office:value="2.66666666666667">
            <text:p>2,6666666667</text:p>
          </table:table-cell>
          <table:table-cell table:formula="of:=STDEVPA([.B95:.Q95])" office:value-type="float" office:value="7.74596669241483">
            <text:p>7,7459666924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6:.Q96])" office:value-type="float" office:value="3">
            <text:p>3</text:p>
          </table:table-cell>
          <table:table-cell table:formula="of:=STDEVPA([.B96:.Q96])" office:value-type="float" office:value="8.21203385282842">
            <text:p>8,2120338528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7:.Q97])" office:value-type="float" office:value="4.18181818181818">
            <text:p>4,1818181818</text:p>
          </table:table-cell>
          <table:table-cell table:formula="of:=STDEVPA([.B97:.Q97])" office:value-type="float" office:value="11.1348271203463">
            <text:p>11,1348271203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8:.Q98])" office:value-type="float" office:value="2.54545454545455">
            <text:p>2,5454545455</text:p>
          </table:table-cell>
          <table:table-cell table:formula="of:=STDEVPA([.B98:.Q98])" office:value-type="float" office:value="6.27992834354024">
            <text:p>6,2799283435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99:.Q99])" office:value-type="float" office:value="1.8">
            <text:p>1,8</text:p>
          </table:table-cell>
          <table:table-cell table:formula="of:=STDEVPA([.B99:.Q99])" office:value-type="float" office:value="3.87096564180051">
            <text:p>3,8709656418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formula="of:=AVERAGE([.B100:.Q100])" office:value-type="float" office:value="4">
            <text:p>4</text:p>
          </table:table-cell>
          <table:table-cell table:formula="of:=STDEVPA([.B100:.Q100])" office:value-type="float" office:value="8.21203385282842">
            <text:p>8,2120338528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1:.Q101])" office:value-type="float" office:value="6.5">
            <text:p>6,5</text:p>
          </table:table-cell>
          <table:table-cell table:formula="of:=STDEVPA([.B101:.Q101])" office:value-type="float" office:value="12.0804594283496">
            <text:p>12,0804594283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2:.Q102])" office:value-type="float" office:value="4.57142857142857">
            <text:p>4,5714285714</text:p>
          </table:table-cell>
          <table:table-cell table:formula="of:=STDEVPA([.B102:.Q102])" office:value-type="float" office:value="7.74596669241483">
            <text:p>7,7459666924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3:.Q103])" office:value-type="float" office:value="5.14285714285714">
            <text:p>5,1428571429</text:p>
          </table:table-cell>
          <table:table-cell table:formula="of:=STDEVPA([.B103:.Q103])" office:value-type="float" office:value="8.71421252896669">
            <text:p>8,714212529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4:.Q104])" office:value-type="float" office:value="2.85714285714286">
            <text:p>2,8571428571</text:p>
          </table:table-cell>
          <table:table-cell table:formula="of:=STDEVPA([.B104:.Q104])" office:value-type="float" office:value="4.84122918275927">
            <text:p>4,8412291828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5:.Q105])" office:value-type="float" office:value="0">
            <text:p>0</text:p>
          </table:table-cell>
          <table:table-cell table:formula="of:=STDEVPA([.B105:.Q10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6:.Q106])" office:value-type="float" office:value="0.285714285714286">
            <text:p>0,2857142857</text:p>
          </table:table-cell>
          <table:table-cell table:formula="of:=STDEVPA([.B106:.Q106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7:.Q107])" office:value-type="float" office:value="0.333333333333333">
            <text:p>0,3333333333</text:p>
          </table:table-cell>
          <table:table-cell table:formula="of:=STDEVPA([.B107:.Q107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8:.Q108])" office:value-type="float" office:value="0">
            <text:p>0</text:p>
          </table:table-cell>
          <table:table-cell table:formula="of:=STDEVPA([.B108:.Q108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109:.Q109])" office:value-type="float" office:value="0.4">
            <text:p>0,4</text:p>
          </table:table-cell>
          <table:table-cell table:formula="of:=STDEVPA([.B109:.Q109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table:formula="of:=AVERAGE([.B110:.Q110])" office:value-type="float" office:value="0">
            <text:p>0</text:p>
          </table:table-cell>
          <table:table-cell table:formula="of:=STDEVPA([.B110:.Q11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table:formula="of:=AVERAGE([.B111:.Q111])" office:value-type="float" office:value="0">
            <text:p>0</text:p>
          </table:table-cell>
          <table:table-cell table:formula="of:=STDEVPA([.B111:.Q111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table:formula="of:=AVERAGE([.B112:.Q112])" office:value-type="float" office:value="0">
            <text:p>0</text:p>
          </table:table-cell>
          <table:table-cell table:formula="of:=STDEVPA([.B112:.Q112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-</text:p>
          </table:table-cell>
          <table:table-cell table:formula="of:=AVERAGE([.B113:.Q113])" office:value-type="float" office:value="1">
            <text:p>1</text:p>
          </table:table-cell>
          <table:table-cell table:formula="of:=STDEVPA([.B113:.Q113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table:number-columns-repeated="5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4:.Q114])" office:value-type="float" office:value="0">
            <text:p>0</text:p>
          </table:table-cell>
          <table:table-cell table:formula="of:=STDEVPA([.B114:.Q11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table:number-columns-repeated="5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5:.Q115])" office:value-type="float" office:value="0">
            <text:p>0</text:p>
          </table:table-cell>
          <table:table-cell table:formula="of:=STDEVPA([.B115:.Q11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5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6:.Q116])" office:value-type="float" office:value="0">
            <text:p>0</text:p>
          </table:table-cell>
          <table:table-cell table:formula="of:=STDEVPA([.B116:.Q11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5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7:.Q117])" office:value-type="float" office:value="0">
            <text:p>0</text:p>
          </table:table-cell>
          <table:table-cell table:formula="of:=STDEVPA([.B117:.Q11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6">
            <text:p>116</text:p>
          </table:table-cell>
          <table:table-cell table:number-columns-repeated="5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8:.Q118])" office:value-type="float" office:value="0">
            <text:p>0</text:p>
          </table:table-cell>
          <table:table-cell table:formula="of:=STDEVPA([.B118:.Q118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7">
            <text:p>117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-</text:p>
          </table:table-cell>
          <table:table-cell table:formula="of:=AVERAGE([.B119:.Q119])" office:value-type="float" office:value="1">
            <text:p>1</text:p>
          </table:table-cell>
          <table:table-cell table:formula="of:=STDEVPA([.B119:.Q119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18">
            <text:p>118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0" office:value-type="string">
            <text:p>-</text:p>
          </table:table-cell>
          <table:table-cell table:formula="of:=AVERAGE([.B120:.Q120])" office:value-type="float" office:value="0">
            <text:p>0</text:p>
          </table:table-cell>
          <table:table-cell table:formula="of:=STDEVPA([.B120:.Q12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9">
            <text:p>119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0" office:value-type="string">
            <text:p>-</text:p>
          </table:table-cell>
          <table:table-cell table:formula="of:=AVERAGE([.B121:.Q121])" office:value-type="float" office:value="0">
            <text:p>0</text:p>
          </table:table-cell>
          <table:table-cell table:formula="of:=STDEVPA([.B121:.Q121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20">
            <text:p>120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" office:value-type="string">
            <text:p>-</text:p>
          </table:table-cell>
          <table:table-cell table:formula="of:=AVERAGE([.B122:.Q122])" office:value-type="float" office:value="2">
            <text:p>2</text:p>
          </table:table-cell>
          <table:table-cell table:formula="of:=STDEVPA([.B122:.Q122])" office:value-type="float" office:value="0.484122918275927">
            <text:p>0,4841229183</text:p>
          </table:table-cell>
          <table:table-cell table:number-columns-repeated="1005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shapes>
          <draw:frame draw:z-index="0" draw:style-name="gr1" draw:text-style-name="P1" svg:width="15.999cm" svg:height="8.999cm" svg:x="20.386cm" svg:y="0.927cm">
            <draw:object draw:notify-on-update-of-ranges="Attacker.B1:Attacker.B1 Attacker.B2:Attacker.B119 Attacker.C1:Attacker.C1 Attacker.C2:Attacker.C119 Attacker.D1:Attacker.D1 Attacker.D2:Attacker.D119 Attacker.E1:Attacker.E1 Attacker.E2:Attacker.E119 Attacker.F1:Attacker.F1 Attacker.F2:Attacker.F119 Attacker.G1:Attacker.G1 Attacker.G2:Attacker.G119 Attacker.H1:Attacker.H1 Attacker.H2:Attacker.H119 Attacker.I1:Attacker.I1 Attacker.I2:Attacker.I119 Attacker.J1:Attacker.J1 Attacker.J2:Attacker.J119 Attacker.K1:Attacker.K1 Attacker.K2:Attacker.K119 Attacker.L1:Attacker.L1 Attacker.L2:Attacker.L119 Attacker.M1:Attacker.M1 Attacker.M2:Attacker.M119 Attacker.N1:Attacker.N1 Attacker.N2:Attacker.N119 Attacker.O1:Attacker.O1 Attacker.O2:Attacker.O119 Attacker.P1:Attacker.P1 Attacker.P2:Attacker.P119 Attacker.Q1:Attacker.Q1 Attacker.Q2:Attacker.Q1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4-215045-1.txt</text:p>
          </table:table-cell>
          <table:table-cell table:style-name="ce1" office:value-type="string">
            <text:p>stat-140324-215400-2.txt</text:p>
          </table:table-cell>
          <table:table-cell table:style-name="ce1" office:value-type="string">
            <text:p>stat-140324-215740-3.txt</text:p>
          </table:table-cell>
          <table:table-cell table:style-name="ce1" office:value-type="string">
            <text:p>stat-140324-220048-4.txt</text:p>
          </table:table-cell>
          <table:table-cell table:style-name="ce1" office:value-type="string">
            <text:p>stat-140324-220727-5.txt</text:p>
          </table:table-cell>
          <table:table-cell table:style-name="ce1" office:value-type="string">
            <text:p>stat-140324-221443-6.txt</text:p>
          </table:table-cell>
          <table:table-cell table:style-name="ce1" office:value-type="string">
            <text:p>stat-140324-221754-7.txt</text:p>
          </table:table-cell>
          <table:table-cell table:style-name="ce1" office:value-type="string">
            <text:p>stat-140324-222108-8.txt</text:p>
          </table:table-cell>
          <table:table-cell table:style-name="ce1" office:value-type="string">
            <text:p>stat-140324-222754-9.txt</text:p>
          </table:table-cell>
          <table:table-cell table:style-name="ce1" office:value-type="string">
            <text:p>stat-140324-223355-10.txt</text:p>
          </table:table-cell>
          <table:table-cell table:style-name="ce1" office:value-type="string">
            <text:p>stat-140324-224244-11.txt</text:p>
          </table:table-cell>
          <table:table-cell table:style-name="ce1" office:value-type="string">
            <text:p>stat-140324-224605-12.txt</text:p>
          </table:table-cell>
          <table:table-cell table:style-name="ce1" office:value-type="string">
            <text:p>stat-140324-224929-13.txt</text:p>
          </table:table-cell>
          <table:table-cell table:style-name="ce1" office:value-type="string">
            <text:p>stat-140326-131558-14.txt</text:p>
          </table:table-cell>
          <table:table-cell table:style-name="ce1" office:value-type="string">
            <text:p>stat-140326-131856-15.txt</text:p>
          </table:table-cell>
          <table:table-cell table:style-name="ce1" office:value-type="string">
            <text:p>stat-140326-132316-16.txt</text:p>
          </table:table-cell>
          <table:table-cell table:style-name="ce2" office:value-type="string">
            <text:p>Average Attacker</text:p>
          </table:table-cell>
          <table:table-cell table:style-name="ce2" office:value-type="string">
            <text:p>Standard Deviation – Attacker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2:.Q2])" office:value-type="float" office:value="2.25">
            <text:p>2,25</text:p>
          </table:table-cell>
          <table:table-cell table:formula="of:=STDEVPA([.B2:.Q2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AVERAGE([.B3:.Q3])" office:value-type="float" office:value="0.8125">
            <text:p>0,8125</text:p>
          </table:table-cell>
          <table:table-cell table:formula="of:=STDEVPA([.B3:.Q3])" office:value-type="float" office:value="1.42384821873681">
            <text:p>1,4238482187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4:.Q4])" office:value-type="float" office:value="0.875">
            <text:p>0,875</text:p>
          </table:table-cell>
          <table:table-cell table:formula="of:=STDEVPA([.B4:.Q4])" office:value-type="float" office:value="1.36358901432946">
            <text:p>1,3635890143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5:.Q5])" office:value-type="float" office:value="1.5625">
            <text:p>1,5625</text:p>
          </table:table-cell>
          <table:table-cell table:formula="of:=STDEVPA([.B5:.Q5])" office:value-type="float" office:value="0.933324032691755">
            <text:p>0,9333240327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AVERAGE([.B6:.Q6])" office:value-type="float" office:value="4.0625">
            <text:p>4,0625</text:p>
          </table:table-cell>
          <table:table-cell table:formula="of:=STDEVPA([.B6:.Q6])" office:value-type="float" office:value="2.33100702487144">
            <text:p>2,3310070249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AVERAGE([.B7:.Q7])" office:value-type="float" office:value="1.6875">
            <text:p>1,6875</text:p>
          </table:table-cell>
          <table:table-cell table:formula="of:=STDEVPA([.B7:.Q7])" office:value-type="float" office:value="1.2608900626145">
            <text:p>1,2608900626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8:.Q8])" office:value-type="float" office:value="1.25">
            <text:p>1,25</text:p>
          </table:table-cell>
          <table:table-cell table:formula="of:=STDEVPA([.B8:.Q8])" office:value-type="float" office:value="0.559016994374947">
            <text:p>0,5590169944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AVERAGE([.B9:.Q9])" office:value-type="float" office:value="0.875">
            <text:p>0,875</text:p>
          </table:table-cell>
          <table:table-cell table:formula="of:=STDEVPA([.B9:.Q9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10:.Q10])" office:value-type="float" office:value="0.3125">
            <text:p>0,3125</text:p>
          </table:table-cell>
          <table:table-cell table:formula="of:=STDEVPA([.B10:.Q10])" office:value-type="float" office:value="0.582961190818051">
            <text:p>0,5829611908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:.Q11])" office:value-type="float" office:value="1.125">
            <text:p>1,125</text:p>
          </table:table-cell>
          <table:table-cell table:formula="of:=STDEVPA([.B11:.Q11])" office:value-type="float" office:value="0.992156741649221">
            <text:p>0,9921567416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2:.Q12])" office:value-type="float" office:value="16.25">
            <text:p>16,25</text:p>
          </table:table-cell>
          <table:table-cell table:formula="of:=STDEVPA([.B12:.Q12])" office:value-type="float" office:value="42.2011551974588">
            <text:p>42,2011551975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table:number-columns-repeated="4" office:value-type="float" office:value="0">
            <text:p>0</text:p>
          </table:table-cell>
          <table:table-cell table:formula="of:=AVERAGE([.B13:.Q13])" office:value-type="float" office:value="32.5625">
            <text:p>32,5625</text:p>
          </table:table-cell>
          <table:table-cell table:formula="of:=STDEVPA([.B13:.Q13])" office:value-type="float" office:value="74.9582956966739">
            <text:p>74,9582956967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number-columns-repeated="4" office:value-type="float" office:value="0">
            <text:p>0</text:p>
          </table:table-cell>
          <table:table-cell table:formula="of:=AVERAGE([.B14:.Q14])" office:value-type="float" office:value="47.9375">
            <text:p>47,9375</text:p>
          </table:table-cell>
          <table:table-cell table:formula="of:=STDEVPA([.B14:.Q14])" office:value-type="float" office:value="89.6663738184499">
            <text:p>89,6663738185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35">
            <text:p>35</text:p>
          </table:table-cell>
          <table:table-cell office:value-type="float" office:value="233">
            <text:p>2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formula="of:=AVERAGE([.B15:.Q15])" office:value-type="float" office:value="67.125">
            <text:p>67,125</text:p>
          </table:table-cell>
          <table:table-cell table:formula="of:=STDEVPA([.B15:.Q15])" office:value-type="float" office:value="82.3952934032036">
            <text:p>82,3952934032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180">
            <text:p>180</text:p>
          </table:table-cell>
          <table:table-cell office:value-type="float" office:value="106">
            <text:p>106</text:p>
          </table:table-cell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223">
            <text:p>223</text:p>
          </table:table-cell>
          <table:table-cell office:value-type="float" office:value="207">
            <text:p>207</text:p>
          </table:table-cell>
          <table:table-cell office:value-type="float" office:value="236">
            <text:p>236</text:p>
          </table:table-cell>
          <table:table-cell office:value-type="float" office:value="203">
            <text:p>203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 office:value-type="float" office:value="241">
            <text:p>241</text:p>
          </table:table-cell>
          <table:table-cell table:formula="of:=AVERAGE([.B16:.Q16])" office:value-type="float" office:value="213.5625">
            <text:p>213,5625</text:p>
          </table:table-cell>
          <table:table-cell table:formula="of:=STDEVPA([.B16:.Q16])" office:value-type="float" office:value="38.0591131498095">
            <text:p>38,0591131498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106">
            <text:p>106</text:p>
          </table:table-cell>
          <table:table-cell office:value-type="float" office:value="197">
            <text:p>197</text:p>
          </table:table-cell>
          <table:table-cell office:value-type="float" office:value="192">
            <text:p>19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4">
            <text:p>254</text:p>
          </table:table-cell>
          <table:table-cell table:formula="of:=AVERAGE([.B17:.Q17])" office:value-type="float" office:value="201.5">
            <text:p>201,5</text:p>
          </table:table-cell>
          <table:table-cell table:formula="of:=STDEVPA([.B17:.Q17])" office:value-type="float" office:value="45.3458928680426">
            <text:p>45,345892868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float" office:value="215">
            <text:p>215</text:p>
          </table:table-cell>
          <table:table-cell office:value-type="float" office:value="156">
            <text:p>156</text:p>
          </table:table-cell>
          <table:table-cell office:value-type="float" office:value="201">
            <text:p>201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97">
            <text:p>197</text:p>
          </table:table-cell>
          <table:table-cell office:value-type="float" office:value="231">
            <text:p>231</text:p>
          </table:table-cell>
          <table:table-cell office:value-type="float" office:value="203">
            <text:p>203</text:p>
          </table:table-cell>
          <table:table-cell office:value-type="float" office:value="215">
            <text:p>215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formula="of:=AVERAGE([.B18:.Q18])" office:value-type="float" office:value="186.3125">
            <text:p>186,3125</text:p>
          </table:table-cell>
          <table:table-cell table:formula="of:=STDEVPA([.B18:.Q18])" office:value-type="float" office:value="51.0498760404959">
            <text:p>51,0498760405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2">
            <text:p>192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144">
            <text:p>144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19">
            <text:p>119</text:p>
          </table:table-cell>
          <table:table-cell office:value-type="float" office:value="168">
            <text:p>168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 table:formula="of:=AVERAGE([.B19:.Q19])" office:value-type="float" office:value="150.8125">
            <text:p>150,8125</text:p>
          </table:table-cell>
          <table:table-cell table:formula="of:=STDEVPA([.B19:.Q19])" office:value-type="float" office:value="51.4929834419215">
            <text:p>51,4929834419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62">
            <text:p>162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65">
            <text:p>165</text:p>
          </table:table-cell>
          <table:table-cell office:value-type="float" office:value="211">
            <text:p>211</text:p>
          </table:table-cell>
          <table:table-cell office:value-type="float" office:value="174">
            <text:p>174</text:p>
          </table:table-cell>
          <table:table-cell table:formula="of:=AVERAGE([.B20:.Q20])" office:value-type="float" office:value="129.4375">
            <text:p>129,4375</text:p>
          </table:table-cell>
          <table:table-cell table:formula="of:=STDEVPA([.B20:.Q20])" office:value-type="float" office:value="30.105997637514">
            <text:p>30,1059976375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83">
            <text:p>183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formula="of:=AVERAGE([.B21:.Q21])" office:value-type="float" office:value="123.75">
            <text:p>123,75</text:p>
          </table:table-cell>
          <table:table-cell table:formula="of:=STDEVPA([.B21:.Q21])" office:value-type="float" office:value="19.6834321194247">
            <text:p>19,6834321194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4">
            <text:p>214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211">
            <text:p>211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formula="of:=AVERAGE([.B22:.Q22])" office:value-type="float" office:value="132.6875">
            <text:p>132,6875</text:p>
          </table:table-cell>
          <table:table-cell table:formula="of:=STDEVPA([.B22:.Q22])" office:value-type="float" office:value="32.2910954250549">
            <text:p>32,2910954251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203">
            <text:p>203</text:p>
          </table:table-cell>
          <table:table-cell office:value-type="float" office:value="96">
            <text:p>96</text:p>
          </table:table-cell>
          <table:table-cell office:value-type="float" office:value="129">
            <text:p>12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table:formula="of:=AVERAGE([.B23:.Q23])" office:value-type="float" office:value="130.625">
            <text:p>130,625</text:p>
          </table:table-cell>
          <table:table-cell table:formula="of:=STDEVPA([.B23:.Q23])" office:value-type="float" office:value="34.1958970492075">
            <text:p>34,1958970492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9">
            <text:p>229</text:p>
          </table:table-cell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48">
            <text:p>148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145">
            <text:p>145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table:formula="of:=AVERAGE([.B24:.Q24])" office:value-type="float" office:value="129.1875">
            <text:p>129,1875</text:p>
          </table:table-cell>
          <table:table-cell table:formula="of:=STDEVPA([.B24:.Q24])" office:value-type="float" office:value="29.131638192007">
            <text:p>29,131638192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7">
            <text:p>207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37">
            <text:p>137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table:formula="of:=AVERAGE([.B25:.Q25])" office:value-type="float" office:value="123.9375">
            <text:p>123,9375</text:p>
          </table:table-cell>
          <table:table-cell table:formula="of:=STDEVPA([.B25:.Q25])" office:value-type="float" office:value="23.7235872867069">
            <text:p>23,7235872867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1">
            <text:p>121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office:value-type="float" office:value="127">
            <text:p>127</text:p>
          </table:table-cell>
          <table:table-cell office:value-type="float" office:value="135">
            <text:p>135</text:p>
          </table:table-cell>
          <table:table-cell table:formula="of:=AVERAGE([.B26:.Q26])" office:value-type="float" office:value="117.5625">
            <text:p>117,5625</text:p>
          </table:table-cell>
          <table:table-cell table:formula="of:=STDEVPA([.B26:.Q26])" office:value-type="float" office:value="13.5322242720848">
            <text:p>13,5322242721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74">
            <text:p>174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table:formula="of:=AVERAGE([.B27:.Q27])" office:value-type="float" office:value="120.125">
            <text:p>120,125</text:p>
          </table:table-cell>
          <table:table-cell table:formula="of:=STDEVPA([.B27:.Q27])" office:value-type="float" office:value="17.6347490767518">
            <text:p>17,6347490768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7">
            <text:p>167</text:p>
          </table:table-cell>
          <table:table-cell office:value-type="float" office:value="92">
            <text:p>92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  <table:table-cell table:formula="of:=AVERAGE([.B28:.Q28])" office:value-type="float" office:value="116.9375">
            <text:p>116,9375</text:p>
          </table:table-cell>
          <table:table-cell table:formula="of:=STDEVPA([.B28:.Q28])" office:value-type="float" office:value="17.5693936648366">
            <text:p>17,5693936648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44">
            <text:p>244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table:formula="of:=AVERAGE([.B29:.Q29])" office:value-type="float" office:value="123.9375">
            <text:p>123,9375</text:p>
          </table:table-cell>
          <table:table-cell table:formula="of:=STDEVPA([.B29:.Q29])" office:value-type="float" office:value="33.1029997696583">
            <text:p>33,1029997697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1">
            <text:p>221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38">
            <text:p>138</text:p>
          </table:table-cell>
          <table:table-cell office:value-type="float" office:value="129">
            <text:p>129</text:p>
          </table:table-cell>
          <table:table-cell office:value-type="float" office:value="142">
            <text:p>142</text:p>
          </table:table-cell>
          <table:table-cell table:formula="of:=AVERAGE([.B30:.Q30])" office:value-type="float" office:value="126">
            <text:p>126</text:p>
          </table:table-cell>
          <table:table-cell table:formula="of:=STDEVPA([.B30:.Q30])" office:value-type="float" office:value="26.7931894331377">
            <text:p>26,7931894331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29">
            <text:p>129</text:p>
          </table:table-cell>
          <table:table-cell office:value-type="float" office:value="150">
            <text:p>150</text:p>
          </table:table-cell>
          <table:table-cell table:formula="of:=AVERAGE([.B31:.Q31])" office:value-type="float" office:value="123">
            <text:p>123</text:p>
          </table:table-cell>
          <table:table-cell table:formula="of:=STDEVPA([.B31:.Q31])" office:value-type="float" office:value="11.1523540115977">
            <text:p>11,1523540116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4">
            <text:p>144</text:p>
          </table:table-cell>
          <table:table-cell table:formula="of:=AVERAGE([.B32:.Q32])" office:value-type="float" office:value="123.6875">
            <text:p>123,6875</text:p>
          </table:table-cell>
          <table:table-cell table:formula="of:=STDEVPA([.B32:.Q32])" office:value-type="float" office:value="11.8570588153218">
            <text:p>11,8570588153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table:formula="of:=AVERAGE([.B33:.Q33])" office:value-type="float" office:value="125.625">
            <text:p>125,625</text:p>
          </table:table-cell>
          <table:table-cell table:formula="of:=STDEVPA([.B33:.Q33])" office:value-type="float" office:value="15.6799035392441">
            <text:p>15,6799035392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3">
            <text:p>243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43">
            <text:p>143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table:formula="of:=AVERAGE([.B34:.Q34])" office:value-type="float" office:value="128.625">
            <text:p>128,625</text:p>
          </table:table-cell>
          <table:table-cell table:formula="of:=STDEVPA([.B34:.Q34])" office:value-type="float" office:value="31.575059382367">
            <text:p>31,5750593824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44">
            <text:p>144</text:p>
          </table:table-cell>
          <table:table-cell table:formula="of:=AVERAGE([.B35:.Q35])" office:value-type="float" office:value="127.25">
            <text:p>127,25</text:p>
          </table:table-cell>
          <table:table-cell table:formula="of:=STDEVPA([.B35:.Q35])" office:value-type="float" office:value="26.1187193407334">
            <text:p>26,1187193407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105">
            <text:p>105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1">
            <text:p>131</text:p>
          </table:table-cell>
          <table:table-cell table:formula="of:=AVERAGE([.B36:.Q36])" office:value-type="float" office:value="120.3125">
            <text:p>120,3125</text:p>
          </table:table-cell>
          <table:table-cell table:formula="of:=STDEVPA([.B36:.Q36])" office:value-type="float" office:value="14.8227812420612">
            <text:p>14,8227812421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09">
            <text:p>109</text:p>
          </table:table-cell>
          <table:table-cell office:value-type="float" office:value="142">
            <text:p>142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table:formula="of:=AVERAGE([.B37:.Q37])" office:value-type="float" office:value="120.1875">
            <text:p>120,1875</text:p>
          </table:table-cell>
          <table:table-cell table:formula="of:=STDEVPA([.B37:.Q37])" office:value-type="float" office:value="9.25485514473349">
            <text:p>9,2548551447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49">
            <text:p>149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table:formula="of:=AVERAGE([.B38:.Q38])" office:value-type="float" office:value="122.8125">
            <text:p>122,8125</text:p>
          </table:table-cell>
          <table:table-cell table:formula="of:=STDEVPA([.B38:.Q38])" office:value-type="float" office:value="13.5564502636199">
            <text:p>13,5564502636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9">
            <text:p>159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39:.Q39])" office:value-type="float" office:value="126.1875">
            <text:p>126,1875</text:p>
          </table:table-cell>
          <table:table-cell table:formula="of:=STDEVPA([.B39:.Q39])" office:value-type="float" office:value="15.4887812222266">
            <text:p>15,4887812222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1">
            <text:p>141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table:formula="of:=AVERAGE([.B40:.Q40])" office:value-type="float" office:value="126.125">
            <text:p>126,125</text:p>
          </table:table-cell>
          <table:table-cell table:formula="of:=STDEVPA([.B40:.Q40])" office:value-type="float" office:value="12.1700195151857">
            <text:p>12,1700195152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127">
            <text:p>127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table:formula="of:=AVERAGE([.B41:.Q41])" office:value-type="float" office:value="122.125">
            <text:p>122,125</text:p>
          </table:table-cell>
          <table:table-cell table:formula="of:=STDEVPA([.B41:.Q41])" office:value-type="float" office:value="11.0163231161763">
            <text:p>11,0163231162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AVERAGE([.B42:.Q42])" office:value-type="float" office:value="121.25">
            <text:p>121,25</text:p>
          </table:table-cell>
          <table:table-cell table:formula="of:=STDEVPA([.B42:.Q42])" office:value-type="float" office:value="9.25675429078681">
            <text:p>9,2567542908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1">
            <text:p>12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formula="of:=AVERAGE([.B43:.Q43])" office:value-type="float" office:value="121.9375">
            <text:p>121,9375</text:p>
          </table:table-cell>
          <table:table-cell table:formula="of:=STDEVPA([.B43:.Q43])" office:value-type="float" office:value="10.8712277940442">
            <text:p>10,871227794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35">
            <text:p>135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table:formula="of:=AVERAGE([.B44:.Q44])" office:value-type="float" office:value="124.4375">
            <text:p>124,4375</text:p>
          </table:table-cell>
          <table:table-cell table:formula="of:=STDEVPA([.B44:.Q44])" office:value-type="float" office:value="10.8164732584147">
            <text:p>10,8164732584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formula="of:=AVERAGE([.B45:.Q45])" office:value-type="float" office:value="123.375">
            <text:p>123,375</text:p>
          </table:table-cell>
          <table:table-cell table:formula="of:=STDEVPA([.B45:.Q45])" office:value-type="float" office:value="12.2417063761552">
            <text:p>12,2417063762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33">
            <text:p>133</text:p>
          </table:table-cell>
          <table:table-cell table:formula="of:=AVERAGE([.B46:.Q46])" office:value-type="float" office:value="121.625">
            <text:p>121,625</text:p>
          </table:table-cell>
          <table:table-cell table:formula="of:=STDEVPA([.B46:.Q46])" office:value-type="float" office:value="13.2376121336138">
            <text:p>13,2376121336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145">
            <text:p>145</text:p>
          </table:table-cell>
          <table:table-cell office:value-type="float" office:value="134">
            <text:p>134</text:p>
          </table:table-cell>
          <table:table-cell table:formula="of:=AVERAGE([.B47:.Q47])" office:value-type="float" office:value="118.375">
            <text:p>118,375</text:p>
          </table:table-cell>
          <table:table-cell table:formula="of:=STDEVPA([.B47:.Q47])" office:value-type="float" office:value="19.6877976167981">
            <text:p>19,6877976168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table:formula="of:=AVERAGE([.B48:.Q48])" office:value-type="float" office:value="125.625">
            <text:p>125,625</text:p>
          </table:table-cell>
          <table:table-cell table:formula="of:=STDEVPA([.B48:.Q48])" office:value-type="float" office:value="11.9628330674636">
            <text:p>11,9628330675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7">
            <text:p>147</text:p>
          </table:table-cell>
          <table:table-cell table:formula="of:=AVERAGE([.B49:.Q49])" office:value-type="float" office:value="127.1875">
            <text:p>127,1875</text:p>
          </table:table-cell>
          <table:table-cell table:formula="of:=STDEVPA([.B49:.Q49])" office:value-type="float" office:value="11.9437156592913">
            <text:p>11,9437156593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 office:value-type="float" office:value="104">
            <text:p>104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table:formula="of:=AVERAGE([.B50:.Q50])" office:value-type="float" office:value="126.375">
            <text:p>126,375</text:p>
          </table:table-cell>
          <table:table-cell table:formula="of:=STDEVPA([.B50:.Q50])" office:value-type="float" office:value="13.176091036419">
            <text:p>13,1760910364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formula="of:=AVERAGE([.B51:.Q51])" office:value-type="float" office:value="126.375">
            <text:p>126,375</text:p>
          </table:table-cell>
          <table:table-cell table:formula="of:=STDEVPA([.B51:.Q51])" office:value-type="float" office:value="13.9053721633044">
            <text:p>13,9053721633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office:value-type="float" office:value="109">
            <text:p>109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table:formula="of:=AVERAGE([.B52:.Q52])" office:value-type="float" office:value="125.8125">
            <text:p>125,8125</text:p>
          </table:table-cell>
          <table:table-cell table:formula="of:=STDEVPA([.B52:.Q52])" office:value-type="float" office:value="12.1820500635156">
            <text:p>12,1820500635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129">
            <text:p>129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5">
            <text:p>145</text:p>
          </table:table-cell>
          <table:table-cell table:formula="of:=AVERAGE([.B53:.Q53])" office:value-type="float" office:value="125.125">
            <text:p>125,125</text:p>
          </table:table-cell>
          <table:table-cell table:formula="of:=STDEVPA([.B53:.Q53])" office:value-type="float" office:value="13.1142813375343">
            <text:p>13,1142813375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3">
            <text:p>143</text:p>
          </table:table-cell>
          <table:table-cell table:formula="of:=AVERAGE([.B54:.Q54])" office:value-type="float" office:value="124.8125">
            <text:p>124,8125</text:p>
          </table:table-cell>
          <table:table-cell table:formula="of:=STDEVPA([.B54:.Q54])" office:value-type="float" office:value="11.6523535712748">
            <text:p>11,6523535713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table:number-columns-repeated="3" office:value-type="float" office:value="147">
            <text:p>147</text:p>
          </table:table-cell>
          <table:table-cell table:formula="of:=AVERAGE([.B55:.Q55])" office:value-type="float" office:value="126.0625">
            <text:p>126,0625</text:p>
          </table:table-cell>
          <table:table-cell table:formula="of:=STDEVPA([.B55:.Q55])" office:value-type="float" office:value="12.188461500534">
            <text:p>12,1884615005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table:formula="of:=AVERAGE([.B56:.Q56])" office:value-type="float" office:value="126.25">
            <text:p>126,25</text:p>
          </table:table-cell>
          <table:table-cell table:formula="of:=STDEVPA([.B56:.Q56])" office:value-type="float" office:value="13.9216557923259">
            <text:p>13,9216557923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27">
            <text:p>12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49">
            <text:p>149</text:p>
          </table:table-cell>
          <table:table-cell table:formula="of:=AVERAGE([.B57:.Q57])" office:value-type="float" office:value="128">
            <text:p>128</text:p>
          </table:table-cell>
          <table:table-cell table:formula="of:=STDEVPA([.B57:.Q57])" office:value-type="float" office:value="13.8067012714841">
            <text:p>13,8067012715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table:formula="of:=AVERAGE([.B58:.Q58])" office:value-type="float" office:value="127.9375">
            <text:p>127,9375</text:p>
          </table:table-cell>
          <table:table-cell table:formula="of:=STDEVPA([.B58:.Q58])" office:value-type="float" office:value="12.6068867588315">
            <text:p>12,6068867588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table:formula="of:=AVERAGE([.B59:.Q59])" office:value-type="float" office:value="128.0625">
            <text:p>128,0625</text:p>
          </table:table-cell>
          <table:table-cell table:formula="of:=STDEVPA([.B59:.Q59])" office:value-type="float" office:value="8.91956241919972">
            <text:p>8,9195624192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table:formula="of:=AVERAGE([.B60:.Q60])" office:value-type="float" office:value="128.0625">
            <text:p>128,0625</text:p>
          </table:table-cell>
          <table:table-cell table:formula="of:=STDEVPA([.B60:.Q60])" office:value-type="float" office:value="11.7232074855818">
            <text:p>11,7232074856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AVERAGE([.B61:.Q61])" office:value-type="float" office:value="127.4375">
            <text:p>127,4375</text:p>
          </table:table-cell>
          <table:table-cell table:formula="of:=STDEVPA([.B61:.Q61])" office:value-type="float" office:value="8.91605819574996">
            <text:p>8,9160581957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38">
            <text:p>138</text:p>
          </table:table-cell>
          <table:table-cell table:formula="of:=AVERAGE([.B62:.Q62])" office:value-type="float" office:value="128.6875">
            <text:p>128,6875</text:p>
          </table:table-cell>
          <table:table-cell table:formula="of:=STDEVPA([.B62:.Q62])" office:value-type="float" office:value="10.1286644603324">
            <text:p>10,1286644603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39">
            <text:p>139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table:formula="of:=AVERAGE([.B63:.Q63])" office:value-type="float" office:value="130.3125">
            <text:p>130,3125</text:p>
          </table:table-cell>
          <table:table-cell table:formula="of:=STDEVPA([.B63:.Q63])" office:value-type="float" office:value="9.74499070035472">
            <text:p>9,7449907004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formula="of:=AVERAGE([.B64:.Q64])" office:value-type="float" office:value="128.625">
            <text:p>128,625</text:p>
          </table:table-cell>
          <table:table-cell table:formula="of:=STDEVPA([.B64:.Q64])" office:value-type="float" office:value="13.5963000481749">
            <text:p>13,5963000482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formula="of:=AVERAGE([.B65:.Q65])" office:value-type="float" office:value="129.5625">
            <text:p>129,5625</text:p>
          </table:table-cell>
          <table:table-cell table:formula="of:=STDEVPA([.B65:.Q65])" office:value-type="float" office:value="12.5845577494801">
            <text:p>12,5845577495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formula="of:=AVERAGE([.B66:.Q66])" office:value-type="float" office:value="129.8125">
            <text:p>129,8125</text:p>
          </table:table-cell>
          <table:table-cell table:formula="of:=STDEVPA([.B66:.Q66])" office:value-type="float" office:value="12.0115504307312">
            <text:p>12,0115504307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6">
            <text:p>146</text:p>
          </table:table-cell>
          <table:table-cell table:formula="of:=AVERAGE([.B67:.Q67])" office:value-type="float" office:value="129.3125">
            <text:p>129,3125</text:p>
          </table:table-cell>
          <table:table-cell table:formula="of:=STDEVPA([.B67:.Q67])" office:value-type="float" office:value="13.0418497058508">
            <text:p>13,0418497059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formula="of:=AVERAGE([.B68:.Q68])" office:value-type="float" office:value="132.6875">
            <text:p>132,6875</text:p>
          </table:table-cell>
          <table:table-cell table:formula="of:=STDEVPA([.B68:.Q68])" office:value-type="float" office:value="10.7454568888438">
            <text:p>10,7454568888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9">
            <text:p>149</text:p>
          </table:table-cell>
          <table:table-cell table:formula="of:=AVERAGE([.B69:.Q69])" office:value-type="float" office:value="130.9375">
            <text:p>130,9375</text:p>
          </table:table-cell>
          <table:table-cell table:formula="of:=STDEVPA([.B69:.Q69])" office:value-type="float" office:value="11.1269310121884">
            <text:p>11,1269310122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table:formula="of:=AVERAGE([.B70:.Q70])" office:value-type="float" office:value="133">
            <text:p>133</text:p>
          </table:table-cell>
          <table:table-cell table:formula="of:=STDEVPA([.B70:.Q70])" office:value-type="float" office:value="11.6404467268228">
            <text:p>11,6404467268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table:formula="of:=AVERAGE([.B71:.Q71])" office:value-type="float" office:value="131.5625">
            <text:p>131,5625</text:p>
          </table:table-cell>
          <table:table-cell table:formula="of:=STDEVPA([.B71:.Q71])" office:value-type="float" office:value="10.0683212975153">
            <text:p>10,0683212975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formula="of:=AVERAGE([.B72:.Q72])" office:value-type="float" office:value="132.25">
            <text:p>132,25</text:p>
          </table:table-cell>
          <table:table-cell table:formula="of:=STDEVPA([.B72:.Q72])" office:value-type="float" office:value="11.3660679216693">
            <text:p>11,3660679217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7">
            <text:p>117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table:formula="of:=AVERAGE([.B73:.Q73])" office:value-type="float" office:value="130.6875">
            <text:p>130,6875</text:p>
          </table:table-cell>
          <table:table-cell table:formula="of:=STDEVPA([.B73:.Q73])" office:value-type="float" office:value="13.2793013276302">
            <text:p>13,2793013276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7">
            <text:p>127</text:p>
          </table:table-cell>
          <table:table-cell office:value-type="float" office:value="135">
            <text:p>135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formula="of:=AVERAGE([.B74:.Q74])" office:value-type="float" office:value="132.25">
            <text:p>132,25</text:p>
          </table:table-cell>
          <table:table-cell table:formula="of:=STDEVPA([.B74:.Q74])" office:value-type="float" office:value="9.27698765763974">
            <text:p>9,2769876576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table:formula="of:=AVERAGE([.B75:.Q75])" office:value-type="float" office:value="134.625">
            <text:p>134,625</text:p>
          </table:table-cell>
          <table:table-cell table:formula="of:=STDEVPA([.B75:.Q75])" office:value-type="float" office:value="9.27951372648373">
            <text:p>9,2795137265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table:formula="of:=AVERAGE([.B76:.Q76])" office:value-type="float" office:value="132.75">
            <text:p>132,75</text:p>
          </table:table-cell>
          <table:table-cell table:formula="of:=STDEVPA([.B76:.Q76])" office:value-type="float" office:value="11.5135789396695">
            <text:p>11,5135789397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33">
            <text:p>133</text:p>
          </table:table-cell>
          <table:table-cell office:value-type="float" office:value="105">
            <text:p>105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table:formula="of:=AVERAGE([.B77:.Q77])" office:value-type="float" office:value="133.5625">
            <text:p>133,5625</text:p>
          </table:table-cell>
          <table:table-cell table:formula="of:=STDEVPA([.B77:.Q77])" office:value-type="float" office:value="11.4617229834785">
            <text:p>11,4617229835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23">
            <text:p>123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formula="of:=AVERAGE([.B78:.Q78])" office:value-type="float" office:value="134.875">
            <text:p>134,875</text:p>
          </table:table-cell>
          <table:table-cell table:formula="of:=STDEVPA([.B78:.Q78])" office:value-type="float" office:value="7.43198324809737">
            <text:p>7,4319832481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formula="of:=AVERAGE([.B79:.Q79])" office:value-type="float" office:value="137.75">
            <text:p>137,75</text:p>
          </table:table-cell>
          <table:table-cell table:formula="of:=STDEVPA([.B79:.Q79])" office:value-type="float" office:value="7.77415590273311">
            <text:p>7,7741559027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table:formula="of:=AVERAGE([.B80:.Q80])" office:value-type="float" office:value="138.125">
            <text:p>138,125</text:p>
          </table:table-cell>
          <table:table-cell table:formula="of:=STDEVPA([.B80:.Q80])" office:value-type="float" office:value="10.3614369177253">
            <text:p>10,3614369177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table:formula="of:=AVERAGE([.B81:.Q81])" office:value-type="float" office:value="134.9375">
            <text:p>134,9375</text:p>
          </table:table-cell>
          <table:table-cell table:formula="of:=STDEVPA([.B81:.Q81])" office:value-type="float" office:value="9.20236892055519">
            <text:p>9,2023689206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57">
            <text:p>157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table:formula="of:=AVERAGE([.B82:.Q82])" office:value-type="float" office:value="134.0625">
            <text:p>134,0625</text:p>
          </table:table-cell>
          <table:table-cell table:formula="of:=STDEVPA([.B82:.Q82])" office:value-type="float" office:value="9.97163947152122">
            <text:p>9,9716394715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table:formula="of:=AVERAGE([.B83:.Q83])" office:value-type="float" office:value="136">
            <text:p>136</text:p>
          </table:table-cell>
          <table:table-cell table:formula="of:=STDEVPA([.B83:.Q83])" office:value-type="float" office:value="10.7412755294704">
            <text:p>10,7412755295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formula="of:=AVERAGE([.B84:.Q84])" office:value-type="float" office:value="135.1875">
            <text:p>135,1875</text:p>
          </table:table-cell>
          <table:table-cell table:formula="of:=STDEVPA([.B84:.Q84])" office:value-type="float" office:value="8.7336901565146">
            <text:p>8,7336901565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9">
            <text:p>129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table:formula="of:=AVERAGE([.B85:.Q85])" office:value-type="float" office:value="128.5">
            <text:p>128,5</text:p>
          </table:table-cell>
          <table:table-cell table:formula="of:=STDEVPA([.B85:.Q85])" office:value-type="float" office:value="30.6186217847897">
            <text:p>30,6186217848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AVERAGE([.B86:.Q86])" office:value-type="float" office:value="112.625">
            <text:p>112,625</text:p>
          </table:table-cell>
          <table:table-cell table:formula="of:=STDEVPA([.B86:.Q86])" office:value-type="float" office:value="47.7164476360091">
            <text:p>47,716447636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table:formula="of:=AVERAGE([.B87:.Q87])" office:value-type="float" office:value="107.25">
            <text:p>107,25</text:p>
          </table:table-cell>
          <table:table-cell table:formula="of:=STDEVPA([.B87:.Q87])" office:value-type="float" office:value="51.8549660109811">
            <text:p>51,854966011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37">
            <text:p>137</text:p>
          </table:table-cell>
          <table:table-cell table:number-columns-repeated="3" office:value-type="float" office:value="0">
            <text:p>0</text:p>
          </table:table-cell>
          <table:table-cell table:formula="of:=AVERAGE([.B88:.Q88])" office:value-type="float" office:value="107">
            <text:p>107</text:p>
          </table:table-cell>
          <table:table-cell table:formula="of:=STDEVPA([.B88:.Q88])" office:value-type="float" office:value="51.8881007553755">
            <text:p>51,8881007554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8">
            <text:p>138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table:number-columns-repeated="3" office:value-type="float" office:value="0">
            <text:p>0</text:p>
          </table:table-cell>
          <table:table-cell table:formula="of:=AVERAGE([.B89:.Q89])" office:value-type="float" office:value="106.4375">
            <text:p>106,4375</text:p>
          </table:table-cell>
          <table:table-cell table:formula="of:=STDEVPA([.B89:.Q89])" office:value-type="float" office:value="51.6272320946029">
            <text:p>51,6272320946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formula="of:=AVERAGE([.B90:.Q90])" office:value-type="float" office:value="107.125">
            <text:p>107,125</text:p>
          </table:table-cell>
          <table:table-cell table:formula="of:=STDEVPA([.B90:.Q90])" office:value-type="float" office:value="51.723876256522">
            <text:p>51,7238762565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formula="of:=AVERAGE([.B91:.Q91])" office:value-type="float" office:value="103.3125">
            <text:p>103,3125</text:p>
          </table:table-cell>
          <table:table-cell table:formula="of:=STDEVPA([.B91:.Q91])" office:value-type="float" office:value="50.9972042738619">
            <text:p>50,9972042739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131">
            <text:p>131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table:formula="of:=AVERAGE([.B92:.Q92])" office:value-type="float" office:value="94.6875">
            <text:p>94,6875</text:p>
          </table:table-cell>
          <table:table-cell table:formula="of:=STDEVPA([.B92:.Q92])" office:value-type="float" office:value="55.5717090231172">
            <text:p>55,5717090231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formula="of:=AVERAGE([.B93:.Q93])" office:value-type="float" office:value="90.5">
            <text:p>90,5</text:p>
          </table:table-cell>
          <table:table-cell table:formula="of:=STDEVPA([.B93:.Q93])" office:value-type="float" office:value="61.2811145460002">
            <text:p>61,281114546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1">
            <text:p>141</text:p>
          </table:table-cell>
          <table:table-cell office:value-type="float" office:value="131">
            <text:p>131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table:formula="of:=AVERAGE([.B94:.Q94])" office:value-type="float" office:value="76.5625">
            <text:p>76,5625</text:p>
          </table:table-cell>
          <table:table-cell table:formula="of:=STDEVPA([.B94:.Q94])" office:value-type="float" office:value="62.8042283110779">
            <text:p>62,8042283111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19">
            <text:p>119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AVERAGE([.B95:.Q95])" office:value-type="float" office:value="64.8125">
            <text:p>64,8125</text:p>
          </table:table-cell>
          <table:table-cell table:formula="of:=STDEVPA([.B95:.Q95])" office:value-type="float" office:value="64.2244294933789">
            <text:p>64,2244294934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office:value-type="float" office:value="111">
            <text:p>1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96:.Q96])" office:value-type="float" office:value="56.375">
            <text:p>56,375</text:p>
          </table:table-cell>
          <table:table-cell table:formula="of:=STDEVPA([.B96:.Q96])" office:value-type="float" office:value="63.5677542076169">
            <text:p>63,5677542076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float" office:value="149">
            <text:p>149</text:p>
          </table:table-cell>
          <table:table-cell office:value-type="float" office:value="120">
            <text:p>120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7:.Q97])" office:value-type="float" office:value="57.9375">
            <text:p>57,9375</text:p>
          </table:table-cell>
          <table:table-cell table:formula="of:=STDEVPA([.B97:.Q97])" office:value-type="float" office:value="65.56244041942">
            <text:p>65,5624404194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office:value-type="float" office:value="90">
            <text:p>90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8:.Q98])" office:value-type="float" office:value="44.5">
            <text:p>44,5</text:p>
          </table:table-cell>
          <table:table-cell table:formula="of:=STDEVPA([.B98:.Q98])" office:value-type="float" office:value="54.8087584241789">
            <text:p>54,8087584242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99:.Q99])" office:value-type="float" office:value="36.1428571428571">
            <text:p>36,1428571429</text:p>
          </table:table-cell>
          <table:table-cell table:formula="of:=STDEVPA([.B99:.Q99])" office:value-type="float" office:value="54.6601717432355">
            <text:p>54,6601717432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14">
            <text:p>114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0:.Q100])" office:value-type="float" office:value="26.7692307692308">
            <text:p>26,7692307692</text:p>
          </table:table-cell>
          <table:table-cell table:formula="of:=STDEVPA([.B100:.Q100])" office:value-type="float" office:value="45.7759489251725">
            <text:p>45,7759489252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1:.Q101])" office:value-type="float" office:value="27.2307692307692">
            <text:p>27,2307692308</text:p>
          </table:table-cell>
          <table:table-cell table:formula="of:=STDEVPA([.B101:.Q101])" office:value-type="float" office:value="47.3060183803287">
            <text:p>47,3060183803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2:.Q102])" office:value-type="float" office:value="20.6153846153846">
            <text:p>20,6153846154</text:p>
          </table:table-cell>
          <table:table-cell table:formula="of:=STDEVPA([.B102:.Q102])" office:value-type="float" office:value="43.6026088669015">
            <text:p>43,6026088669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table:number-columns-repeated="5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03:.Q103])" office:value-type="float" office:value="20.3846153846154">
            <text:p>20,3846153846</text:p>
          </table:table-cell>
          <table:table-cell table:formula="of:=STDEVPA([.B103:.Q103])" office:value-type="float" office:value="43.4438844228966">
            <text:p>43,4438844229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-</text:p>
          </table:table-cell>
          <table:table-cell table:formula="of:=AVERAGE([.B104:.Q104])" office:value-type="float" office:value="18.0769230769231">
            <text:p>18,0769230769</text:p>
          </table:table-cell>
          <table:table-cell table:formula="of:=STDEVPA([.B104:.Q104])" office:value-type="float" office:value="37.04173111168">
            <text:p>37,0417311117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105:.Q105])" office:value-type="float" office:value="0.333333333333333">
            <text:p>0,3333333333</text:p>
          </table:table-cell>
          <table:table-cell table:formula="of:=STDEVPA([.B105:.Q105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106:.Q106])" office:value-type="float" office:value="0.363636363636364">
            <text:p>0,3636363636</text:p>
          </table:table-cell>
          <table:table-cell table:formula="of:=STDEVPA([.B106:.Q106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107:.Q107])" office:value-type="float" office:value="0.363636363636364">
            <text:p>0,3636363636</text:p>
          </table:table-cell>
          <table:table-cell table:formula="of:=STDEVPA([.B107:.Q107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-</text:p>
          </table:table-cell>
          <table:table-cell table:formula="of:=AVERAGE([.B108:.Q108])" office:value-type="float" office:value="1.25">
            <text:p>1,25</text:p>
          </table:table-cell>
          <table:table-cell table:formula="of:=STDEVPA([.B108:.Q108])" office:value-type="float" office:value="1.1659223816361">
            <text:p>1,1659223816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-</text:p>
          </table:table-cell>
          <table:table-cell table:formula="of:=AVERAGE([.B109:.Q109])" office:value-type="float" office:value="1.125">
            <text:p>1,125</text:p>
          </table:table-cell>
          <table:table-cell table:formula="of:=STDEVPA([.B109:.Q109])" office:value-type="float" office:value="0.863767185067828">
            <text:p>0,8637671851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table:formula="of:=AVERAGE([.B110:.Q110])" office:value-type="float" office:value="0.375">
            <text:p>0,375</text:p>
          </table:table-cell>
          <table:table-cell table:formula="of:=STDEVPA([.B110:.Q110])" office:value-type="float" office:value="0.3903123748999">
            <text:p>0,3903123749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  <table:table-cell table:formula="of:=AVERAGE([.B111:.Q111])" office:value-type="float" office:value="1.125">
            <text:p>1,125</text:p>
          </table:table-cell>
          <table:table-cell table:formula="of:=STDEVPA([.B111:.Q111])" office:value-type="float" office:value="0.863767185067828">
            <text:p>0,8637671851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2:.Q112])" office:value-type="float" office:value="0.5">
            <text:p>0,5</text:p>
          </table:table-cell>
          <table:table-cell table:formula="of:=STDEVPA([.B112:.Q112])" office:value-type="float" office:value="0.330718913883074">
            <text:p>0,3307189139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3:.Q113])" office:value-type="float" office:value="0.5">
            <text:p>0,5</text:p>
          </table:table-cell>
          <table:table-cell table:formula="of:=STDEVPA([.B113:.Q113])" office:value-type="float" office:value="0.330718913883074">
            <text:p>0,3307189139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-</text:p>
          </table:table-cell>
          <table:table-cell table:formula="of:=AVERAGE([.B114:.Q114])" office:value-type="float" office:value="0.666666666666667">
            <text:p>0,6666666667</text:p>
          </table:table-cell>
          <table:table-cell table:formula="of:=STDEVPA([.B114:.Q114])" office:value-type="float" office:value="0.330718913883074">
            <text:p>0,3307189139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table:number-columns-repeated="5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-</text:p>
          </table:table-cell>
          <table:table-cell table:formula="of:=AVERAGE([.B115:.Q115])" office:value-type="float" office:value="2">
            <text:p>2</text:p>
          </table:table-cell>
          <table:table-cell table:formula="of:=STDEVPA([.B115:.Q115])" office:value-type="float" office:value="0.75">
            <text:p>0,75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5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string">
            <text:p>-</text:p>
          </table:table-cell>
          <table:table-cell table:formula="of:=AVERAGE([.B116:.Q116])" office:value-type="float" office:value="1">
            <text:p>1</text:p>
          </table:table-cell>
          <table:table-cell table:formula="of:=STDEVPA([.B116:.Q116])" office:value-type="float" office:value="0.330718913883074">
            <text:p>0,3307189139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5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string">
            <text:p>-</text:p>
          </table:table-cell>
          <table:table-cell table:formula="of:=AVERAGE([.B117:.Q117])" office:value-type="float" office:value="1">
            <text:p>1</text:p>
          </table:table-cell>
          <table:table-cell table:formula="of:=STDEVPA([.B117:.Q117])" office:value-type="float" office:value="0.330718913883074">
            <text:p>0,3307189139</text:p>
          </table:table-cell>
          <table:table-cell table:number-columns-repeated="1005"/>
        </table:table-row>
        <table:table-row table:style-name="ro2">
          <table:table-cell office:value-type="float" office:value="116">
            <text:p>116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-</text:p>
          </table:table-cell>
          <table:table-cell table:formula="of:=AVERAGE([.B118:.Q118])" office:value-type="float" office:value="0.5">
            <text:p>0,5</text:p>
          </table:table-cell>
          <table:table-cell table:formula="of:=STDEVPA([.B118:.Q118])" office:value-type="float" office:value="0.242061459137964">
            <text:p>0,2420614591</text:p>
          </table:table-cell>
          <table:table-cell table:number-columns-repeated="1005"/>
        </table:table-row>
        <table:table-row table:style-name="ro2">
          <table:table-cell office:value-type="float" office:value="117">
            <text:p>117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" office:value-type="string">
            <text:p>-</text:p>
          </table:table-cell>
          <table:table-cell table:formula="of:=AVERAGE([.B119:.Q119])" office:value-type="float" office:value="2">
            <text:p>2</text:p>
          </table:table-cell>
          <table:table-cell table:formula="of:=STDEVPA([.B119:.Q119])" office:value-type="float" office:value="0.484122918275927">
            <text:p>0,4841229183</text:p>
          </table:table-cell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15.999cm" svg:height="8.999cm" svg:x="12.354cm" svg:y="1.353cm">
            <draw:object draw:notify-on-update-of-ranges="Average.A1:Average.A1 Average.A2:Average.A122 Average.B1:Average.B1 Average.B2:Average.B1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2.999cm" svg:height="13.09cm" svg:x="30.782cm" svg:y="18.699cm">
            <draw:object draw:notify-on-update-of-ranges="Average.V20:Average.V20 Average.W20:Average.W20 Average.V21:Average.V21 Average.W21:Average.W21 Average.V22:Average.V22 Average.W22:Average.W22 Average.V23:Average.V23 Average.W23:Average.W23 Average.V24:Average.V24 Average.W24:Average.W24 Average.V25:Average.V25 Average.W25:Average.W25 Average.V26:Average.V26 Average.W26:Average.W26 Average.V27:Average.V27 Average.W27:Average.W27 Average.V28:Average.V28 Average.W28:Average.W28 Average.V29:Average.V29 Average.W29:Average.W29 Average.V30:Average.V30 Average.W30:Average.W30 Average.V31:Average.V31 Average.W31:Average.W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2.275cm" svg:y="18.193cm">
            <draw:object draw:notify-on-update-of-ranges="Average.A1:Average.A1 Average.A2:Average.A122 Average.D2:Average.D122 Average.D2:Average.D1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12.254cm" svg:y="27.501cm">
            <draw:object draw:notify-on-update-of-ranges="Average.B1:Average.B1 Average.B2:Average.B119 Average.E2:Average.E119 Average.E2:Average.E1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1" table:default-cell-style-name="Default"/>
        <table:table-column table:style-name="co2" table:number-columns-repeated="2" table:default-cell-style-name="ce3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row table:style-name="ro4">
          <table:table-cell table:style-name="ce2" table:formula="of:=[$Victim.$R$1]" office:value-type="string" office:string-value="Average Victim">
            <text:p>Average Victim</text:p>
          </table:table-cell>
          <table:table-cell table:style-name="ce2" table:formula="of:=[$Attacker.$R$1]" office:value-type="string" office:string-value="Average Attacker">
            <text:p>Average Attacker</text:p>
          </table:table-cell>
          <table:table-cell/>
          <table:table-cell table:style-name="ce2" table:formula="of:=[$Victim.$S$1]" office:value-type="string" office:string-value="Standard Deviation – Victim">
            <text:p>Standard Deviation – Victim</text:p>
          </table:table-cell>
          <table:table-cell table:style-name="ce2" table:formula="of:=[$Attacker.$S$1]" office:value-type="string" office:string-value="Standard Deviation – Attacker">
            <text:p>Standard Deviation – Attacker</text:p>
          </table:table-cell>
          <table:table-cell table:number-columns-repeated="24"/>
        </table:table-row>
        <table:table-row table:style-name="ro5">
          <table:table-cell table:formula="of:=[$Victim.$R$2]" office:value-type="float" office:value="1.4375">
            <text:p>1,4375</text:p>
          </table:table-cell>
          <table:table-cell table:formula="of:=[$Attacker.$R$2]" office:value-type="float" office:value="2.25">
            <text:p>2,25</text:p>
          </table:table-cell>
          <table:table-cell/>
          <table:table-cell table:formula="of:=[$Victim.$S$2]" office:value-type="float" office:value="0.933324032691755">
            <text:p>0,9333240327</text:p>
          </table:table-cell>
          <table:table-cell table:formula="of:=[$Attacker.$S$2]" office:value-type="float" office:value="0.968245836551854">
            <text:p>0,9682458366</text:p>
          </table:table-cell>
          <table:table-cell table:number-columns-repeated="20"/>
          <table:table-cell table:style-name="ce5"/>
          <table:table-cell table:style-name="ce7" office:value-type="string">
            <text:p>External-Internal</text:p>
          </table:table-cell>
          <table:table-cell table:style-name="ce5" office:value-type="string">
            <text:p>Internal-External</text:p>
          </table:table-cell>
          <table:table-cell table:style-name="ce12" office:value-type="string">
            <text:p>Internal-Internal</text:p>
          </table:table-cell>
        </table:table-row>
        <table:table-row table:style-name="ro5">
          <table:table-cell table:formula="of:=[$Victim.$R$3]" office:value-type="float" office:value="1.375">
            <text:p>1,375</text:p>
          </table:table-cell>
          <table:table-cell table:formula="of:=[$Attacker.$R$3]" office:value-type="float" office:value="0.8125">
            <text:p>0,8125</text:p>
          </table:table-cell>
          <table:table-cell/>
          <table:table-cell table:formula="of:=[$Victim.$S$3]" office:value-type="float" office:value="1.61535599791501">
            <text:p>1,6153559979</text:p>
          </table:table-cell>
          <table:table-cell table:formula="of:=[$Attacker.$S$3]" office:value-type="float" office:value="1.42384821873681">
            <text:p>1,4238482187</text:p>
          </table:table-cell>
          <table:table-cell table:number-columns-repeated="20"/>
          <table:table-cell table:style-name="ce6" office:value-type="string">
            <text:p>Attacker with Of-IDPS</text:p>
          </table:table-cell>
          <table:table-cell table:style-name="ce8" office:value-type="float" office:value="10646.6345529471">
            <text:p>10.647</text:p>
          </table:table-cell>
          <table:table-cell table:style-name="ce10" office:value-type="float" office:value="10520.0267857143">
            <text:p>10.520</text:p>
          </table:table-cell>
          <table:table-cell table:style-name="ce13" office:value-type="float" office:value="10555.6589285714">
            <text:p>10.556</text:p>
          </table:table-cell>
        </table:table-row>
        <table:table-row table:style-name="ro5">
          <table:table-cell table:formula="of:=[$Victim.$R$4]" office:value-type="float" office:value="0.25">
            <text:p>0,25</text:p>
          </table:table-cell>
          <table:table-cell table:formula="of:=[$Attacker.$R$4]" office:value-type="float" office:value="0.875">
            <text:p>0,875</text:p>
          </table:table-cell>
          <table:table-cell/>
          <table:table-cell table:formula="of:=[$Victim.$S$4]" office:value-type="float" office:value="0.559016994374947">
            <text:p>0,5590169944</text:p>
          </table:table-cell>
          <table:table-cell table:formula="of:=[$Attacker.$S$4]" office:value-type="float" office:value="1.36358901432946">
            <text:p>1,3635890143</text:p>
          </table:table-cell>
          <table:table-cell table:number-columns-repeated="20"/>
          <table:table-cell table:style-name="ce5" office:value-type="string">
            <text:p>Victim with Of-IDPS</text:p>
          </table:table-cell>
          <table:table-cell table:style-name="ce9" office:value-type="float" office:value="1279.09274891775">
            <text:p>1.279</text:p>
          </table:table-cell>
          <table:table-cell table:style-name="ce11" office:value-type="float" office:value="1348.23525641026">
            <text:p>1.348</text:p>
          </table:table-cell>
          <table:table-cell table:style-name="ce14" office:value-type="float" office:value="1121.17380952381">
            <text:p>1.121</text:p>
          </table:table-cell>
        </table:table-row>
        <table:table-row table:style-name="ro5">
          <table:table-cell table:formula="of:=[$Victim.$R$5]" office:value-type="float" office:value="0.25">
            <text:p>0,25</text:p>
          </table:table-cell>
          <table:table-cell table:formula="of:=[$Attacker.$R$5]" office:value-type="float" office:value="1.5625">
            <text:p>1,5625</text:p>
          </table:table-cell>
          <table:table-cell/>
          <table:table-cell table:formula="of:=[$Victim.$S$5]" office:value-type="float" office:value="0.433012701892219">
            <text:p>0,4330127019</text:p>
          </table:table-cell>
          <table:table-cell table:formula="of:=[$Attacker.$S$5]" office:value-type="float" office:value="0.933324032691755">
            <text:p>0,9333240327</text:p>
          </table:table-cell>
          <table:table-cell table:number-columns-repeated="20"/>
          <table:table-cell table:style-name="ce6" office:value-type="string">
            <text:p>Attacker without Of-IDPS</text:p>
          </table:table-cell>
          <table:table-cell table:style-name="ce8" office:value-type="float" office:value="20013.5666666667">
            <text:p>20.014</text:p>
          </table:table-cell>
          <table:table-cell table:style-name="ce10" office:value-type="float" office:value="20034.2785714286">
            <text:p>20.034</text:p>
          </table:table-cell>
          <table:table-cell table:style-name="ce13" office:value-type="float" office:value="20032.1794871795">
            <text:p>20.032</text:p>
          </table:table-cell>
        </table:table-row>
        <table:table-row table:style-name="ro5">
          <table:table-cell table:formula="of:=[$Victim.$R$6]" office:value-type="float" office:value="3.6875">
            <text:p>3,6875</text:p>
          </table:table-cell>
          <table:table-cell table:formula="of:=[$Attacker.$R$6]" office:value-type="float" office:value="4.0625">
            <text:p>4,0625</text:p>
          </table:table-cell>
          <table:table-cell/>
          <table:table-cell table:formula="of:=[$Victim.$S$6]" office:value-type="float" office:value="2.17136909575503">
            <text:p>2,1713690958</text:p>
          </table:table-cell>
          <table:table-cell table:formula="of:=[$Attacker.$S$6]" office:value-type="float" office:value="2.33100702487144">
            <text:p>2,3310070249</text:p>
          </table:table-cell>
          <table:table-cell table:number-columns-repeated="20"/>
          <table:table-cell table:style-name="ce5" office:value-type="string">
            <text:p>Victim without Of-IDPS</text:p>
          </table:table-cell>
          <table:table-cell table:style-name="ce9" office:value-type="float" office:value="20013.5670634921">
            <text:p>20.014</text:p>
          </table:table-cell>
          <table:table-cell table:style-name="ce11" office:value-type="float" office:value="20039.9853535353">
            <text:p>20.040</text:p>
          </table:table-cell>
          <table:table-cell table:style-name="ce14" office:value-type="float" office:value="20029.7419871795">
            <text:p>20.030</text:p>
          </table:table-cell>
        </table:table-row>
        <table:table-row table:style-name="ro2">
          <table:table-cell table:formula="of:=[$Victim.$R$7]" office:value-type="float" office:value="0.875">
            <text:p>0,875</text:p>
          </table:table-cell>
          <table:table-cell table:formula="of:=[$Attacker.$R$7]" office:value-type="float" office:value="1.6875">
            <text:p>1,6875</text:p>
          </table:table-cell>
          <table:table-cell/>
          <table:table-cell table:formula="of:=[$Victim.$S$7]" office:value-type="float" office:value="0.992156741649221">
            <text:p>0,9921567416</text:p>
          </table:table-cell>
          <table:table-cell table:formula="of:=[$Attacker.$S$7]" office:value-type="float" office:value="1.2608900626145">
            <text:p>1,2608900626</text:p>
          </table:table-cell>
          <table:table-cell table:number-columns-repeated="20"/>
          <table:table-cell table:style-name="ce4" table:number-columns-repeated="4"/>
        </table:table-row>
        <table:table-row table:style-name="ro5">
          <table:table-cell table:formula="of:=[$Victim.$R$8]" office:value-type="float" office:value="0.625">
            <text:p>0,625</text:p>
          </table:table-cell>
          <table:table-cell table:formula="of:=[$Attacker.$R$8]" office:value-type="float" office:value="1.25">
            <text:p>1,25</text:p>
          </table:table-cell>
          <table:table-cell/>
          <table:table-cell table:formula="of:=[$Victim.$S$8]" office:value-type="float" office:value="0.927024810886958">
            <text:p>0,9270248109</text:p>
          </table:table-cell>
          <table:table-cell table:formula="of:=[$Attacker.$S$8]" office:value-type="float" office:value="0.559016994374947">
            <text:p>0,5590169944</text:p>
          </table:table-cell>
          <table:table-cell table:number-columns-repeated="20"/>
          <table:table-cell table:style-name="ce5"/>
          <table:table-cell table:style-name="ce7" office:value-type="string">
            <text:p>External-Internal</text:p>
          </table:table-cell>
          <table:table-cell table:style-name="ce5" office:value-type="string">
            <text:p>Internal-External</text:p>
          </table:table-cell>
          <table:table-cell table:style-name="ce12" office:value-type="string">
            <text:p>Internal-Internal</text:p>
          </table:table-cell>
        </table:table-row>
        <table:table-row table:style-name="ro5">
          <table:table-cell table:formula="of:=[$Victim.$R$9]" office:value-type="float" office:value="0">
            <text:p>0</text:p>
          </table:table-cell>
          <table:table-cell table:formula="of:=[$Attacker.$R$9]" office:value-type="float" office:value="0.875">
            <text:p>0,875</text:p>
          </table:table-cell>
          <table:table-cell/>
          <table:table-cell table:formula="of:=[$Victim.$S$9]" office:value-type="float" office:value="0">
            <text:p>0</text:p>
          </table:table-cell>
          <table:table-cell table:formula="of:=[$Attacker.$S$9]" office:value-type="float" office:value="0.484122918275927">
            <text:p>0,4841229183</text:p>
          </table:table-cell>
          <table:table-cell table:number-columns-repeated="20"/>
          <table:table-cell table:style-name="ce6" office:value-type="string">
            <text:p>Attacker with Of-IDPS %</text:p>
          </table:table-cell>
          <table:table-cell table:style-name="ce8" office:value-type="float" office:value="46">
            <text:p>46</text:p>
          </table:table-cell>
          <table:table-cell table:style-name="ce10" office:value-type="float" office:value="47">
            <text:p>47</text:p>
          </table:table-cell>
          <table:table-cell table:style-name="ce13" office:value-type="float" office:value="47">
            <text:p>47</text:p>
          </table:table-cell>
        </table:table-row>
        <table:table-row table:style-name="ro5">
          <table:table-cell table:formula="of:=[$Victim.$R$10]" office:value-type="float" office:value="0">
            <text:p>0</text:p>
          </table:table-cell>
          <table:table-cell table:formula="of:=[$Attacker.$R$10]" office:value-type="float" office:value="0.3125">
            <text:p>0,3125</text:p>
          </table:table-cell>
          <table:table-cell/>
          <table:table-cell table:formula="of:=[$Victim.$S$10]" office:value-type="float" office:value="0">
            <text:p>0</text:p>
          </table:table-cell>
          <table:table-cell table:formula="of:=[$Attacker.$S$10]" office:value-type="float" office:value="0.582961190818051">
            <text:p>0,5829611908</text:p>
          </table:table-cell>
          <table:table-cell table:number-columns-repeated="20"/>
          <table:table-cell table:style-name="ce5" office:value-type="string">
            <text:p>Victim with Of-IDPS %</text:p>
          </table:table-cell>
          <table:table-cell table:style-name="ce9" office:value-type="float" office:value="93">
            <text:p>93</text:p>
          </table:table-cell>
          <table:table-cell table:style-name="ce11" office:value-type="float" office:value="93">
            <text:p>93</text:p>
          </table:table-cell>
          <table:table-cell table:style-name="ce14" office:value-type="float" office:value="94">
            <text:p>94</text:p>
          </table:table-cell>
        </table:table-row>
        <table:table-row table:style-name="ro5">
          <table:table-cell table:formula="of:=[$Victim.$R$11]" office:value-type="float" office:value="1.5">
            <text:p>1,5</text:p>
          </table:table-cell>
          <table:table-cell table:formula="of:=[$Attacker.$R$11]" office:value-type="float" office:value="1.125">
            <text:p>1,125</text:p>
          </table:table-cell>
          <table:table-cell/>
          <table:table-cell table:formula="of:=[$Victim.$S$11]" office:value-type="float" office:value="0.866025403784439">
            <text:p>0,8660254038</text:p>
          </table:table-cell>
          <table:table-cell table:formula="of:=[$Attacker.$S$11]" office:value-type="float" office:value="0.992156741649221">
            <text:p>0,9921567416</text:p>
          </table:table-cell>
          <table:table-cell table:number-columns-repeated="20"/>
          <table:table-cell table:style-name="ce6" office:value-type="string">
            <text:p>Attacker without Of-IDPS %</text:p>
          </table:table-cell>
          <table:table-cell table:style-name="ce8"/>
          <table:table-cell table:style-name="ce10"/>
          <table:table-cell table:style-name="ce13"/>
        </table:table-row>
        <table:table-row table:style-name="ro5">
          <table:table-cell table:formula="of:=[$Victim.$R$12]" office:value-type="float" office:value="40.625">
            <text:p>40,625</text:p>
          </table:table-cell>
          <table:table-cell table:formula="of:=[$Attacker.$R$12]" office:value-type="float" office:value="16.25">
            <text:p>16,25</text:p>
          </table:table-cell>
          <table:table-cell/>
          <table:table-cell table:formula="of:=[$Victim.$S$12]" office:value-type="float" office:value="70.7026122218974">
            <text:p>70,7026122219</text:p>
          </table:table-cell>
          <table:table-cell table:formula="of:=[$Attacker.$S$12]" office:value-type="float" office:value="42.2011551974588">
            <text:p>42,2011551975</text:p>
          </table:table-cell>
          <table:table-cell table:number-columns-repeated="20"/>
          <table:table-cell table:style-name="ce5" office:value-type="string">
            <text:p>Victim without Of-IDPS %</text:p>
          </table:table-cell>
          <table:table-cell table:style-name="ce9"/>
          <table:table-cell table:style-name="ce11"/>
          <table:table-cell table:style-name="ce14"/>
        </table:table-row>
        <table:table-row table:style-name="ro2">
          <table:table-cell table:formula="of:=[$Victim.$R$13]" office:value-type="float" office:value="45.625">
            <text:p>45,625</text:p>
          </table:table-cell>
          <table:table-cell table:formula="of:=[$Attacker.$R$13]" office:value-type="float" office:value="32.5625">
            <text:p>32,5625</text:p>
          </table:table-cell>
          <table:table-cell/>
          <table:table-cell table:formula="of:=[$Victim.$S$13]" office:value-type="float" office:value="85.0329899215593">
            <text:p>85,0329899216</text:p>
          </table:table-cell>
          <table:table-cell table:formula="of:=[$Attacker.$S$13]" office:value-type="float" office:value="74.9582956966739">
            <text:p>74,9582956967</text:p>
          </table:table-cell>
          <table:table-cell table:number-columns-repeated="20"/>
          <table:table-cell table:style-name="ce4" table:number-columns-repeated="4"/>
        </table:table-row>
        <table:table-row table:style-name="ro2">
          <table:table-cell table:formula="of:=[$Victim.$R$14]" office:value-type="float" office:value="38.875">
            <text:p>38,875</text:p>
          </table:table-cell>
          <table:table-cell table:formula="of:=[$Attacker.$R$14]" office:value-type="float" office:value="47.9375">
            <text:p>47,9375</text:p>
          </table:table-cell>
          <table:table-cell/>
          <table:table-cell table:formula="of:=[$Victim.$S$14]" office:value-type="float" office:value="81.37250380196">
            <text:p>81,372503802</text:p>
          </table:table-cell>
          <table:table-cell table:formula="of:=[$Attacker.$S$14]" office:value-type="float" office:value="89.6663738184499">
            <text:p>89,6663738185</text:p>
          </table:table-cell>
          <table:table-cell table:number-columns-repeated="20"/>
          <table:table-cell table:style-name="ce4"/>
          <table:table-cell table:style-name="ce9"/>
          <table:table-cell table:style-name="ce4" table:number-columns-repeated="2"/>
        </table:table-row>
        <table:table-row table:style-name="ro2">
          <table:table-cell table:formula="of:=[$Victim.$R$15]" office:value-type="float" office:value="52">
            <text:p>52</text:p>
          </table:table-cell>
          <table:table-cell table:formula="of:=[$Attacker.$R$15]" office:value-type="float" office:value="67.125">
            <text:p>67,125</text:p>
          </table:table-cell>
          <table:table-cell/>
          <table:table-cell table:formula="of:=[$Victim.$S$15]" office:value-type="float" office:value="63.8004702177029">
            <text:p>63,8004702177</text:p>
          </table:table-cell>
          <table:table-cell table:formula="of:=[$Attacker.$S$15]" office:value-type="float" office:value="82.3952934032036">
            <text:p>82,3952934032</text:p>
          </table:table-cell>
          <table:table-cell table:number-columns-repeated="20"/>
          <table:table-cell table:style-name="ce4"/>
          <table:table-cell table:style-name="ce9"/>
          <table:table-cell table:style-name="ce4" table:number-columns-repeated="2"/>
        </table:table-row>
        <table:table-row table:style-name="ro2">
          <table:table-cell table:formula="of:=[$Victim.$R$16]" office:value-type="float" office:value="183.125">
            <text:p>183,125</text:p>
          </table:table-cell>
          <table:table-cell table:formula="of:=[$Attacker.$R$16]" office:value-type="float" office:value="213.5625">
            <text:p>213,5625</text:p>
          </table:table-cell>
          <table:table-cell/>
          <table:table-cell table:formula="of:=[$Victim.$S$16]" office:value-type="float" office:value="87.7068091712382">
            <text:p>87,7068091712</text:p>
          </table:table-cell>
          <table:table-cell table:formula="of:=[$Attacker.$S$16]" office:value-type="float" office:value="38.0591131498095">
            <text:p>38,0591131498</text:p>
          </table:table-cell>
          <table:table-cell table:number-columns-repeated="20"/>
          <table:table-cell table:style-name="ce4" table:number-columns-repeated="4"/>
        </table:table-row>
        <table:table-row table:style-name="ro2">
          <table:table-cell table:formula="of:=[$Victim.$R$17]" office:value-type="float" office:value="176.5">
            <text:p>176,5</text:p>
          </table:table-cell>
          <table:table-cell table:formula="of:=[$Attacker.$R$17]" office:value-type="float" office:value="201.5">
            <text:p>201,5</text:p>
          </table:table-cell>
          <table:table-cell/>
          <table:table-cell table:formula="of:=[$Victim.$S$17]" office:value-type="float" office:value="87.9786906017588">
            <text:p>87,9786906018</text:p>
          </table:table-cell>
          <table:table-cell table:formula="of:=[$Attacker.$S$17]" office:value-type="float" office:value="45.3458928680426">
            <text:p>45,345892868</text:p>
          </table:table-cell>
          <table:table-cell table:number-columns-repeated="20"/>
          <table:table-cell table:style-name="ce4" table:number-columns-repeated="4"/>
        </table:table-row>
        <table:table-row table:style-name="ro2">
          <table:table-cell table:formula="of:=[$Victim.$R$18]" office:value-type="float" office:value="145">
            <text:p>145</text:p>
          </table:table-cell>
          <table:table-cell table:formula="of:=[$Attacker.$R$18]" office:value-type="float" office:value="186.3125">
            <text:p>186,3125</text:p>
          </table:table-cell>
          <table:table-cell/>
          <table:table-cell table:formula="of:=[$Victim.$S$18]" office:value-type="float" office:value="95.8957767578948">
            <text:p>95,8957767579</text:p>
          </table:table-cell>
          <table:table-cell table:formula="of:=[$Attacker.$S$18]" office:value-type="float" office:value="51.0498760404959">
            <text:p>51,0498760405</text:p>
          </table:table-cell>
          <table:table-cell table:number-columns-repeated="24"/>
        </table:table-row>
        <table:table-row table:style-name="ro2">
          <table:table-cell table:formula="of:=[$Victim.$R$19]" office:value-type="float" office:value="90.625">
            <text:p>90,625</text:p>
          </table:table-cell>
          <table:table-cell table:formula="of:=[$Attacker.$R$19]" office:value-type="float" office:value="150.8125">
            <text:p>150,8125</text:p>
          </table:table-cell>
          <table:table-cell/>
          <table:table-cell table:formula="of:=[$Victim.$S$19]" office:value-type="float" office:value="97.4697869855064">
            <text:p>97,4697869855</text:p>
          </table:table-cell>
          <table:table-cell table:formula="of:=[$Attacker.$S$19]" office:value-type="float" office:value="51.4929834419215">
            <text:p>51,4929834419</text:p>
          </table:table-cell>
          <table:table-cell table:number-columns-repeated="24"/>
        </table:table-row>
        <table:table-row table:style-name="ro5">
          <table:table-cell table:formula="of:=[$Victim.$R$20]" office:value-type="float" office:value="45.875">
            <text:p>45,875</text:p>
          </table:table-cell>
          <table:table-cell table:formula="of:=[$Attacker.$R$20]" office:value-type="float" office:value="129.4375">
            <text:p>129,4375</text:p>
          </table:table-cell>
          <table:table-cell/>
          <table:table-cell table:formula="of:=[$Victim.$S$20]" office:value-type="float" office:value="68.1376135111878">
            <text:p>68,1376135112</text:p>
          </table:table-cell>
          <table:table-cell table:formula="of:=[$Attacker.$S$20]" office:value-type="float" office:value="30.105997637514">
            <text:p>30,1059976375</text:p>
          </table:table-cell>
          <table:table-cell table:number-columns-repeated="16"/>
          <table:table-cell office:value-type="string">
            <text:p>ExtInt-with Of-IDPS Attacker</text:p>
          </table:table-cell>
          <table:table-cell office:value-type="float" office:value="10646.6345">
            <text:p>10646,6345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1]" office:value-type="float" office:value="20.875">
            <text:p>20,875</text:p>
          </table:table-cell>
          <table:table-cell table:formula="of:=[$Attacker.$R$21]" office:value-type="float" office:value="123.75">
            <text:p>123,75</text:p>
          </table:table-cell>
          <table:table-cell/>
          <table:table-cell table:formula="of:=[$Victim.$S$21]" office:value-type="float" office:value="45.3650126749679">
            <text:p>45,365012675</text:p>
          </table:table-cell>
          <table:table-cell table:formula="of:=[$Attacker.$S$21]" office:value-type="float" office:value="19.6834321194247">
            <text:p>19,6834321194</text:p>
          </table:table-cell>
          <table:table-cell table:number-columns-repeated="16"/>
          <table:table-cell office:value-type="string">
            <text:p>ExtInt-with Of-IDPS Victim</text:p>
          </table:table-cell>
          <table:table-cell office:value-type="float" office:value="1279.09">
            <text:p>1279,09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2]" office:value-type="float" office:value="31.75">
            <text:p>31,75</text:p>
          </table:table-cell>
          <table:table-cell table:formula="of:=[$Attacker.$R$22]" office:value-type="float" office:value="132.6875">
            <text:p>132,6875</text:p>
          </table:table-cell>
          <table:table-cell/>
          <table:table-cell table:formula="of:=[$Victim.$S$22]" office:value-type="float" office:value="68.7199934516877">
            <text:p>68,7199934517</text:p>
          </table:table-cell>
          <table:table-cell table:formula="of:=[$Attacker.$S$22]" office:value-type="float" office:value="32.2910954250549">
            <text:p>32,2910954251</text:p>
          </table:table-cell>
          <table:table-cell table:number-columns-repeated="16"/>
          <table:table-cell office:value-type="string">
            <text:p>IntExt-with Of-IDPS Attacker</text:p>
          </table:table-cell>
          <table:table-cell office:value-type="float" office:value="10520.0267857143">
            <text:p>10520,0267857143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3]" office:value-type="float" office:value="29.125">
            <text:p>29,125</text:p>
          </table:table-cell>
          <table:table-cell table:formula="of:=[$Attacker.$R$23]" office:value-type="float" office:value="130.625">
            <text:p>130,625</text:p>
          </table:table-cell>
          <table:table-cell/>
          <table:table-cell table:formula="of:=[$Victim.$S$23]" office:value-type="float" office:value="64.2260412527504">
            <text:p>64,2260412528</text:p>
          </table:table-cell>
          <table:table-cell table:formula="of:=[$Attacker.$S$23]" office:value-type="float" office:value="34.1958970492075">
            <text:p>34,1958970492</text:p>
          </table:table-cell>
          <table:table-cell table:number-columns-repeated="16"/>
          <table:table-cell office:value-type="string">
            <text:p>IntExt-with Of-IDPS Victim</text:p>
          </table:table-cell>
          <table:table-cell office:value-type="float" office:value="1348.23525641026">
            <text:p>1348,2352564103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4]" office:value-type="float" office:value="23.125">
            <text:p>23,125</text:p>
          </table:table-cell>
          <table:table-cell table:formula="of:=[$Attacker.$R$24]" office:value-type="float" office:value="129.1875">
            <text:p>129,1875</text:p>
          </table:table-cell>
          <table:table-cell/>
          <table:table-cell table:formula="of:=[$Victim.$S$24]" office:value-type="float" office:value="56.4223747727796">
            <text:p>56,4223747728</text:p>
          </table:table-cell>
          <table:table-cell table:formula="of:=[$Attacker.$S$24]" office:value-type="float" office:value="29.131638192007">
            <text:p>29,131638192</text:p>
          </table:table-cell>
          <table:table-cell table:number-columns-repeated="16"/>
          <table:table-cell office:value-type="string">
            <text:p>IntInt-with Of-IDPS Attacker</text:p>
          </table:table-cell>
          <table:table-cell office:value-type="float" office:value="10555.6589285714">
            <text:p>10555,6589285714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5]" office:value-type="float" office:value="16">
            <text:p>16</text:p>
          </table:table-cell>
          <table:table-cell table:formula="of:=[$Attacker.$R$25]" office:value-type="float" office:value="123.9375">
            <text:p>123,9375</text:p>
          </table:table-cell>
          <table:table-cell/>
          <table:table-cell table:formula="of:=[$Victim.$S$25]" office:value-type="float" office:value="45.6234588780816">
            <text:p>45,6234588781</text:p>
          </table:table-cell>
          <table:table-cell table:formula="of:=[$Attacker.$S$25]" office:value-type="float" office:value="23.7235872867069">
            <text:p>23,7235872867</text:p>
          </table:table-cell>
          <table:table-cell table:number-columns-repeated="16"/>
          <table:table-cell office:value-type="string">
            <text:p>IntInt-with Of-IDPS Victim</text:p>
          </table:table-cell>
          <table:table-cell office:value-type="float" office:value="1121.17380952381">
            <text:p>1121,1738095238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6]" office:value-type="float" office:value="11.625">
            <text:p>11,625</text:p>
          </table:table-cell>
          <table:table-cell table:formula="of:=[$Attacker.$R$26]" office:value-type="float" office:value="117.5625">
            <text:p>117,5625</text:p>
          </table:table-cell>
          <table:table-cell/>
          <table:table-cell table:formula="of:=[$Victim.$S$26]" office:value-type="float" office:value="36.4500943071482">
            <text:p>36,4500943071</text:p>
          </table:table-cell>
          <table:table-cell table:formula="of:=[$Attacker.$S$26]" office:value-type="float" office:value="13.5322242720848">
            <text:p>13,5322242721</text:p>
          </table:table-cell>
          <table:table-cell table:number-columns-repeated="16"/>
          <table:table-cell office:value-type="string">
            <text:p>ExtInt-without Of-IDPS Attacker</text:p>
          </table:table-cell>
          <table:table-cell office:value-type="float" office:value="20013.5666666667">
            <text:p>20013,5666666667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7]" office:value-type="float" office:value="9.25">
            <text:p>9,25</text:p>
          </table:table-cell>
          <table:table-cell table:formula="of:=[$Attacker.$R$27]" office:value-type="float" office:value="120.125">
            <text:p>120,125</text:p>
          </table:table-cell>
          <table:table-cell/>
          <table:table-cell table:formula="of:=[$Victim.$S$27]" office:value-type="float" office:value="25.0387200152084">
            <text:p>25,0387200152</text:p>
          </table:table-cell>
          <table:table-cell table:formula="of:=[$Attacker.$S$27]" office:value-type="float" office:value="17.6347490767518">
            <text:p>17,6347490768</text:p>
          </table:table-cell>
          <table:table-cell table:number-columns-repeated="16"/>
          <table:table-cell office:value-type="string">
            <text:p>ExtInt-without Of-IDPS Victim</text:p>
          </table:table-cell>
          <table:table-cell office:value-type="float" office:value="20013.5670634921">
            <text:p>20013,5670634921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8]" office:value-type="float" office:value="11.625">
            <text:p>11,625</text:p>
          </table:table-cell>
          <table:table-cell table:formula="of:=[$Attacker.$R$28]" office:value-type="float" office:value="116.9375">
            <text:p>116,9375</text:p>
          </table:table-cell>
          <table:table-cell/>
          <table:table-cell table:formula="of:=[$Victim.$S$28]" office:value-type="float" office:value="36.5938434029551">
            <text:p>36,593843403</text:p>
          </table:table-cell>
          <table:table-cell table:formula="of:=[$Attacker.$S$28]" office:value-type="float" office:value="17.5693936648366">
            <text:p>17,5693936648</text:p>
          </table:table-cell>
          <table:table-cell table:number-columns-repeated="16"/>
          <table:table-cell office:value-type="string">
            <text:p>IntExt-without Of-IDPS Attacker</text:p>
          </table:table-cell>
          <table:table-cell office:value-type="float" office:value="20034.2785714286">
            <text:p>20034,2785714286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29]" office:value-type="float" office:value="17.75">
            <text:p>17,75</text:p>
          </table:table-cell>
          <table:table-cell table:formula="of:=[$Attacker.$R$29]" office:value-type="float" office:value="123.9375">
            <text:p>123,9375</text:p>
          </table:table-cell>
          <table:table-cell/>
          <table:table-cell table:formula="of:=[$Victim.$S$29]" office:value-type="float" office:value="58.7787163861206">
            <text:p>58,7787163861</text:p>
          </table:table-cell>
          <table:table-cell table:formula="of:=[$Attacker.$S$29]" office:value-type="float" office:value="33.1029997696583">
            <text:p>33,1029997697</text:p>
          </table:table-cell>
          <table:table-cell table:number-columns-repeated="16"/>
          <table:table-cell office:value-type="string">
            <text:p>IntExt-without Of-IDPS Victim</text:p>
          </table:table-cell>
          <table:table-cell office:value-type="float" office:value="20039.9853535353">
            <text:p>20039,9853535353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30]" office:value-type="float" office:value="16.875">
            <text:p>16,875</text:p>
          </table:table-cell>
          <table:table-cell table:formula="of:=[$Attacker.$R$30]" office:value-type="float" office:value="126">
            <text:p>126</text:p>
          </table:table-cell>
          <table:table-cell/>
          <table:table-cell table:formula="of:=[$Victim.$S$30]" office:value-type="float" office:value="52.9904177658565">
            <text:p>52,9904177659</text:p>
          </table:table-cell>
          <table:table-cell table:formula="of:=[$Attacker.$S$30]" office:value-type="float" office:value="26.7931894331377">
            <text:p>26,7931894331</text:p>
          </table:table-cell>
          <table:table-cell table:number-columns-repeated="16"/>
          <table:table-cell office:value-type="string">
            <text:p>IntInt-without Attacker</text:p>
          </table:table-cell>
          <table:table-cell office:value-type="float" office:value="20032.1794871795">
            <text:p>20032,1794871795</text:p>
          </table:table-cell>
          <table:table-cell/>
          <table:table-cell table:style-name="ce4"/>
          <table:table-cell table:number-columns-repeated="4"/>
        </table:table-row>
        <table:table-row table:style-name="ro5">
          <table:table-cell table:formula="of:=[$Victim.$R$31]" office:value-type="float" office:value="5.125">
            <text:p>5,125</text:p>
          </table:table-cell>
          <table:table-cell table:formula="of:=[$Attacker.$R$31]" office:value-type="float" office:value="123">
            <text:p>123</text:p>
          </table:table-cell>
          <table:table-cell/>
          <table:table-cell table:formula="of:=[$Victim.$S$31]" office:value-type="float" office:value="13.2281659726509">
            <text:p>13,2281659727</text:p>
          </table:table-cell>
          <table:table-cell table:formula="of:=[$Attacker.$S$31]" office:value-type="float" office:value="11.1523540115977">
            <text:p>11,1523540116</text:p>
          </table:table-cell>
          <table:table-cell table:number-columns-repeated="16"/>
          <table:table-cell office:value-type="string">
            <text:p>IntInt-without Victim</text:p>
          </table:table-cell>
          <table:table-cell office:value-type="float" office:value="20029.7419871795">
            <text:p>20029,7419871795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table:formula="of:=[$Victim.$R$32]" office:value-type="float" office:value="4.625">
            <text:p>4,625</text:p>
          </table:table-cell>
          <table:table-cell table:formula="of:=[$Attacker.$R$32]" office:value-type="float" office:value="123.6875">
            <text:p>123,6875</text:p>
          </table:table-cell>
          <table:table-cell/>
          <table:table-cell table:formula="of:=[$Victim.$S$32]" office:value-type="float" office:value="11.6558729831789">
            <text:p>11,6558729832</text:p>
          </table:table-cell>
          <table:table-cell table:formula="of:=[$Attacker.$S$32]" office:value-type="float" office:value="11.8570588153218">
            <text:p>11,8570588153</text:p>
          </table:table-cell>
          <table:table-cell table:number-columns-repeated="19"/>
          <table:table-cell table:style-name="ce4"/>
          <table:table-cell table:number-columns-repeated="4"/>
        </table:table-row>
        <table:table-row table:style-name="ro2">
          <table:table-cell table:formula="of:=[$Victim.$R$33]" office:value-type="float" office:value="11.375">
            <text:p>11,375</text:p>
          </table:table-cell>
          <table:table-cell table:formula="of:=[$Attacker.$R$33]" office:value-type="float" office:value="125.625">
            <text:p>125,625</text:p>
          </table:table-cell>
          <table:table-cell/>
          <table:table-cell table:formula="of:=[$Victim.$S$33]" office:value-type="float" office:value="34.0713864554996">
            <text:p>34,0713864555</text:p>
          </table:table-cell>
          <table:table-cell table:formula="of:=[$Attacker.$S$33]" office:value-type="float" office:value="15.6799035392441">
            <text:p>15,6799035392</text:p>
          </table:table-cell>
          <table:table-cell table:number-columns-repeated="19"/>
          <table:table-cell table:style-name="ce4"/>
          <table:table-cell table:number-columns-repeated="4"/>
        </table:table-row>
        <table:table-row table:style-name="ro2">
          <table:table-cell table:formula="of:=[$Victim.$R$34]" office:value-type="float" office:value="16.375">
            <text:p>16,375</text:p>
          </table:table-cell>
          <table:table-cell table:formula="of:=[$Attacker.$R$34]" office:value-type="float" office:value="128.625">
            <text:p>128,625</text:p>
          </table:table-cell>
          <table:table-cell/>
          <table:table-cell table:formula="of:=[$Victim.$S$34]" office:value-type="float" office:value="59.3852622710383">
            <text:p>59,385262271</text:p>
          </table:table-cell>
          <table:table-cell table:formula="of:=[$Attacker.$S$34]" office:value-type="float" office:value="31.575059382367">
            <text:p>31,5750593824</text:p>
          </table:table-cell>
          <table:table-cell table:number-columns-repeated="19"/>
          <table:table-cell table:style-name="ce4"/>
          <table:table-cell table:number-columns-repeated="4"/>
        </table:table-row>
        <table:table-row table:style-name="ro2">
          <table:table-cell table:formula="of:=[$Victim.$R$35]" office:value-type="float" office:value="16">
            <text:p>16</text:p>
          </table:table-cell>
          <table:table-cell table:formula="of:=[$Attacker.$R$35]" office:value-type="float" office:value="127.25">
            <text:p>127,25</text:p>
          </table:table-cell>
          <table:table-cell/>
          <table:table-cell table:formula="of:=[$Victim.$S$35]" office:value-type="float" office:value="52.4880938880428">
            <text:p>52,488093888</text:p>
          </table:table-cell>
          <table:table-cell table:formula="of:=[$Attacker.$S$35]" office:value-type="float" office:value="26.1187193407334">
            <text:p>26,1187193407</text:p>
          </table:table-cell>
          <table:table-cell table:number-columns-repeated="19"/>
          <table:table-cell table:style-name="ce4"/>
          <table:table-cell table:number-columns-repeated="4"/>
        </table:table-row>
        <table:table-row table:style-name="ro2">
          <table:table-cell table:formula="of:=[$Victim.$R$36]" office:value-type="float" office:value="9.875">
            <text:p>9,875</text:p>
          </table:table-cell>
          <table:table-cell table:formula="of:=[$Attacker.$R$36]" office:value-type="float" office:value="120.3125">
            <text:p>120,3125</text:p>
          </table:table-cell>
          <table:table-cell/>
          <table:table-cell table:formula="of:=[$Victim.$S$36]" office:value-type="float" office:value="28.7094823185651">
            <text:p>28,7094823186</text:p>
          </table:table-cell>
          <table:table-cell table:formula="of:=[$Attacker.$S$36]" office:value-type="float" office:value="14.8227812420612">
            <text:p>14,8227812421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37]" office:value-type="float" office:value="5.625">
            <text:p>5,625</text:p>
          </table:table-cell>
          <table:table-cell table:formula="of:=[$Attacker.$R$37]" office:value-type="float" office:value="120.1875">
            <text:p>120,1875</text:p>
          </table:table-cell>
          <table:table-cell/>
          <table:table-cell table:formula="of:=[$Victim.$S$37]" office:value-type="float" office:value="14.785444700786">
            <text:p>14,7854447008</text:p>
          </table:table-cell>
          <table:table-cell table:formula="of:=[$Attacker.$S$37]" office:value-type="float" office:value="9.25485514473349">
            <text:p>9,2548551447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38]" office:value-type="float" office:value="6.625">
            <text:p>6,625</text:p>
          </table:table-cell>
          <table:table-cell table:formula="of:=[$Attacker.$R$38]" office:value-type="float" office:value="122.8125">
            <text:p>122,8125</text:p>
          </table:table-cell>
          <table:table-cell/>
          <table:table-cell table:formula="of:=[$Victim.$S$38]" office:value-type="float" office:value="18.6643878817389">
            <text:p>18,6643878817</text:p>
          </table:table-cell>
          <table:table-cell table:formula="of:=[$Attacker.$S$38]" office:value-type="float" office:value="13.5564502636199">
            <text:p>13,5564502636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39]" office:value-type="float" office:value="6.5">
            <text:p>6,5</text:p>
          </table:table-cell>
          <table:table-cell table:formula="of:=[$Attacker.$R$39]" office:value-type="float" office:value="126.1875">
            <text:p>126,1875</text:p>
          </table:table-cell>
          <table:table-cell/>
          <table:table-cell table:formula="of:=[$Victim.$S$39]" office:value-type="float" office:value="17.1828402774396">
            <text:p>17,1828402774</text:p>
          </table:table-cell>
          <table:table-cell table:formula="of:=[$Attacker.$S$39]" office:value-type="float" office:value="15.4887812222266">
            <text:p>15,4887812222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0]" office:value-type="float" office:value="5.375">
            <text:p>5,375</text:p>
          </table:table-cell>
          <table:table-cell table:formula="of:=[$Attacker.$R$40]" office:value-type="float" office:value="126.125">
            <text:p>126,125</text:p>
          </table:table-cell>
          <table:table-cell/>
          <table:table-cell table:formula="of:=[$Victim.$S$40]" office:value-type="float" office:value="13.2611980982112">
            <text:p>13,2611980982</text:p>
          </table:table-cell>
          <table:table-cell table:formula="of:=[$Attacker.$S$40]" office:value-type="float" office:value="12.1700195151857">
            <text:p>12,1700195152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1]" office:value-type="float" office:value="2">
            <text:p>2</text:p>
          </table:table-cell>
          <table:table-cell table:formula="of:=[$Attacker.$R$41]" office:value-type="float" office:value="122.125">
            <text:p>122,125</text:p>
          </table:table-cell>
          <table:table-cell/>
          <table:table-cell table:formula="of:=[$Victim.$S$41]" office:value-type="float" office:value="5.78791845139511">
            <text:p>5,7879184514</text:p>
          </table:table-cell>
          <table:table-cell table:formula="of:=[$Attacker.$S$41]" office:value-type="float" office:value="11.0163231161763">
            <text:p>11,0163231162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2]" office:value-type="float" office:value="1.5">
            <text:p>1,5</text:p>
          </table:table-cell>
          <table:table-cell table:formula="of:=[$Attacker.$R$42]" office:value-type="float" office:value="121.25">
            <text:p>121,25</text:p>
          </table:table-cell>
          <table:table-cell/>
          <table:table-cell table:formula="of:=[$Victim.$S$42]" office:value-type="float" office:value="3.77491721763537">
            <text:p>3,7749172176</text:p>
          </table:table-cell>
          <table:table-cell table:formula="of:=[$Attacker.$S$42]" office:value-type="float" office:value="9.25675429078681">
            <text:p>9,2567542908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3]" office:value-type="float" office:value="3.25">
            <text:p>3,25</text:p>
          </table:table-cell>
          <table:table-cell table:formula="of:=[$Attacker.$R$43]" office:value-type="float" office:value="121.9375">
            <text:p>121,9375</text:p>
          </table:table-cell>
          <table:table-cell/>
          <table:table-cell table:formula="of:=[$Victim.$S$43]" office:value-type="float" office:value="9.05193349511584">
            <text:p>9,0519334951</text:p>
          </table:table-cell>
          <table:table-cell table:formula="of:=[$Attacker.$S$43]" office:value-type="float" office:value="10.8712277940442">
            <text:p>10,871227794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4]" office:value-type="float" office:value="3.5">
            <text:p>3,5</text:p>
          </table:table-cell>
          <table:table-cell table:formula="of:=[$Attacker.$R$44]" office:value-type="float" office:value="124.4375">
            <text:p>124,4375</text:p>
          </table:table-cell>
          <table:table-cell/>
          <table:table-cell table:formula="of:=[$Victim.$S$44]" office:value-type="float" office:value="11.2361025271221">
            <text:p>11,2361025271</text:p>
          </table:table-cell>
          <table:table-cell table:formula="of:=[$Attacker.$S$44]" office:value-type="float" office:value="10.8164732584147">
            <text:p>10,8164732584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5]" office:value-type="float" office:value="2">
            <text:p>2</text:p>
          </table:table-cell>
          <table:table-cell table:formula="of:=[$Attacker.$R$45]" office:value-type="float" office:value="123.375">
            <text:p>123,375</text:p>
          </table:table-cell>
          <table:table-cell/>
          <table:table-cell table:formula="of:=[$Victim.$S$45]" office:value-type="float" office:value="5.24404424085076">
            <text:p>5,2440442409</text:p>
          </table:table-cell>
          <table:table-cell table:formula="of:=[$Attacker.$S$45]" office:value-type="float" office:value="12.2417063761552">
            <text:p>12,2417063762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6]" office:value-type="float" office:value="2.125">
            <text:p>2,125</text:p>
          </table:table-cell>
          <table:table-cell table:formula="of:=[$Attacker.$R$46]" office:value-type="float" office:value="121.625">
            <text:p>121,625</text:p>
          </table:table-cell>
          <table:table-cell/>
          <table:table-cell table:formula="of:=[$Victim.$S$46]" office:value-type="float" office:value="6.14283118765281">
            <text:p>6,1428311877</text:p>
          </table:table-cell>
          <table:table-cell table:formula="of:=[$Attacker.$S$46]" office:value-type="float" office:value="13.2376121336138">
            <text:p>13,2376121336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7]" office:value-type="float" office:value="3.125">
            <text:p>3,125</text:p>
          </table:table-cell>
          <table:table-cell table:formula="of:=[$Attacker.$R$47]" office:value-type="float" office:value="118.375">
            <text:p>118,375</text:p>
          </table:table-cell>
          <table:table-cell/>
          <table:table-cell table:formula="of:=[$Victim.$S$47]" office:value-type="float" office:value="8.18439826743543">
            <text:p>8,1843982674</text:p>
          </table:table-cell>
          <table:table-cell table:formula="of:=[$Attacker.$S$47]" office:value-type="float" office:value="19.6877976167981">
            <text:p>19,6877976168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8]" office:value-type="float" office:value="2">
            <text:p>2</text:p>
          </table:table-cell>
          <table:table-cell table:formula="of:=[$Attacker.$R$48]" office:value-type="float" office:value="125.625">
            <text:p>125,625</text:p>
          </table:table-cell>
          <table:table-cell/>
          <table:table-cell table:formula="of:=[$Victim.$S$48]" office:value-type="float" office:value="5.52268050859363">
            <text:p>5,5226805086</text:p>
          </table:table-cell>
          <table:table-cell table:formula="of:=[$Attacker.$S$48]" office:value-type="float" office:value="11.9628330674636">
            <text:p>11,9628330675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49]" office:value-type="float" office:value="3.25">
            <text:p>3,25</text:p>
          </table:table-cell>
          <table:table-cell table:formula="of:=[$Attacker.$R$49]" office:value-type="float" office:value="127.1875">
            <text:p>127,1875</text:p>
          </table:table-cell>
          <table:table-cell/>
          <table:table-cell table:formula="of:=[$Victim.$S$49]" office:value-type="float" office:value="9.58840445538255">
            <text:p>9,5884044554</text:p>
          </table:table-cell>
          <table:table-cell table:formula="of:=[$Attacker.$S$49]" office:value-type="float" office:value="11.9437156592913">
            <text:p>11,9437156593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50]" office:value-type="float" office:value="2.625">
            <text:p>2,625</text:p>
          </table:table-cell>
          <table:table-cell table:formula="of:=[$Attacker.$R$50]" office:value-type="float" office:value="126.375">
            <text:p>126,375</text:p>
          </table:table-cell>
          <table:table-cell/>
          <table:table-cell table:formula="of:=[$Victim.$S$50]" office:value-type="float" office:value="8.2376801952977">
            <text:p>8,2376801953</text:p>
          </table:table-cell>
          <table:table-cell table:formula="of:=[$Attacker.$S$50]" office:value-type="float" office:value="13.176091036419">
            <text:p>13,1760910364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51]" office:value-type="float" office:value="3.625">
            <text:p>3,625</text:p>
          </table:table-cell>
          <table:table-cell table:formula="of:=[$Attacker.$R$51]" office:value-type="float" office:value="126.375">
            <text:p>126,375</text:p>
          </table:table-cell>
          <table:table-cell/>
          <table:table-cell table:formula="of:=[$Victim.$S$51]" office:value-type="float" office:value="11.2075588332161">
            <text:p>11,2075588332</text:p>
          </table:table-cell>
          <table:table-cell table:formula="of:=[$Attacker.$S$51]" office:value-type="float" office:value="13.9053721633044">
            <text:p>13,9053721633</text:p>
          </table:table-cell>
          <table:table-cell table:number-columns-repeated="17"/>
          <table:table-cell table:style-name="ce4"/>
          <table:table-cell table:number-columns-repeated="6"/>
        </table:table-row>
        <table:table-row table:style-name="ro2">
          <table:table-cell table:formula="of:=[$Victim.$R$52]" office:value-type="float" office:value="2.75">
            <text:p>2,75</text:p>
          </table:table-cell>
          <table:table-cell table:formula="of:=[$Attacker.$R$52]" office:value-type="float" office:value="125.8125">
            <text:p>125,8125</text:p>
          </table:table-cell>
          <table:table-cell/>
          <table:table-cell table:formula="of:=[$Victim.$S$52]" office:value-type="float" office:value="7.44563630591772">
            <text:p>7,4456363059</text:p>
          </table:table-cell>
          <table:table-cell table:formula="of:=[$Attacker.$S$52]" office:value-type="float" office:value="12.1820500635156">
            <text:p>12,1820500635</text:p>
          </table:table-cell>
          <table:table-cell table:number-columns-repeated="12"/>
          <table:table-cell table:style-name="ce4" table:number-columns-repeated="6"/>
          <table:table-cell table:number-columns-repeated="6"/>
        </table:table-row>
        <table:table-row table:style-name="ro2">
          <table:table-cell table:formula="of:=[$Victim.$R$53]" office:value-type="float" office:value="2.25">
            <text:p>2,25</text:p>
          </table:table-cell>
          <table:table-cell table:formula="of:=[$Attacker.$R$53]" office:value-type="float" office:value="125.125">
            <text:p>125,125</text:p>
          </table:table-cell>
          <table:table-cell/>
          <table:table-cell table:formula="of:=[$Victim.$S$53]" office:value-type="float" office:value="6.92369121206311">
            <text:p>6,9236912121</text:p>
          </table:table-cell>
          <table:table-cell table:formula="of:=[$Attacker.$S$53]" office:value-type="float" office:value="13.1142813375343">
            <text:p>13,1142813375</text:p>
          </table:table-cell>
          <table:table-cell table:number-columns-repeated="24"/>
        </table:table-row>
        <table:table-row table:style-name="ro2">
          <table:table-cell table:formula="of:=[$Victim.$R$54]" office:value-type="float" office:value="2.5">
            <text:p>2,5</text:p>
          </table:table-cell>
          <table:table-cell table:formula="of:=[$Attacker.$R$54]" office:value-type="float" office:value="124.8125">
            <text:p>124,8125</text:p>
          </table:table-cell>
          <table:table-cell/>
          <table:table-cell table:formula="of:=[$Victim.$S$54]" office:value-type="float" office:value="7.0178344238091">
            <text:p>7,0178344238</text:p>
          </table:table-cell>
          <table:table-cell table:formula="of:=[$Attacker.$S$54]" office:value-type="float" office:value="11.6523535712748">
            <text:p>11,6523535713</text:p>
          </table:table-cell>
          <table:table-cell table:number-columns-repeated="24"/>
        </table:table-row>
        <table:table-row table:style-name="ro2">
          <table:table-cell table:formula="of:=[$Victim.$R$55]" office:value-type="float" office:value="1.875">
            <text:p>1,875</text:p>
          </table:table-cell>
          <table:table-cell table:formula="of:=[$Attacker.$R$55]" office:value-type="float" office:value="126.0625">
            <text:p>126,0625</text:p>
          </table:table-cell>
          <table:table-cell/>
          <table:table-cell table:formula="of:=[$Victim.$S$55]" office:value-type="float" office:value="6.76271949736199">
            <text:p>6,7627194974</text:p>
          </table:table-cell>
          <table:table-cell table:formula="of:=[$Attacker.$S$55]" office:value-type="float" office:value="12.188461500534">
            <text:p>12,1884615005</text:p>
          </table:table-cell>
          <table:table-cell table:number-columns-repeated="24"/>
        </table:table-row>
        <table:table-row table:style-name="ro2">
          <table:table-cell table:formula="of:=[$Victim.$R$56]" office:value-type="float" office:value="3.25">
            <text:p>3,25</text:p>
          </table:table-cell>
          <table:table-cell table:formula="of:=[$Attacker.$R$56]" office:value-type="float" office:value="126.25">
            <text:p>126,25</text:p>
          </table:table-cell>
          <table:table-cell/>
          <table:table-cell table:formula="of:=[$Victim.$S$56]" office:value-type="float" office:value="10.1949742520518">
            <text:p>10,1949742521</text:p>
          </table:table-cell>
          <table:table-cell table:formula="of:=[$Attacker.$S$56]" office:value-type="float" office:value="13.9216557923259">
            <text:p>13,9216557923</text:p>
          </table:table-cell>
          <table:table-cell table:number-columns-repeated="24"/>
        </table:table-row>
        <table:table-row table:style-name="ro2">
          <table:table-cell table:formula="of:=[$Victim.$R$57]" office:value-type="float" office:value="3.125">
            <text:p>3,125</text:p>
          </table:table-cell>
          <table:table-cell table:formula="of:=[$Attacker.$R$57]" office:value-type="float" office:value="128">
            <text:p>128</text:p>
          </table:table-cell>
          <table:table-cell/>
          <table:table-cell table:formula="of:=[$Victim.$S$57]" office:value-type="float" office:value="10.6529045335063">
            <text:p>10,6529045335</text:p>
          </table:table-cell>
          <table:table-cell table:formula="of:=[$Attacker.$S$57]" office:value-type="float" office:value="13.8067012714841">
            <text:p>13,8067012715</text:p>
          </table:table-cell>
          <table:table-cell table:number-columns-repeated="24"/>
        </table:table-row>
        <table:table-row table:style-name="ro2">
          <table:table-cell table:formula="of:=[$Victim.$R$58]" office:value-type="float" office:value="2.375">
            <text:p>2,375</text:p>
          </table:table-cell>
          <table:table-cell table:formula="of:=[$Attacker.$R$58]" office:value-type="float" office:value="127.9375">
            <text:p>127,9375</text:p>
          </table:table-cell>
          <table:table-cell/>
          <table:table-cell table:formula="of:=[$Victim.$S$58]" office:value-type="float" office:value="7.0433922934904">
            <text:p>7,0433922935</text:p>
          </table:table-cell>
          <table:table-cell table:formula="of:=[$Attacker.$S$58]" office:value-type="float" office:value="12.6068867588315">
            <text:p>12,6068867588</text:p>
          </table:table-cell>
          <table:table-cell table:number-columns-repeated="24"/>
        </table:table-row>
        <table:table-row table:style-name="ro2">
          <table:table-cell table:formula="of:=[$Victim.$R$59]" office:value-type="float" office:value="1.25">
            <text:p>1,25</text:p>
          </table:table-cell>
          <table:table-cell table:formula="of:=[$Attacker.$R$59]" office:value-type="float" office:value="128.0625">
            <text:p>128,0625</text:p>
          </table:table-cell>
          <table:table-cell/>
          <table:table-cell table:formula="of:=[$Victim.$S$59]" office:value-type="float" office:value="3.59687364248454">
            <text:p>3,5968736425</text:p>
          </table:table-cell>
          <table:table-cell table:formula="of:=[$Attacker.$S$59]" office:value-type="float" office:value="8.91956241919972">
            <text:p>8,9195624192</text:p>
          </table:table-cell>
          <table:table-cell table:number-columns-repeated="24"/>
        </table:table-row>
        <table:table-row table:style-name="ro2">
          <table:table-cell table:formula="of:=[$Victim.$R$60]" office:value-type="float" office:value="1.625">
            <text:p>1,625</text:p>
          </table:table-cell>
          <table:table-cell table:formula="of:=[$Attacker.$R$60]" office:value-type="float" office:value="128.0625">
            <text:p>128,0625</text:p>
          </table:table-cell>
          <table:table-cell/>
          <table:table-cell table:formula="of:=[$Victim.$S$60]" office:value-type="float" office:value="4.96078370824611">
            <text:p>4,9607837082</text:p>
          </table:table-cell>
          <table:table-cell table:formula="of:=[$Attacker.$S$60]" office:value-type="float" office:value="11.7232074855818">
            <text:p>11,7232074856</text:p>
          </table:table-cell>
          <table:table-cell table:number-columns-repeated="24"/>
        </table:table-row>
        <table:table-row table:style-name="ro2">
          <table:table-cell table:formula="of:=[$Victim.$R$61]" office:value-type="float" office:value="2.375">
            <text:p>2,375</text:p>
          </table:table-cell>
          <table:table-cell table:formula="of:=[$Attacker.$R$61]" office:value-type="float" office:value="127.4375">
            <text:p>127,4375</text:p>
          </table:table-cell>
          <table:table-cell/>
          <table:table-cell table:formula="of:=[$Victim.$S$61]" office:value-type="float" office:value="7.78520230951001">
            <text:p>7,7852023095</text:p>
          </table:table-cell>
          <table:table-cell table:formula="of:=[$Attacker.$S$61]" office:value-type="float" office:value="8.91605819574996">
            <text:p>8,9160581957</text:p>
          </table:table-cell>
          <table:table-cell table:number-columns-repeated="24"/>
        </table:table-row>
        <table:table-row table:style-name="ro2">
          <table:table-cell table:formula="of:=[$Victim.$R$62]" office:value-type="float" office:value="3">
            <text:p>3</text:p>
          </table:table-cell>
          <table:table-cell table:formula="of:=[$Attacker.$R$62]" office:value-type="float" office:value="128.6875">
            <text:p>128,6875</text:p>
          </table:table-cell>
          <table:table-cell/>
          <table:table-cell table:formula="of:=[$Victim.$S$62]" office:value-type="float" office:value="9.35414346693485">
            <text:p>9,3541434669</text:p>
          </table:table-cell>
          <table:table-cell table:formula="of:=[$Attacker.$S$62]" office:value-type="float" office:value="10.1286644603324">
            <text:p>10,1286644603</text:p>
          </table:table-cell>
          <table:table-cell table:number-columns-repeated="24"/>
        </table:table-row>
        <table:table-row table:style-name="ro2">
          <table:table-cell table:formula="of:=[$Victim.$R$63]" office:value-type="float" office:value="2.375">
            <text:p>2,375</text:p>
          </table:table-cell>
          <table:table-cell table:formula="of:=[$Attacker.$R$63]" office:value-type="float" office:value="130.3125">
            <text:p>130,3125</text:p>
          </table:table-cell>
          <table:table-cell/>
          <table:table-cell table:formula="of:=[$Victim.$S$63]" office:value-type="float" office:value="7.78520230951001">
            <text:p>7,7852023095</text:p>
          </table:table-cell>
          <table:table-cell table:formula="of:=[$Attacker.$S$63]" office:value-type="float" office:value="9.74499070035472">
            <text:p>9,7449907004</text:p>
          </table:table-cell>
          <table:table-cell table:number-columns-repeated="24"/>
        </table:table-row>
        <table:table-row table:style-name="ro2">
          <table:table-cell table:formula="of:=[$Victim.$R$64]" office:value-type="float" office:value="1.75">
            <text:p>1,75</text:p>
          </table:table-cell>
          <table:table-cell table:formula="of:=[$Attacker.$R$64]" office:value-type="float" office:value="128.625">
            <text:p>128,625</text:p>
          </table:table-cell>
          <table:table-cell/>
          <table:table-cell table:formula="of:=[$Victim.$S$64]" office:value-type="float" office:value="4.6837484987988">
            <text:p>4,6837484988</text:p>
          </table:table-cell>
          <table:table-cell table:formula="of:=[$Attacker.$S$64]" office:value-type="float" office:value="13.5963000481749">
            <text:p>13,5963000482</text:p>
          </table:table-cell>
          <table:table-cell table:number-columns-repeated="24"/>
        </table:table-row>
        <table:table-row table:style-name="ro2">
          <table:table-cell table:formula="of:=[$Victim.$R$65]" office:value-type="float" office:value="2.125">
            <text:p>2,125</text:p>
          </table:table-cell>
          <table:table-cell table:formula="of:=[$Attacker.$R$65]" office:value-type="float" office:value="129.5625">
            <text:p>129,5625</text:p>
          </table:table-cell>
          <table:table-cell/>
          <table:table-cell table:formula="of:=[$Victim.$S$65]" office:value-type="float" office:value="6.14283118765281">
            <text:p>6,1428311877</text:p>
          </table:table-cell>
          <table:table-cell table:formula="of:=[$Attacker.$S$65]" office:value-type="float" office:value="12.5845577494801">
            <text:p>12,5845577495</text:p>
          </table:table-cell>
          <table:table-cell table:number-columns-repeated="24"/>
        </table:table-row>
        <table:table-row table:style-name="ro2">
          <table:table-cell table:formula="of:=[$Victim.$R$66]" office:value-type="float" office:value="2.75">
            <text:p>2,75</text:p>
          </table:table-cell>
          <table:table-cell table:formula="of:=[$Attacker.$R$66]" office:value-type="float" office:value="129.8125">
            <text:p>129,8125</text:p>
          </table:table-cell>
          <table:table-cell/>
          <table:table-cell table:formula="of:=[$Victim.$S$66]" office:value-type="float" office:value="8.42244026396151">
            <text:p>8,422440264</text:p>
          </table:table-cell>
          <table:table-cell table:formula="of:=[$Attacker.$S$66]" office:value-type="float" office:value="12.0115504307312">
            <text:p>12,0115504307</text:p>
          </table:table-cell>
          <table:table-cell table:number-columns-repeated="24"/>
        </table:table-row>
        <table:table-row table:style-name="ro2">
          <table:table-cell table:formula="of:=[$Victim.$R$67]" office:value-type="float" office:value="1.625">
            <text:p>1,625</text:p>
          </table:table-cell>
          <table:table-cell table:formula="of:=[$Attacker.$R$67]" office:value-type="float" office:value="129.3125">
            <text:p>129,3125</text:p>
          </table:table-cell>
          <table:table-cell/>
          <table:table-cell table:formula="of:=[$Victim.$S$67]" office:value-type="float" office:value="4.19635258289863">
            <text:p>4,1963525829</text:p>
          </table:table-cell>
          <table:table-cell table:formula="of:=[$Attacker.$S$67]" office:value-type="float" office:value="13.0418497058508">
            <text:p>13,0418497059</text:p>
          </table:table-cell>
          <table:table-cell table:number-columns-repeated="24"/>
        </table:table-row>
        <table:table-row table:style-name="ro2">
          <table:table-cell table:formula="of:=[$Victim.$R$68]" office:value-type="float" office:value="2.5">
            <text:p>2,5</text:p>
          </table:table-cell>
          <table:table-cell table:formula="of:=[$Attacker.$R$68]" office:value-type="float" office:value="132.6875">
            <text:p>132,6875</text:p>
          </table:table-cell>
          <table:table-cell/>
          <table:table-cell table:formula="of:=[$Victim.$S$68]" office:value-type="float" office:value="6.9462219947249">
            <text:p>6,9462219947</text:p>
          </table:table-cell>
          <table:table-cell table:formula="of:=[$Attacker.$S$68]" office:value-type="float" office:value="10.7454568888438">
            <text:p>10,7454568888</text:p>
          </table:table-cell>
          <table:table-cell table:number-columns-repeated="24"/>
        </table:table-row>
        <table:table-row table:style-name="ro2">
          <table:table-cell table:formula="of:=[$Victim.$R$69]" office:value-type="float" office:value="2">
            <text:p>2</text:p>
          </table:table-cell>
          <table:table-cell table:formula="of:=[$Attacker.$R$69]" office:value-type="float" office:value="130.9375">
            <text:p>130,9375</text:p>
          </table:table-cell>
          <table:table-cell/>
          <table:table-cell table:formula="of:=[$Victim.$S$69]" office:value-type="float" office:value="5.70087712549569">
            <text:p>5,7008771255</text:p>
          </table:table-cell>
          <table:table-cell table:formula="of:=[$Attacker.$S$69]" office:value-type="float" office:value="11.1269310121884">
            <text:p>11,1269310122</text:p>
          </table:table-cell>
          <table:table-cell table:number-columns-repeated="24"/>
        </table:table-row>
        <table:table-row table:style-name="ro2">
          <table:table-cell table:formula="of:=[$Victim.$R$70]" office:value-type="float" office:value="3.25">
            <text:p>3,25</text:p>
          </table:table-cell>
          <table:table-cell table:formula="of:=[$Attacker.$R$70]" office:value-type="float" office:value="133">
            <text:p>133</text:p>
          </table:table-cell>
          <table:table-cell/>
          <table:table-cell table:formula="of:=[$Victim.$S$70]" office:value-type="float" office:value="9.92156741649221">
            <text:p>9,9215674165</text:p>
          </table:table-cell>
          <table:table-cell table:formula="of:=[$Attacker.$S$70]" office:value-type="float" office:value="11.6404467268228">
            <text:p>11,6404467268</text:p>
          </table:table-cell>
          <table:table-cell table:number-columns-repeated="24"/>
        </table:table-row>
        <table:table-row table:style-name="ro2">
          <table:table-cell table:formula="of:=[$Victim.$R$71]" office:value-type="float" office:value="2.25">
            <text:p>2,25</text:p>
          </table:table-cell>
          <table:table-cell table:formula="of:=[$Attacker.$R$71]" office:value-type="float" office:value="131.5625">
            <text:p>131,5625</text:p>
          </table:table-cell>
          <table:table-cell/>
          <table:table-cell table:formula="of:=[$Victim.$S$71]" office:value-type="float" office:value="7.31009575860672">
            <text:p>7,3100957586</text:p>
          </table:table-cell>
          <table:table-cell table:formula="of:=[$Attacker.$S$71]" office:value-type="float" office:value="10.0683212975153">
            <text:p>10,0683212975</text:p>
          </table:table-cell>
          <table:table-cell table:number-columns-repeated="24"/>
        </table:table-row>
        <table:table-row table:style-name="ro2">
          <table:table-cell table:formula="of:=[$Victim.$R$72]" office:value-type="float" office:value="2.375">
            <text:p>2,375</text:p>
          </table:table-cell>
          <table:table-cell table:formula="of:=[$Attacker.$R$72]" office:value-type="float" office:value="132.25">
            <text:p>132,25</text:p>
          </table:table-cell>
          <table:table-cell/>
          <table:table-cell table:formula="of:=[$Victim.$S$72]" office:value-type="float" office:value="8.69536514471934">
            <text:p>8,6953651447</text:p>
          </table:table-cell>
          <table:table-cell table:formula="of:=[$Attacker.$S$72]" office:value-type="float" office:value="11.3660679216693">
            <text:p>11,3660679217</text:p>
          </table:table-cell>
          <table:table-cell table:number-columns-repeated="24"/>
        </table:table-row>
        <table:table-row table:style-name="ro2">
          <table:table-cell table:formula="of:=[$Victim.$R$73]" office:value-type="float" office:value="3">
            <text:p>3</text:p>
          </table:table-cell>
          <table:table-cell table:formula="of:=[$Attacker.$R$73]" office:value-type="float" office:value="130.6875">
            <text:p>130,6875</text:p>
          </table:table-cell>
          <table:table-cell/>
          <table:table-cell table:formula="of:=[$Victim.$S$73]" office:value-type="float" office:value="9.66953980290686">
            <text:p>9,6695398029</text:p>
          </table:table-cell>
          <table:table-cell table:formula="of:=[$Attacker.$S$73]" office:value-type="float" office:value="13.2793013276302">
            <text:p>13,2793013276</text:p>
          </table:table-cell>
          <table:table-cell table:number-columns-repeated="24"/>
        </table:table-row>
        <table:table-row table:style-name="ro2">
          <table:table-cell table:formula="of:=[$Victim.$R$74]" office:value-type="float" office:value="2.625">
            <text:p>2,625</text:p>
          </table:table-cell>
          <table:table-cell table:formula="of:=[$Attacker.$R$74]" office:value-type="float" office:value="132.25">
            <text:p>132,25</text:p>
          </table:table-cell>
          <table:table-cell/>
          <table:table-cell table:formula="of:=[$Victim.$S$74]" office:value-type="float" office:value="7.47391296443837">
            <text:p>7,4739129644</text:p>
          </table:table-cell>
          <table:table-cell table:formula="of:=[$Attacker.$S$74]" office:value-type="float" office:value="9.27698765763974">
            <text:p>9,2769876576</text:p>
          </table:table-cell>
          <table:table-cell table:number-columns-repeated="24"/>
        </table:table-row>
        <table:table-row table:style-name="ro2">
          <table:table-cell table:formula="of:=[$Victim.$R$75]" office:value-type="float" office:value="2.25">
            <text:p>2,25</text:p>
          </table:table-cell>
          <table:table-cell table:formula="of:=[$Attacker.$R$75]" office:value-type="float" office:value="134.625">
            <text:p>134,625</text:p>
          </table:table-cell>
          <table:table-cell/>
          <table:table-cell table:formula="of:=[$Victim.$S$75]" office:value-type="float" office:value="6.81450658521951">
            <text:p>6,8145065852</text:p>
          </table:table-cell>
          <table:table-cell table:formula="of:=[$Attacker.$S$75]" office:value-type="float" office:value="9.27951372648373">
            <text:p>9,2795137265</text:p>
          </table:table-cell>
          <table:table-cell table:number-columns-repeated="24"/>
        </table:table-row>
        <table:table-row table:style-name="ro2">
          <table:table-cell table:formula="of:=[$Victim.$R$76]" office:value-type="float" office:value="1.75">
            <text:p>1,75</text:p>
          </table:table-cell>
          <table:table-cell table:formula="of:=[$Attacker.$R$76]" office:value-type="float" office:value="132.75">
            <text:p>132,75</text:p>
          </table:table-cell>
          <table:table-cell/>
          <table:table-cell table:formula="of:=[$Victim.$S$76]" office:value-type="float" office:value="4.9434299833213">
            <text:p>4,9434299833</text:p>
          </table:table-cell>
          <table:table-cell table:formula="of:=[$Attacker.$S$76]" office:value-type="float" office:value="11.5135789396695">
            <text:p>11,5135789397</text:p>
          </table:table-cell>
          <table:table-cell table:number-columns-repeated="24"/>
        </table:table-row>
        <table:table-row table:style-name="ro2">
          <table:table-cell table:formula="of:=[$Victim.$R$77]" office:value-type="float" office:value="2.125">
            <text:p>2,125</text:p>
          </table:table-cell>
          <table:table-cell table:formula="of:=[$Attacker.$R$77]" office:value-type="float" office:value="133.5625">
            <text:p>133,5625</text:p>
          </table:table-cell>
          <table:table-cell/>
          <table:table-cell table:formula="of:=[$Victim.$S$77]" office:value-type="float" office:value="6.34305722818264">
            <text:p>6,3430572282</text:p>
          </table:table-cell>
          <table:table-cell table:formula="of:=[$Attacker.$S$77]" office:value-type="float" office:value="11.4617229834785">
            <text:p>11,4617229835</text:p>
          </table:table-cell>
          <table:table-cell table:number-columns-repeated="24"/>
        </table:table-row>
        <table:table-row table:style-name="ro2">
          <table:table-cell table:formula="of:=[$Victim.$R$78]" office:value-type="float" office:value="2.5">
            <text:p>2,5</text:p>
          </table:table-cell>
          <table:table-cell table:formula="of:=[$Attacker.$R$78]" office:value-type="float" office:value="134.875">
            <text:p>134,875</text:p>
          </table:table-cell>
          <table:table-cell/>
          <table:table-cell table:formula="of:=[$Victim.$S$78]" office:value-type="float" office:value="7.76208734813001">
            <text:p>7,7620873481</text:p>
          </table:table-cell>
          <table:table-cell table:formula="of:=[$Attacker.$S$78]" office:value-type="float" office:value="7.43198324809737">
            <text:p>7,4319832481</text:p>
          </table:table-cell>
          <table:table-cell table:number-columns-repeated="24"/>
        </table:table-row>
        <table:table-row table:style-name="ro2">
          <table:table-cell table:formula="of:=[$Victim.$R$79]" office:value-type="float" office:value="2.13333333333333">
            <text:p>2,1333333333</text:p>
          </table:table-cell>
          <table:table-cell table:formula="of:=[$Attacker.$R$79]" office:value-type="float" office:value="137.75">
            <text:p>137,75</text:p>
          </table:table-cell>
          <table:table-cell/>
          <table:table-cell table:formula="of:=[$Victim.$S$79]" office:value-type="float" office:value="6.36396103067893">
            <text:p>6,3639610307</text:p>
          </table:table-cell>
          <table:table-cell table:formula="of:=[$Attacker.$S$79]" office:value-type="float" office:value="7.77415590273311">
            <text:p>7,7741559027</text:p>
          </table:table-cell>
          <table:table-cell table:number-columns-repeated="24"/>
        </table:table-row>
        <table:table-row table:style-name="ro2">
          <table:table-cell table:formula="of:=[$Victim.$R$80]" office:value-type="float" office:value="1.86666666666667">
            <text:p>1,8666666667</text:p>
          </table:table-cell>
          <table:table-cell table:formula="of:=[$Attacker.$R$80]" office:value-type="float" office:value="138.125">
            <text:p>138,125</text:p>
          </table:table-cell>
          <table:table-cell/>
          <table:table-cell table:formula="of:=[$Victim.$S$80]" office:value-type="float" office:value="6.27992834354024">
            <text:p>6,2799283435</text:p>
          </table:table-cell>
          <table:table-cell table:formula="of:=[$Attacker.$S$80]" office:value-type="float" office:value="10.3614369177253">
            <text:p>10,3614369177</text:p>
          </table:table-cell>
          <table:table-cell table:number-columns-repeated="24"/>
        </table:table-row>
        <table:table-row table:style-name="ro2">
          <table:table-cell table:formula="of:=[$Victim.$R$81]" office:value-type="float" office:value="2.26666666666667">
            <text:p>2,2666666667</text:p>
          </table:table-cell>
          <table:table-cell table:formula="of:=[$Attacker.$R$81]" office:value-type="float" office:value="134.9375">
            <text:p>134,9375</text:p>
          </table:table-cell>
          <table:table-cell/>
          <table:table-cell table:formula="of:=[$Victim.$S$81]" office:value-type="float" office:value="5.67753247458788">
            <text:p>5,6775324746</text:p>
          </table:table-cell>
          <table:table-cell table:formula="of:=[$Attacker.$S$81]" office:value-type="float" office:value="9.20236892055519">
            <text:p>9,2023689206</text:p>
          </table:table-cell>
          <table:table-cell table:number-columns-repeated="24"/>
        </table:table-row>
        <table:table-row table:style-name="ro2">
          <table:table-cell table:formula="of:=[$Victim.$R$82]" office:value-type="float" office:value="2.71428571428571">
            <text:p>2,7142857143</text:p>
          </table:table-cell>
          <table:table-cell table:formula="of:=[$Attacker.$R$82]" office:value-type="float" office:value="134.0625">
            <text:p>134,0625</text:p>
          </table:table-cell>
          <table:table-cell/>
          <table:table-cell table:formula="of:=[$Victim.$S$82]" office:value-type="float" office:value="6.52758569457345">
            <text:p>6,5275856946</text:p>
          </table:table-cell>
          <table:table-cell table:formula="of:=[$Attacker.$S$82]" office:value-type="float" office:value="9.97163947152122">
            <text:p>9,9716394715</text:p>
          </table:table-cell>
          <table:table-cell table:number-columns-repeated="24"/>
        </table:table-row>
        <table:table-row table:style-name="ro2">
          <table:table-cell table:formula="of:=[$Victim.$R$83]" office:value-type="float" office:value="2.28571428571429">
            <text:p>2,2857142857</text:p>
          </table:table-cell>
          <table:table-cell table:formula="of:=[$Attacker.$R$83]" office:value-type="float" office:value="136">
            <text:p>136</text:p>
          </table:table-cell>
          <table:table-cell/>
          <table:table-cell table:formula="of:=[$Victim.$S$83]" office:value-type="float" office:value="7.24568837309472">
            <text:p>7,2456883731</text:p>
          </table:table-cell>
          <table:table-cell table:formula="of:=[$Attacker.$S$83]" office:value-type="float" office:value="10.7412755294704">
            <text:p>10,7412755295</text:p>
          </table:table-cell>
          <table:table-cell table:number-columns-repeated="24"/>
        </table:table-row>
        <table:table-row table:style-name="ro2">
          <table:table-cell table:formula="of:=[$Victim.$R$84]" office:value-type="float" office:value="2.57142857142857">
            <text:p>2,5714285714</text:p>
          </table:table-cell>
          <table:table-cell table:formula="of:=[$Attacker.$R$84]" office:value-type="float" office:value="135.1875">
            <text:p>135,1875</text:p>
          </table:table-cell>
          <table:table-cell/>
          <table:table-cell table:formula="of:=[$Victim.$S$84]" office:value-type="float" office:value="6.43719659479187">
            <text:p>6,4371965948</text:p>
          </table:table-cell>
          <table:table-cell table:formula="of:=[$Attacker.$S$84]" office:value-type="float" office:value="8.7336901565146">
            <text:p>8,7336901565</text:p>
          </table:table-cell>
          <table:table-cell table:number-columns-repeated="24"/>
        </table:table-row>
        <table:table-row table:style-name="ro2">
          <table:table-cell table:formula="of:=[$Victim.$R$85]" office:value-type="float" office:value="2.57142857142857">
            <text:p>2,5714285714</text:p>
          </table:table-cell>
          <table:table-cell table:formula="of:=[$Attacker.$R$85]" office:value-type="float" office:value="128.5">
            <text:p>128,5</text:p>
          </table:table-cell>
          <table:table-cell/>
          <table:table-cell table:formula="of:=[$Victim.$S$85]" office:value-type="float" office:value="7.31009575860672">
            <text:p>7,3100957586</text:p>
          </table:table-cell>
          <table:table-cell table:formula="of:=[$Attacker.$S$85]" office:value-type="float" office:value="30.6186217847897">
            <text:p>30,6186217848</text:p>
          </table:table-cell>
          <table:table-cell table:number-columns-repeated="24"/>
        </table:table-row>
        <table:table-row table:style-name="ro2">
          <table:table-cell table:formula="of:=[$Victim.$R$86]" office:value-type="float" office:value="3">
            <text:p>3</text:p>
          </table:table-cell>
          <table:table-cell table:formula="of:=[$Attacker.$R$86]" office:value-type="float" office:value="112.625">
            <text:p>112,625</text:p>
          </table:table-cell>
          <table:table-cell/>
          <table:table-cell table:formula="of:=[$Victim.$S$86]" office:value-type="float" office:value="8.73838514829828">
            <text:p>8,7383851483</text:p>
          </table:table-cell>
          <table:table-cell table:formula="of:=[$Attacker.$S$86]" office:value-type="float" office:value="47.7164476360091">
            <text:p>47,716447636</text:p>
          </table:table-cell>
          <table:table-cell table:number-columns-repeated="24"/>
        </table:table-row>
        <table:table-row table:style-name="ro2">
          <table:table-cell table:formula="of:=[$Victim.$R$87]" office:value-type="float" office:value="2.42857142857143">
            <text:p>2,4285714286</text:p>
          </table:table-cell>
          <table:table-cell table:formula="of:=[$Attacker.$R$87]" office:value-type="float" office:value="107.25">
            <text:p>107,25</text:p>
          </table:table-cell>
          <table:table-cell/>
          <table:table-cell table:formula="of:=[$Victim.$S$87]" office:value-type="float" office:value="5.63332716962187">
            <text:p>5,6333271696</text:p>
          </table:table-cell>
          <table:table-cell table:formula="of:=[$Attacker.$S$87]" office:value-type="float" office:value="51.8549660109811">
            <text:p>51,854966011</text:p>
          </table:table-cell>
          <table:table-cell table:number-columns-repeated="24"/>
        </table:table-row>
        <table:table-row table:style-name="ro2">
          <table:table-cell table:formula="of:=[$Victim.$R$88]" office:value-type="float" office:value="2.42857142857143">
            <text:p>2,4285714286</text:p>
          </table:table-cell>
          <table:table-cell table:formula="of:=[$Attacker.$R$88]" office:value-type="float" office:value="107">
            <text:p>107</text:p>
          </table:table-cell>
          <table:table-cell/>
          <table:table-cell table:formula="of:=[$Victim.$S$88]" office:value-type="float" office:value="5.97782360060917">
            <text:p>5,9778236006</text:p>
          </table:table-cell>
          <table:table-cell table:formula="of:=[$Attacker.$S$88]" office:value-type="float" office:value="51.8881007553755">
            <text:p>51,8881007554</text:p>
          </table:table-cell>
          <table:table-cell table:number-columns-repeated="24"/>
        </table:table-row>
        <table:table-row table:style-name="ro2">
          <table:table-cell table:formula="of:=[$Victim.$R$89]" office:value-type="float" office:value="2.76923076923077">
            <text:p>2,7692307692</text:p>
          </table:table-cell>
          <table:table-cell table:formula="of:=[$Attacker.$R$89]" office:value-type="float" office:value="106.4375">
            <text:p>106,4375</text:p>
          </table:table-cell>
          <table:table-cell/>
          <table:table-cell table:formula="of:=[$Victim.$S$89]" office:value-type="float" office:value="7.31009575860672">
            <text:p>7,3100957586</text:p>
          </table:table-cell>
          <table:table-cell table:formula="of:=[$Attacker.$S$89]" office:value-type="float" office:value="51.6272320946029">
            <text:p>51,6272320946</text:p>
          </table:table-cell>
          <table:table-cell table:number-columns-repeated="24"/>
        </table:table-row>
        <table:table-row table:style-name="ro2">
          <table:table-cell table:formula="of:=[$Victim.$R$90]" office:value-type="float" office:value="3.23076923076923">
            <text:p>3,2307692308</text:p>
          </table:table-cell>
          <table:table-cell table:formula="of:=[$Attacker.$R$90]" office:value-type="float" office:value="107.125">
            <text:p>107,125</text:p>
          </table:table-cell>
          <table:table-cell/>
          <table:table-cell table:formula="of:=[$Victim.$S$90]" office:value-type="float" office:value="8.68097776750983">
            <text:p>8,6809777675</text:p>
          </table:table-cell>
          <table:table-cell table:formula="of:=[$Attacker.$S$90]" office:value-type="float" office:value="51.723876256522">
            <text:p>51,7238762565</text:p>
          </table:table-cell>
          <table:table-cell table:number-columns-repeated="24"/>
        </table:table-row>
        <table:table-row table:style-name="ro2">
          <table:table-cell table:formula="of:=[$Victim.$R$91]" office:value-type="float" office:value="2.16666666666667">
            <text:p>2,1666666667</text:p>
          </table:table-cell>
          <table:table-cell table:formula="of:=[$Attacker.$R$91]" office:value-type="float" office:value="103.3125">
            <text:p>103,3125</text:p>
          </table:table-cell>
          <table:table-cell/>
          <table:table-cell table:formula="of:=[$Victim.$S$91]" office:value-type="float" office:value="4.31385848168435">
            <text:p>4,3138584817</text:p>
          </table:table-cell>
          <table:table-cell table:formula="of:=[$Attacker.$S$91]" office:value-type="float" office:value="50.9972042738619">
            <text:p>50,9972042739</text:p>
          </table:table-cell>
          <table:table-cell table:number-columns-repeated="24"/>
        </table:table-row>
        <table:table-row table:style-name="ro2">
          <table:table-cell table:formula="of:=[$Victim.$R$92]" office:value-type="float" office:value="3.66666666666667">
            <text:p>3,6666666667</text:p>
          </table:table-cell>
          <table:table-cell table:formula="of:=[$Attacker.$R$92]" office:value-type="float" office:value="94.6875">
            <text:p>94,6875</text:p>
          </table:table-cell>
          <table:table-cell/>
          <table:table-cell table:formula="of:=[$Victim.$S$92]" office:value-type="float" office:value="10.1458119438515">
            <text:p>10,1458119439</text:p>
          </table:table-cell>
          <table:table-cell table:formula="of:=[$Attacker.$S$92]" office:value-type="float" office:value="55.5717090231172">
            <text:p>55,5717090231</text:p>
          </table:table-cell>
          <table:table-cell table:number-columns-repeated="24"/>
        </table:table-row>
        <table:table-row table:style-name="ro2">
          <table:table-cell table:formula="of:=[$Victim.$R$93]" office:value-type="float" office:value="1.5">
            <text:p>1,5</text:p>
          </table:table-cell>
          <table:table-cell table:formula="of:=[$Attacker.$R$93]" office:value-type="float" office:value="90.5">
            <text:p>90,5</text:p>
          </table:table-cell>
          <table:table-cell/>
          <table:table-cell table:formula="of:=[$Victim.$S$93]" office:value-type="float" office:value="4.35710626448334">
            <text:p>4,3571062645</text:p>
          </table:table-cell>
          <table:table-cell table:formula="of:=[$Attacker.$S$93]" office:value-type="float" office:value="61.2811145460002">
            <text:p>61,281114546</text:p>
          </table:table-cell>
          <table:table-cell table:number-columns-repeated="24"/>
        </table:table-row>
        <table:table-row table:style-name="ro2">
          <table:table-cell table:formula="of:=[$Victim.$R$94]" office:value-type="float" office:value="2.83333333333333">
            <text:p>2,8333333333</text:p>
          </table:table-cell>
          <table:table-cell table:formula="of:=[$Attacker.$R$94]" office:value-type="float" office:value="76.5625">
            <text:p>76,5625</text:p>
          </table:table-cell>
          <table:table-cell/>
          <table:table-cell table:formula="of:=[$Victim.$S$94]" office:value-type="float" office:value="7.72880165355536">
            <text:p>7,7288016536</text:p>
          </table:table-cell>
          <table:table-cell table:formula="of:=[$Attacker.$S$94]" office:value-type="float" office:value="62.8042283110779">
            <text:p>62,8042283111</text:p>
          </table:table-cell>
          <table:table-cell table:number-columns-repeated="24"/>
        </table:table-row>
        <table:table-row table:style-name="ro2">
          <table:table-cell table:formula="of:=[$Victim.$R$95]" office:value-type="float" office:value="2.66666666666667">
            <text:p>2,6666666667</text:p>
          </table:table-cell>
          <table:table-cell table:formula="of:=[$Attacker.$R$95]" office:value-type="float" office:value="64.8125">
            <text:p>64,8125</text:p>
          </table:table-cell>
          <table:table-cell/>
          <table:table-cell table:formula="of:=[$Victim.$S$95]" office:value-type="float" office:value="7.74596669241483">
            <text:p>7,7459666924</text:p>
          </table:table-cell>
          <table:table-cell table:formula="of:=[$Attacker.$S$95]" office:value-type="float" office:value="64.2244294933789">
            <text:p>64,2244294934</text:p>
          </table:table-cell>
          <table:table-cell table:number-columns-repeated="24"/>
        </table:table-row>
        <table:table-row table:style-name="ro2">
          <table:table-cell table:formula="of:=[$Victim.$R$96]" office:value-type="float" office:value="3">
            <text:p>3</text:p>
          </table:table-cell>
          <table:table-cell table:formula="of:=[$Attacker.$R$96]" office:value-type="float" office:value="56.375">
            <text:p>56,375</text:p>
          </table:table-cell>
          <table:table-cell/>
          <table:table-cell table:formula="of:=[$Victim.$S$96]" office:value-type="float" office:value="8.21203385282842">
            <text:p>8,2120338528</text:p>
          </table:table-cell>
          <table:table-cell table:formula="of:=[$Attacker.$S$96]" office:value-type="float" office:value="63.5677542076169">
            <text:p>63,5677542076</text:p>
          </table:table-cell>
          <table:table-cell table:number-columns-repeated="24"/>
        </table:table-row>
        <table:table-row table:style-name="ro2">
          <table:table-cell table:formula="of:=[$Victim.$R$97]" office:value-type="float" office:value="4.18181818181818">
            <text:p>4,1818181818</text:p>
          </table:table-cell>
          <table:table-cell table:formula="of:=[$Attacker.$R$97]" office:value-type="float" office:value="57.9375">
            <text:p>57,9375</text:p>
          </table:table-cell>
          <table:table-cell/>
          <table:table-cell table:formula="of:=[$Victim.$S$97]" office:value-type="float" office:value="11.1348271203463">
            <text:p>11,1348271203</text:p>
          </table:table-cell>
          <table:table-cell table:formula="of:=[$Attacker.$S$97]" office:value-type="float" office:value="65.56244041942">
            <text:p>65,5624404194</text:p>
          </table:table-cell>
          <table:table-cell table:number-columns-repeated="24"/>
        </table:table-row>
        <table:table-row table:style-name="ro2">
          <table:table-cell table:formula="of:=[$Victim.$R$98]" office:value-type="float" office:value="2.54545454545455">
            <text:p>2,5454545455</text:p>
          </table:table-cell>
          <table:table-cell table:formula="of:=[$Attacker.$R$98]" office:value-type="float" office:value="44.5">
            <text:p>44,5</text:p>
          </table:table-cell>
          <table:table-cell/>
          <table:table-cell table:formula="of:=[$Victim.$S$98]" office:value-type="float" office:value="6.27992834354024">
            <text:p>6,2799283435</text:p>
          </table:table-cell>
          <table:table-cell table:formula="of:=[$Attacker.$S$98]" office:value-type="float" office:value="54.8087584241789">
            <text:p>54,8087584242</text:p>
          </table:table-cell>
          <table:table-cell table:number-columns-repeated="24"/>
        </table:table-row>
        <table:table-row table:style-name="ro2">
          <table:table-cell table:formula="of:=[$Victim.$R$99]" office:value-type="float" office:value="1.8">
            <text:p>1,8</text:p>
          </table:table-cell>
          <table:table-cell table:formula="of:=[$Attacker.$R$99]" office:value-type="float" office:value="36.1428571428571">
            <text:p>36,1428571429</text:p>
          </table:table-cell>
          <table:table-cell/>
          <table:table-cell table:formula="of:=[$Victim.$S$99]" office:value-type="float" office:value="3.87096564180051">
            <text:p>3,8709656418</text:p>
          </table:table-cell>
          <table:table-cell table:formula="of:=[$Attacker.$S$99]" office:value-type="float" office:value="54.6601717432355">
            <text:p>54,6601717432</text:p>
          </table:table-cell>
          <table:table-cell table:number-columns-repeated="24"/>
        </table:table-row>
        <table:table-row table:style-name="ro2">
          <table:table-cell table:formula="of:=[$Victim.$R$100]" office:value-type="float" office:value="4">
            <text:p>4</text:p>
          </table:table-cell>
          <table:table-cell table:formula="of:=[$Attacker.$R$100]" office:value-type="float" office:value="26.7692307692308">
            <text:p>26,7692307692</text:p>
          </table:table-cell>
          <table:table-cell/>
          <table:table-cell table:formula="of:=[$Victim.$S$100]" office:value-type="float" office:value="8.21203385282842">
            <text:p>8,2120338528</text:p>
          </table:table-cell>
          <table:table-cell table:formula="of:=[$Attacker.$S$100]" office:value-type="float" office:value="45.7759489251725">
            <text:p>45,7759489252</text:p>
          </table:table-cell>
          <table:table-cell table:number-columns-repeated="24"/>
        </table:table-row>
        <table:table-row table:style-name="ro2">
          <table:table-cell table:formula="of:=[$Victim.$R$101]" office:value-type="float" office:value="6.5">
            <text:p>6,5</text:p>
          </table:table-cell>
          <table:table-cell table:formula="of:=[$Attacker.$R$101]" office:value-type="float" office:value="27.2307692307692">
            <text:p>27,2307692308</text:p>
          </table:table-cell>
          <table:table-cell/>
          <table:table-cell table:formula="of:=[$Victim.$S$101]" office:value-type="float" office:value="12.0804594283496">
            <text:p>12,0804594283</text:p>
          </table:table-cell>
          <table:table-cell table:formula="of:=[$Attacker.$S$101]" office:value-type="float" office:value="47.3060183803287">
            <text:p>47,3060183803</text:p>
          </table:table-cell>
          <table:table-cell table:number-columns-repeated="24"/>
        </table:table-row>
        <table:table-row table:style-name="ro2">
          <table:table-cell table:formula="of:=[$Victim.$R$102]" office:value-type="float" office:value="4.57142857142857">
            <text:p>4,5714285714</text:p>
          </table:table-cell>
          <table:table-cell table:formula="of:=[$Attacker.$R$102]" office:value-type="float" office:value="20.6153846153846">
            <text:p>20,6153846154</text:p>
          </table:table-cell>
          <table:table-cell/>
          <table:table-cell table:formula="of:=[$Victim.$S$102]" office:value-type="float" office:value="7.74596669241483">
            <text:p>7,7459666924</text:p>
          </table:table-cell>
          <table:table-cell table:formula="of:=[$Attacker.$S$102]" office:value-type="float" office:value="43.6026088669015">
            <text:p>43,6026088669</text:p>
          </table:table-cell>
          <table:table-cell table:number-columns-repeated="24"/>
        </table:table-row>
        <table:table-row table:style-name="ro2">
          <table:table-cell table:formula="of:=[$Victim.$R$103]" office:value-type="float" office:value="5.14285714285714">
            <text:p>5,1428571429</text:p>
          </table:table-cell>
          <table:table-cell table:formula="of:=[$Attacker.$R$103]" office:value-type="float" office:value="20.3846153846154">
            <text:p>20,3846153846</text:p>
          </table:table-cell>
          <table:table-cell/>
          <table:table-cell table:formula="of:=[$Victim.$S$103]" office:value-type="float" office:value="8.71421252896669">
            <text:p>8,714212529</text:p>
          </table:table-cell>
          <table:table-cell table:formula="of:=[$Attacker.$S$103]" office:value-type="float" office:value="43.4438844228966">
            <text:p>43,4438844229</text:p>
          </table:table-cell>
          <table:table-cell table:number-columns-repeated="24"/>
        </table:table-row>
        <table:table-row table:style-name="ro2">
          <table:table-cell table:formula="of:=[$Victim.$R$104]" office:value-type="float" office:value="2.85714285714286">
            <text:p>2,8571428571</text:p>
          </table:table-cell>
          <table:table-cell table:formula="of:=[$Attacker.$R$104]" office:value-type="float" office:value="18.0769230769231">
            <text:p>18,0769230769</text:p>
          </table:table-cell>
          <table:table-cell/>
          <table:table-cell table:formula="of:=[$Victim.$S$104]" office:value-type="float" office:value="4.84122918275927">
            <text:p>4,8412291828</text:p>
          </table:table-cell>
          <table:table-cell table:formula="of:=[$Attacker.$S$104]" office:value-type="float" office:value="37.04173111168">
            <text:p>37,0417311117</text:p>
          </table:table-cell>
          <table:table-cell table:number-columns-repeated="24"/>
        </table:table-row>
        <table:table-row table:style-name="ro2">
          <table:table-cell table:formula="of:=[$Victim.$R$105]" office:value-type="float" office:value="0">
            <text:p>0</text:p>
          </table:table-cell>
          <table:table-cell table:formula="of:=[$Attacker.$R$105]" office:value-type="float" office:value="0.333333333333333">
            <text:p>0,3333333333</text:p>
          </table:table-cell>
          <table:table-cell/>
          <table:table-cell table:formula="of:=[$Victim.$S$105]" office:value-type="float" office:value="0">
            <text:p>0</text:p>
          </table:table-cell>
          <table:table-cell table:formula="of:=[$Attacker.$S$105]" office:value-type="float" office:value="0.433012701892219">
            <text:p>0,4330127019</text:p>
          </table:table-cell>
          <table:table-cell table:number-columns-repeated="24"/>
        </table:table-row>
        <table:table-row table:style-name="ro2">
          <table:table-cell table:formula="of:=[$Victim.$R$106]" office:value-type="float" office:value="0.285714285714286">
            <text:p>0,2857142857</text:p>
          </table:table-cell>
          <table:table-cell table:formula="of:=[$Attacker.$R$106]" office:value-type="float" office:value="0.363636363636364">
            <text:p>0,3636363636</text:p>
          </table:table-cell>
          <table:table-cell/>
          <table:table-cell table:formula="of:=[$Victim.$S$106]" office:value-type="float" office:value="0.484122918275927">
            <text:p>0,4841229183</text:p>
          </table:table-cell>
          <table:table-cell table:formula="of:=[$Attacker.$S$106]" office:value-type="float" office:value="0.433012701892219">
            <text:p>0,4330127019</text:p>
          </table:table-cell>
          <table:table-cell table:number-columns-repeated="24"/>
        </table:table-row>
        <table:table-row table:style-name="ro2">
          <table:table-cell table:formula="of:=[$Victim.$R$107]" office:value-type="float" office:value="0.333333333333333">
            <text:p>0,3333333333</text:p>
          </table:table-cell>
          <table:table-cell table:formula="of:=[$Attacker.$R$107]" office:value-type="float" office:value="0.363636363636364">
            <text:p>0,3636363636</text:p>
          </table:table-cell>
          <table:table-cell/>
          <table:table-cell table:formula="of:=[$Victim.$S$107]" office:value-type="float" office:value="0.484122918275927">
            <text:p>0,4841229183</text:p>
          </table:table-cell>
          <table:table-cell table:formula="of:=[$Attacker.$S$107]" office:value-type="float" office:value="0.433012701892219">
            <text:p>0,4330127019</text:p>
          </table:table-cell>
          <table:table-cell table:number-columns-repeated="24"/>
        </table:table-row>
        <table:table-row table:style-name="ro2">
          <table:table-cell table:formula="of:=[$Victim.$R$108]" office:value-type="float" office:value="0">
            <text:p>0</text:p>
          </table:table-cell>
          <table:table-cell table:formula="of:=[$Attacker.$R$108]" office:value-type="float" office:value="1.25">
            <text:p>1,25</text:p>
          </table:table-cell>
          <table:table-cell/>
          <table:table-cell table:formula="of:=[$Victim.$S$108]" office:value-type="float" office:value="0">
            <text:p>0</text:p>
          </table:table-cell>
          <table:table-cell table:formula="of:=[$Attacker.$S$108]" office:value-type="float" office:value="1.1659223816361">
            <text:p>1,1659223816</text:p>
          </table:table-cell>
          <table:table-cell table:number-columns-repeated="24"/>
        </table:table-row>
        <table:table-row table:style-name="ro2">
          <table:table-cell table:formula="of:=[$Victim.$R$109]" office:value-type="float" office:value="0.4">
            <text:p>0,4</text:p>
          </table:table-cell>
          <table:table-cell table:formula="of:=[$Attacker.$R$109]" office:value-type="float" office:value="1.125">
            <text:p>1,125</text:p>
          </table:table-cell>
          <table:table-cell/>
          <table:table-cell table:formula="of:=[$Victim.$S$109]" office:value-type="float" office:value="0.484122918275927">
            <text:p>0,4841229183</text:p>
          </table:table-cell>
          <table:table-cell table:formula="of:=[$Attacker.$S$109]" office:value-type="float" office:value="0.863767185067828">
            <text:p>0,8637671851</text:p>
          </table:table-cell>
          <table:table-cell table:number-columns-repeated="24"/>
        </table:table-row>
        <table:table-row table:style-name="ro2">
          <table:table-cell table:formula="of:=[$Victim.$R$110]" office:value-type="float" office:value="0">
            <text:p>0</text:p>
          </table:table-cell>
          <table:table-cell table:formula="of:=[$Attacker.$R$110]" office:value-type="float" office:value="0.375">
            <text:p>0,375</text:p>
          </table:table-cell>
          <table:table-cell/>
          <table:table-cell table:formula="of:=[$Victim.$S$110]" office:value-type="float" office:value="0">
            <text:p>0</text:p>
          </table:table-cell>
          <table:table-cell table:formula="of:=[$Attacker.$S$110]" office:value-type="float" office:value="0.3903123748999">
            <text:p>0,3903123749</text:p>
          </table:table-cell>
          <table:table-cell table:number-columns-repeated="24"/>
        </table:table-row>
        <table:table-row table:style-name="ro2">
          <table:table-cell table:formula="of:=[$Victim.$R$111]" office:value-type="float" office:value="0">
            <text:p>0</text:p>
          </table:table-cell>
          <table:table-cell table:formula="of:=[$Attacker.$R$111]" office:value-type="float" office:value="1.125">
            <text:p>1,125</text:p>
          </table:table-cell>
          <table:table-cell/>
          <table:table-cell table:formula="of:=[$Victim.$S$111]" office:value-type="float" office:value="0">
            <text:p>0</text:p>
          </table:table-cell>
          <table:table-cell table:formula="of:=[$Attacker.$S$111]" office:value-type="float" office:value="0.863767185067828">
            <text:p>0,8637671851</text:p>
          </table:table-cell>
          <table:table-cell table:number-columns-repeated="24"/>
        </table:table-row>
        <table:table-row table:style-name="ro2">
          <table:table-cell table:formula="of:=[$Victim.$R$112]" office:value-type="float" office:value="0">
            <text:p>0</text:p>
          </table:table-cell>
          <table:table-cell table:formula="of:=[$Attacker.$R$112]" office:value-type="float" office:value="0.5">
            <text:p>0,5</text:p>
          </table:table-cell>
          <table:table-cell/>
          <table:table-cell table:formula="of:=[$Victim.$S$112]" office:value-type="float" office:value="0">
            <text:p>0</text:p>
          </table:table-cell>
          <table:table-cell table:formula="of:=[$Attacker.$S$112]" office:value-type="float" office:value="0.330718913883074">
            <text:p>0,3307189139</text:p>
          </table:table-cell>
          <table:table-cell table:number-columns-repeated="24"/>
        </table:table-row>
        <table:table-row table:style-name="ro2">
          <table:table-cell table:formula="of:=[$Victim.$R$113]" office:value-type="float" office:value="1">
            <text:p>1</text:p>
          </table:table-cell>
          <table:table-cell table:formula="of:=[$Attacker.$R$113]" office:value-type="float" office:value="0.5">
            <text:p>0,5</text:p>
          </table:table-cell>
          <table:table-cell/>
          <table:table-cell table:formula="of:=[$Victim.$S$113]" office:value-type="float" office:value="0.661437827766148">
            <text:p>0,6614378278</text:p>
          </table:table-cell>
          <table:table-cell table:formula="of:=[$Attacker.$S$113]" office:value-type="float" office:value="0.330718913883074">
            <text:p>0,3307189139</text:p>
          </table:table-cell>
          <table:table-cell table:number-columns-repeated="24"/>
        </table:table-row>
        <table:table-row table:style-name="ro2">
          <table:table-cell table:formula="of:=[$Victim.$R$114]" office:value-type="float" office:value="0">
            <text:p>0</text:p>
          </table:table-cell>
          <table:table-cell table:formula="of:=[$Attacker.$R$114]" office:value-type="float" office:value="0.666666666666667">
            <text:p>0,6666666667</text:p>
          </table:table-cell>
          <table:table-cell/>
          <table:table-cell table:formula="of:=[$Victim.$S$114]" office:value-type="float" office:value="0">
            <text:p>0</text:p>
          </table:table-cell>
          <table:table-cell table:formula="of:=[$Attacker.$S$114]" office:value-type="float" office:value="0.330718913883074">
            <text:p>0,3307189139</text:p>
          </table:table-cell>
          <table:table-cell table:number-columns-repeated="24"/>
        </table:table-row>
        <table:table-row table:style-name="ro2">
          <table:table-cell table:formula="of:=[$Victim.$R$115]" office:value-type="float" office:value="0">
            <text:p>0</text:p>
          </table:table-cell>
          <table:table-cell table:formula="of:=[$Attacker.$R$115]" office:value-type="float" office:value="2">
            <text:p>2</text:p>
          </table:table-cell>
          <table:table-cell/>
          <table:table-cell table:formula="of:=[$Victim.$S$115]" office:value-type="float" office:value="0">
            <text:p>0</text:p>
          </table:table-cell>
          <table:table-cell table:formula="of:=[$Attacker.$S$115]" office:value-type="float" office:value="0.75">
            <text:p>0,75</text:p>
          </table:table-cell>
          <table:table-cell table:number-columns-repeated="24"/>
        </table:table-row>
        <table:table-row table:style-name="ro2">
          <table:table-cell table:formula="of:=[$Victim.$R$116]" office:value-type="float" office:value="0">
            <text:p>0</text:p>
          </table:table-cell>
          <table:table-cell table:formula="of:=[$Attacker.$R$116]" office:value-type="float" office:value="1">
            <text:p>1</text:p>
          </table:table-cell>
          <table:table-cell/>
          <table:table-cell table:formula="of:=[$Victim.$S$116]" office:value-type="float" office:value="0">
            <text:p>0</text:p>
          </table:table-cell>
          <table:table-cell table:formula="of:=[$Attacker.$S$116]" office:value-type="float" office:value="0.330718913883074">
            <text:p>0,3307189139</text:p>
          </table:table-cell>
          <table:table-cell table:number-columns-repeated="24"/>
        </table:table-row>
        <table:table-row table:style-name="ro2">
          <table:table-cell table:formula="of:=[$Victim.$R$117]" office:value-type="float" office:value="0">
            <text:p>0</text:p>
          </table:table-cell>
          <table:table-cell table:formula="of:=[$Attacker.$R$117]" office:value-type="float" office:value="1">
            <text:p>1</text:p>
          </table:table-cell>
          <table:table-cell/>
          <table:table-cell table:formula="of:=[$Victim.$S$117]" office:value-type="float" office:value="0">
            <text:p>0</text:p>
          </table:table-cell>
          <table:table-cell table:formula="of:=[$Attacker.$S$117]" office:value-type="float" office:value="0.330718913883074">
            <text:p>0,3307189139</text:p>
          </table:table-cell>
          <table:table-cell table:number-columns-repeated="24"/>
        </table:table-row>
        <table:table-row table:style-name="ro2">
          <table:table-cell table:formula="of:=[$Victim.$R$118]" office:value-type="float" office:value="0">
            <text:p>0</text:p>
          </table:table-cell>
          <table:table-cell table:formula="of:=[$Attacker.$R$118]" office:value-type="float" office:value="0.5">
            <text:p>0,5</text:p>
          </table:table-cell>
          <table:table-cell/>
          <table:table-cell table:formula="of:=[$Victim.$S$118]" office:value-type="float" office:value="0">
            <text:p>0</text:p>
          </table:table-cell>
          <table:table-cell table:formula="of:=[$Attacker.$S$118]" office:value-type="float" office:value="0.242061459137964">
            <text:p>0,2420614591</text:p>
          </table:table-cell>
          <table:table-cell table:number-columns-repeated="24"/>
        </table:table-row>
        <table:table-row table:style-name="ro2">
          <table:table-cell table:formula="of:=[$Victim.$R$119]" office:value-type="float" office:value="1">
            <text:p>1</text:p>
          </table:table-cell>
          <table:table-cell table:formula="of:=[$Attacker.$R$119]" office:value-type="float" office:value="2">
            <text:p>2</text:p>
          </table:table-cell>
          <table:table-cell/>
          <table:table-cell table:formula="of:=[$Victim.$S$119]" office:value-type="float" office:value="0.484122918275927">
            <text:p>0,4841229183</text:p>
          </table:table-cell>
          <table:table-cell table:formula="of:=[$Attacker.$S$119]" office:value-type="float" office:value="0.484122918275927">
            <text:p>0,4841229183</text:p>
          </table:table-cell>
          <table:table-cell table:number-columns-repeated="24"/>
        </table:table-row>
        <table:table-row table:style-name="ro2">
          <table:table-cell table:formula="of:=[$Victim.$R$120]" office:value-type="float" office:value="0">
            <text:p>0</text:p>
          </table:table-cell>
          <table:table-cell table:number-columns-repeated="2"/>
          <table:table-cell table:formula="of:=[$Victim.$S$120]" office:value-type="float" office:value="0">
            <text:p>0</text:p>
          </table:table-cell>
          <table:table-cell table:number-columns-repeated="25"/>
        </table:table-row>
        <table:table-row table:style-name="ro2">
          <table:table-cell table:formula="of:=[$Victim.$R$121]" office:value-type="float" office:value="0">
            <text:p>0</text:p>
          </table:table-cell>
          <table:table-cell table:number-columns-repeated="2"/>
          <table:table-cell table:formula="of:=[$Victim.$S$121]" office:value-type="float" office:value="0">
            <text:p>0</text:p>
          </table:table-cell>
          <table:table-cell table:number-columns-repeated="25"/>
        </table:table-row>
        <table:table-row table:style-name="ro2">
          <table:table-cell table:formula="of:=[$Victim.$R$122]" office:value-type="float" office:value="2">
            <text:p>2</text:p>
          </table:table-cell>
          <table:table-cell table:number-columns-repeated="2"/>
          <table:table-cell table:formula="of:=[$Victim.$S$122]" office:value-type="float" office:value="0.484122918275927">
            <text:p>0,4841229183</text:p>
          </table:table-cell>
          <table:table-cell table:number-columns-repeated="25"/>
        </table:table-row>
        <table:table-row table:style-name="ro2" table:number-rows-repeated="1048453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8:24: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8:29:03</dc:date>
    <meta:generator>LibreOffice/4.0.4.2$Linux_X86_64 LibreOffice_project/9e9821abd0ffdbc09cd8c52eaa574fa09eb08f2</meta:generator>
    <meta:editing-duration>PT13M28S</meta:editing-duration>
    <meta:editing-cycles>7</meta:editing-cycles>
    <meta:document-statistic meta:table-count="3" meta:cell-count="51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466cm" style:legend-expansion="high" chart:style-name="ch2"/>
        <chart:plot-area chart:style-name="ch3" table:cell-range-address="Victim.B1:Victim.Q122" chart:data-source-has-labels="row" svg:x="0.77cm" svg:y="0.855cm" svg:width="9.251cm" svg:height="7.545cm">
          <chartooo:coordinate-region svg:x="1.577cm" svg:y="1.054cm" svg:width="8.303cm" svg:height="6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ctim.B2:Victim.B122" chart:label-cell-address="Victim.B1:Victim.B1" chart:class="chart:line">
            <chart:data-point chart:repeated="121"/>
          </chart:series>
          <chart:series chart:style-name="ch7" chart:values-cell-range-address="Victim.C2:Victim.C122" chart:label-cell-address="Victim.C1:Victim.C1" chart:class="chart:line">
            <chart:data-point chart:repeated="121"/>
          </chart:series>
          <chart:series chart:style-name="ch8" chart:values-cell-range-address="Victim.D2:Victim.D122" chart:label-cell-address="Victim.D1:Victim.D1" chart:class="chart:line">
            <chart:data-point chart:repeated="121"/>
          </chart:series>
          <chart:series chart:style-name="ch9" chart:values-cell-range-address="Victim.E2:Victim.E122" chart:label-cell-address="Victim.E1:Victim.E1" chart:class="chart:line">
            <chart:data-point chart:repeated="121"/>
          </chart:series>
          <chart:series chart:style-name="ch10" chart:values-cell-range-address="Victim.F2:Victim.F122" chart:label-cell-address="Victim.F1:Victim.F1" chart:class="chart:line">
            <chart:data-point chart:repeated="121"/>
          </chart:series>
          <chart:series chart:style-name="ch11" chart:values-cell-range-address="Victim.G2:Victim.G122" chart:label-cell-address="Victim.G1:Victim.G1" chart:class="chart:line">
            <chart:data-point chart:repeated="121"/>
          </chart:series>
          <chart:series chart:style-name="ch12" chart:values-cell-range-address="Victim.H2:Victim.H122" chart:label-cell-address="Victim.H1:Victim.H1" chart:class="chart:line">
            <chart:data-point chart:repeated="121"/>
          </chart:series>
          <chart:series chart:style-name="ch13" chart:values-cell-range-address="Victim.I2:Victim.I122" chart:label-cell-address="Victim.I1:Victim.I1" chart:class="chart:line">
            <chart:data-point chart:repeated="121"/>
          </chart:series>
          <chart:series chart:style-name="ch14" chart:values-cell-range-address="Victim.J2:Victim.J122" chart:label-cell-address="Victim.J1:Victim.J1" chart:class="chart:line">
            <chart:data-point chart:repeated="121"/>
          </chart:series>
          <chart:series chart:style-name="ch15" chart:values-cell-range-address="Victim.K2:Victim.K122" chart:label-cell-address="Victim.K1:Victim.K1" chart:class="chart:line">
            <chart:data-point chart:repeated="121"/>
          </chart:series>
          <chart:series chart:style-name="ch16" chart:values-cell-range-address="Victim.L2:Victim.L122" chart:label-cell-address="Victim.L1:Victim.L1" chart:class="chart:line">
            <chart:data-point chart:repeated="121"/>
          </chart:series>
          <chart:series chart:style-name="ch17" chart:values-cell-range-address="Victim.M2:Victim.M122" chart:label-cell-address="Victim.M1:Victim.M1" chart:class="chart:line">
            <chart:data-point chart:repeated="121"/>
          </chart:series>
          <chart:series chart:style-name="ch18" chart:values-cell-range-address="Victim.N2:Victim.N122" chart:label-cell-address="Victim.N1:Victim.N1" chart:class="chart:line">
            <chart:data-point chart:repeated="121"/>
          </chart:series>
          <chart:series chart:style-name="ch19" chart:values-cell-range-address="Victim.O2:Victim.O122" chart:label-cell-address="Victim.O1:Victim.O1" chart:class="chart:line">
            <chart:data-point chart:repeated="121"/>
          </chart:series>
          <chart:series chart:style-name="ch20" chart:values-cell-range-address="Victim.P2:Victim.P122" chart:label-cell-address="Victim.P1:Victim.P1" chart:class="chart:line">
            <chart:data-point chart:repeated="121"/>
          </chart:series>
          <chart:series chart:style-name="ch9" chart:values-cell-range-address="Victim.Q2:Victim.Q122" chart:label-cell-address="Victim.Q1:Victim.Q1" chart:class="chart:line">
            <chart:data-point chart:repeated="12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40324-215045-1.txt</text:p>
                <draw:g>
                  <svg:desc>Victim.B1:Victim.B1</svg:desc>
                </draw:g>
              </table:table-cell>
              <table:table-cell office:value-type="string">
                <text:p>stat-140324-215400-2.txt</text:p>
                <draw:g>
                  <svg:desc>Victim.C1:Victim.C1</svg:desc>
                </draw:g>
              </table:table-cell>
              <table:table-cell office:value-type="string">
                <text:p>stat-140324-215740-3.txt</text:p>
                <draw:g>
                  <svg:desc>Victim.D1:Victim.D1</svg:desc>
                </draw:g>
              </table:table-cell>
              <table:table-cell office:value-type="string">
                <text:p>stat-140324-220048-4.txt</text:p>
                <draw:g>
                  <svg:desc>Victim.E1:Victim.E1</svg:desc>
                </draw:g>
              </table:table-cell>
              <table:table-cell office:value-type="string">
                <text:p>stat-140324-220727-5.txt</text:p>
                <draw:g>
                  <svg:desc>Victim.F1:Victim.F1</svg:desc>
                </draw:g>
              </table:table-cell>
              <table:table-cell office:value-type="string">
                <text:p>stat-140324-221443-6.txt</text:p>
                <draw:g>
                  <svg:desc>Victim.G1:Victim.G1</svg:desc>
                </draw:g>
              </table:table-cell>
              <table:table-cell office:value-type="string">
                <text:p>stat-140324-221754-7.txt</text:p>
                <draw:g>
                  <svg:desc>Victim.H1:Victim.H1</svg:desc>
                </draw:g>
              </table:table-cell>
              <table:table-cell office:value-type="string">
                <text:p>stat-140324-222108-8.txt</text:p>
                <draw:g>
                  <svg:desc>Victim.I1:Victim.I1</svg:desc>
                </draw:g>
              </table:table-cell>
              <table:table-cell office:value-type="string">
                <text:p>stat-140324-222754-9.txt</text:p>
                <draw:g>
                  <svg:desc>Victim.J1:Victim.J1</svg:desc>
                </draw:g>
              </table:table-cell>
              <table:table-cell office:value-type="string">
                <text:p>stat-140324-223355-10.txt</text:p>
                <draw:g>
                  <svg:desc>Victim.K1:Victim.K1</svg:desc>
                </draw:g>
              </table:table-cell>
              <table:table-cell office:value-type="string">
                <text:p>stat-140324-224244-11.txt</text:p>
                <draw:g>
                  <svg:desc>Victim.L1:Victim.L1</svg:desc>
                </draw:g>
              </table:table-cell>
              <table:table-cell office:value-type="string">
                <text:p>stat-140324-224605-12.txt</text:p>
                <draw:g>
                  <svg:desc>Victim.M1:Victim.M1</svg:desc>
                </draw:g>
              </table:table-cell>
              <table:table-cell office:value-type="string">
                <text:p>stat-140324-224929-13.txt</text:p>
                <draw:g>
                  <svg:desc>Victim.N1:Victim.N1</svg:desc>
                </draw:g>
              </table:table-cell>
              <table:table-cell office:value-type="string">
                <text:p>stat-140326-131558-14.txt</text:p>
                <draw:g>
                  <svg:desc>Victim.O1:Victim.O1</svg:desc>
                </draw:g>
              </table:table-cell>
              <table:table-cell office:value-type="string">
                <text:p>stat-140326-131856-15.txt</text:p>
                <draw:g>
                  <svg:desc>Victim.P1:Victim.P1</svg:desc>
                </draw:g>
              </table:table-cell>
              <table:table-cell office:value-type="string">
                <text:p>stat-140326-132316-16.txt</text:p>
                <draw:g>
                  <svg:desc>Victim.Q1:Victim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ictim.B2:Victim.B122</svg:desc>
                </draw:g>
              </table:table-cell>
              <table:table-cell office:value-type="float" office:value="1">
                <text:p>1</text:p>
                <draw:g>
                  <svg:desc>Victim.C2:Victim.C122</svg:desc>
                </draw:g>
              </table:table-cell>
              <table:table-cell office:value-type="float" office:value="1">
                <text:p>1</text:p>
                <draw:g>
                  <svg:desc>Victim.D2:Victim.D122</svg:desc>
                </draw:g>
              </table:table-cell>
              <table:table-cell office:value-type="float" office:value="1">
                <text:p>1</text:p>
                <draw:g>
                  <svg:desc>Victim.E2:Victim.E122</svg:desc>
                </draw:g>
              </table:table-cell>
              <table:table-cell office:value-type="float" office:value="1">
                <text:p>1</text:p>
                <draw:g>
                  <svg:desc>Victim.F2:Victim.F122</svg:desc>
                </draw:g>
              </table:table-cell>
              <table:table-cell office:value-type="float" office:value="1">
                <text:p>1</text:p>
                <draw:g>
                  <svg:desc>Victim.G2:Victim.G122</svg:desc>
                </draw:g>
              </table:table-cell>
              <table:table-cell office:value-type="float" office:value="1">
                <text:p>1</text:p>
                <draw:g>
                  <svg:desc>Victim.H2:Victim.H122</svg:desc>
                </draw:g>
              </table:table-cell>
              <table:table-cell office:value-type="float" office:value="1">
                <text:p>1</text:p>
                <draw:g>
                  <svg:desc>Victim.I2:Victim.I122</svg:desc>
                </draw:g>
              </table:table-cell>
              <table:table-cell office:value-type="float" office:value="1">
                <text:p>1</text:p>
                <draw:g>
                  <svg:desc>Victim.J2:Victim.J122</svg:desc>
                </draw:g>
              </table:table-cell>
              <table:table-cell office:value-type="float" office:value="1">
                <text:p>1</text:p>
                <draw:g>
                  <svg:desc>Victim.K2:Victim.K122</svg:desc>
                </draw:g>
              </table:table-cell>
              <table:table-cell office:value-type="float" office:value="1">
                <text:p>1</text:p>
                <draw:g>
                  <svg:desc>Victim.L2:Victim.L122</svg:desc>
                </draw:g>
              </table:table-cell>
              <table:table-cell office:value-type="float" office:value="1">
                <text:p>1</text:p>
                <draw:g>
                  <svg:desc>Victim.M2:Victim.M122</svg:desc>
                </draw:g>
              </table:table-cell>
              <table:table-cell office:value-type="float" office:value="1">
                <text:p>1</text:p>
                <draw:g>
                  <svg:desc>Victim.N2:Victim.N122</svg:desc>
                </draw:g>
              </table:table-cell>
              <table:table-cell office:value-type="float" office:value="4">
                <text:p>4</text:p>
                <draw:g>
                  <svg:desc>Victim.O2:Victim.O122</svg:desc>
                </draw:g>
              </table:table-cell>
              <table:table-cell office:value-type="float" office:value="3">
                <text:p>3</text:p>
                <draw:g>
                  <svg:desc>Victim.P2:Victim.P122</svg:desc>
                </draw:g>
              </table:table-cell>
              <table:table-cell office:value-type="float" office:value="3">
                <text:p>3</text:p>
                <draw:g>
                  <svg:desc>Victim.Q2:Victim.Q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234">
                <text:p>234</text:p>
              </table:table-cell>
              <table:table-cell office:value-type="float" office:value="6">
                <text:p>6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">
                <text:p>8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  <table:table-cell office:value-type="float" office:value="272">
                <text:p>272</text:p>
              </table:table-cell>
              <table:table-cell office:value-type="float" office:value="268">
                <text:p>26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42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2">
                <text:p>232</text:p>
              </table:table-cell>
              <table:table-cell office:value-type="float" office:value="212">
                <text:p>212</text:p>
              </table:table-cell>
              <table:table-cell office:value-type="float" office:value="12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186">
                <text:p>186</text:p>
              </table:table-cell>
              <table:table-cell office:value-type="float" office:value="214">
                <text:p>214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44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228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6">
                <text:p>6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2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466cm" style:legend-expansion="high" chart:style-name="ch2"/>
        <chart:plot-area chart:style-name="ch3" table:cell-range-address="Attacker.B1:Attacker.Q119" chart:data-source-has-labels="row" svg:x="0.77cm" svg:y="0.855cm" svg:width="9.251cm" svg:height="7.545cm">
          <chartooo:coordinate-region svg:x="1.577cm" svg:y="1.054cm" svg:width="8.373cm" svg:height="6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ttacker.B2:Attacker.B119" chart:label-cell-address="Attacker.B1:Attacker.B1" chart:class="chart:line">
            <chart:data-point chart:repeated="118"/>
          </chart:series>
          <chart:series chart:style-name="ch7" chart:values-cell-range-address="Attacker.C2:Attacker.C119" chart:label-cell-address="Attacker.C1:Attacker.C1" chart:class="chart:line">
            <chart:data-point chart:repeated="118"/>
          </chart:series>
          <chart:series chart:style-name="ch8" chart:values-cell-range-address="Attacker.D2:Attacker.D119" chart:label-cell-address="Attacker.D1:Attacker.D1" chart:class="chart:line">
            <chart:data-point chart:repeated="118"/>
          </chart:series>
          <chart:series chart:style-name="ch9" chart:values-cell-range-address="Attacker.E2:Attacker.E119" chart:label-cell-address="Attacker.E1:Attacker.E1" chart:class="chart:line">
            <chart:data-point chart:repeated="118"/>
          </chart:series>
          <chart:series chart:style-name="ch10" chart:values-cell-range-address="Attacker.F2:Attacker.F119" chart:label-cell-address="Attacker.F1:Attacker.F1" chart:class="chart:line">
            <chart:data-point chart:repeated="118"/>
          </chart:series>
          <chart:series chart:style-name="ch11" chart:values-cell-range-address="Attacker.G2:Attacker.G119" chart:label-cell-address="Attacker.G1:Attacker.G1" chart:class="chart:line">
            <chart:data-point chart:repeated="118"/>
          </chart:series>
          <chart:series chart:style-name="ch12" chart:values-cell-range-address="Attacker.H2:Attacker.H119" chart:label-cell-address="Attacker.H1:Attacker.H1" chart:class="chart:line">
            <chart:data-point chart:repeated="118"/>
          </chart:series>
          <chart:series chart:style-name="ch13" chart:values-cell-range-address="Attacker.I2:Attacker.I119" chart:label-cell-address="Attacker.I1:Attacker.I1" chart:class="chart:line">
            <chart:data-point chart:repeated="118"/>
          </chart:series>
          <chart:series chart:style-name="ch14" chart:values-cell-range-address="Attacker.J2:Attacker.J119" chart:label-cell-address="Attacker.J1:Attacker.J1" chart:class="chart:line">
            <chart:data-point chart:repeated="118"/>
          </chart:series>
          <chart:series chart:style-name="ch15" chart:values-cell-range-address="Attacker.K2:Attacker.K119" chart:label-cell-address="Attacker.K1:Attacker.K1" chart:class="chart:line">
            <chart:data-point chart:repeated="118"/>
          </chart:series>
          <chart:series chart:style-name="ch16" chart:values-cell-range-address="Attacker.L2:Attacker.L119" chart:label-cell-address="Attacker.L1:Attacker.L1" chart:class="chart:line">
            <chart:data-point chart:repeated="118"/>
          </chart:series>
          <chart:series chart:style-name="ch17" chart:values-cell-range-address="Attacker.M2:Attacker.M119" chart:label-cell-address="Attacker.M1:Attacker.M1" chart:class="chart:line">
            <chart:data-point chart:repeated="118"/>
          </chart:series>
          <chart:series chart:style-name="ch18" chart:values-cell-range-address="Attacker.N2:Attacker.N119" chart:label-cell-address="Attacker.N1:Attacker.N1" chart:class="chart:line">
            <chart:data-point chart:repeated="118"/>
          </chart:series>
          <chart:series chart:style-name="ch19" chart:values-cell-range-address="Attacker.O2:Attacker.O119" chart:label-cell-address="Attacker.O1:Attacker.O1" chart:class="chart:line">
            <chart:data-point chart:repeated="118"/>
          </chart:series>
          <chart:series chart:style-name="ch20" chart:values-cell-range-address="Attacker.P2:Attacker.P119" chart:label-cell-address="Attacker.P1:Attacker.P1" chart:class="chart:line">
            <chart:data-point chart:repeated="118"/>
          </chart:series>
          <chart:series chart:style-name="ch9" chart:values-cell-range-address="Attacker.Q2:Attacker.Q119" chart:label-cell-address="Attacker.Q1:Attacker.Q1" chart:class="chart:line">
            <chart:data-point chart:repeated="11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40324-215045-1.txt</text:p>
                <draw:g>
                  <svg:desc>Attacker.B1:Attacker.B1</svg:desc>
                </draw:g>
              </table:table-cell>
              <table:table-cell office:value-type="string">
                <text:p>stat-140324-215400-2.txt</text:p>
                <draw:g>
                  <svg:desc>Attacker.C1:Attacker.C1</svg:desc>
                </draw:g>
              </table:table-cell>
              <table:table-cell office:value-type="string">
                <text:p>stat-140324-215740-3.txt</text:p>
                <draw:g>
                  <svg:desc>Attacker.D1:Attacker.D1</svg:desc>
                </draw:g>
              </table:table-cell>
              <table:table-cell office:value-type="string">
                <text:p>stat-140324-220048-4.txt</text:p>
                <draw:g>
                  <svg:desc>Attacker.E1:Attacker.E1</svg:desc>
                </draw:g>
              </table:table-cell>
              <table:table-cell office:value-type="string">
                <text:p>stat-140324-220727-5.txt</text:p>
                <draw:g>
                  <svg:desc>Attacker.F1:Attacker.F1</svg:desc>
                </draw:g>
              </table:table-cell>
              <table:table-cell office:value-type="string">
                <text:p>stat-140324-221443-6.txt</text:p>
                <draw:g>
                  <svg:desc>Attacker.G1:Attacker.G1</svg:desc>
                </draw:g>
              </table:table-cell>
              <table:table-cell office:value-type="string">
                <text:p>stat-140324-221754-7.txt</text:p>
                <draw:g>
                  <svg:desc>Attacker.H1:Attacker.H1</svg:desc>
                </draw:g>
              </table:table-cell>
              <table:table-cell office:value-type="string">
                <text:p>stat-140324-222108-8.txt</text:p>
                <draw:g>
                  <svg:desc>Attacker.I1:Attacker.I1</svg:desc>
                </draw:g>
              </table:table-cell>
              <table:table-cell office:value-type="string">
                <text:p>stat-140324-222754-9.txt</text:p>
                <draw:g>
                  <svg:desc>Attacker.J1:Attacker.J1</svg:desc>
                </draw:g>
              </table:table-cell>
              <table:table-cell office:value-type="string">
                <text:p>stat-140324-223355-10.txt</text:p>
                <draw:g>
                  <svg:desc>Attacker.K1:Attacker.K1</svg:desc>
                </draw:g>
              </table:table-cell>
              <table:table-cell office:value-type="string">
                <text:p>stat-140324-224244-11.txt</text:p>
                <draw:g>
                  <svg:desc>Attacker.L1:Attacker.L1</svg:desc>
                </draw:g>
              </table:table-cell>
              <table:table-cell office:value-type="string">
                <text:p>stat-140324-224605-12.txt</text:p>
                <draw:g>
                  <svg:desc>Attacker.M1:Attacker.M1</svg:desc>
                </draw:g>
              </table:table-cell>
              <table:table-cell office:value-type="string">
                <text:p>stat-140324-224929-13.txt</text:p>
                <draw:g>
                  <svg:desc>Attacker.N1:Attacker.N1</svg:desc>
                </draw:g>
              </table:table-cell>
              <table:table-cell office:value-type="string">
                <text:p>stat-140326-131558-14.txt</text:p>
                <draw:g>
                  <svg:desc>Attacker.O1:Attacker.O1</svg:desc>
                </draw:g>
              </table:table-cell>
              <table:table-cell office:value-type="string">
                <text:p>stat-140326-131856-15.txt</text:p>
                <draw:g>
                  <svg:desc>Attacker.P1:Attacker.P1</svg:desc>
                </draw:g>
              </table:table-cell>
              <table:table-cell office:value-type="string">
                <text:p>stat-140326-132316-16.txt</text:p>
                <draw:g>
                  <svg:desc>Attacker.Q1:Attacker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ttacker.B2:Attacker.B119</svg:desc>
                </draw:g>
              </table:table-cell>
              <table:table-cell office:value-type="float" office:value="1">
                <text:p>1</text:p>
                <draw:g>
                  <svg:desc>Attacker.C2:Attacker.C119</svg:desc>
                </draw:g>
              </table:table-cell>
              <table:table-cell office:value-type="float" office:value="1">
                <text:p>1</text:p>
                <draw:g>
                  <svg:desc>Attacker.D2:Attacker.D119</svg:desc>
                </draw:g>
              </table:table-cell>
              <table:table-cell office:value-type="float" office:value="3">
                <text:p>3</text:p>
                <draw:g>
                  <svg:desc>Attacker.E2:Attacker.E119</svg:desc>
                </draw:g>
              </table:table-cell>
              <table:table-cell office:value-type="float" office:value="3">
                <text:p>3</text:p>
                <draw:g>
                  <svg:desc>Attacker.F2:Attacker.F119</svg:desc>
                </draw:g>
              </table:table-cell>
              <table:table-cell office:value-type="float" office:value="2">
                <text:p>2</text:p>
                <draw:g>
                  <svg:desc>Attacker.G2:Attacker.G119</svg:desc>
                </draw:g>
              </table:table-cell>
              <table:table-cell office:value-type="float" office:value="3">
                <text:p>3</text:p>
                <draw:g>
                  <svg:desc>Attacker.H2:Attacker.H119</svg:desc>
                </draw:g>
              </table:table-cell>
              <table:table-cell office:value-type="float" office:value="1">
                <text:p>1</text:p>
                <draw:g>
                  <svg:desc>Attacker.I2:Attacker.I119</svg:desc>
                </draw:g>
              </table:table-cell>
              <table:table-cell office:value-type="float" office:value="2">
                <text:p>2</text:p>
                <draw:g>
                  <svg:desc>Attacker.J2:Attacker.J119</svg:desc>
                </draw:g>
              </table:table-cell>
              <table:table-cell office:value-type="float" office:value="1">
                <text:p>1</text:p>
                <draw:g>
                  <svg:desc>Attacker.K2:Attacker.K119</svg:desc>
                </draw:g>
              </table:table-cell>
              <table:table-cell office:value-type="float" office:value="4">
                <text:p>4</text:p>
                <draw:g>
                  <svg:desc>Attacker.L2:Attacker.L119</svg:desc>
                </draw:g>
              </table:table-cell>
              <table:table-cell office:value-type="float" office:value="3">
                <text:p>3</text:p>
                <draw:g>
                  <svg:desc>Attacker.M2:Attacker.M119</svg:desc>
                </draw:g>
              </table:table-cell>
              <table:table-cell office:value-type="float" office:value="3">
                <text:p>3</text:p>
                <draw:g>
                  <svg:desc>Attacker.N2:Attacker.N119</svg:desc>
                </draw:g>
              </table:table-cell>
              <table:table-cell office:value-type="float" office:value="3">
                <text:p>3</text:p>
                <draw:g>
                  <svg:desc>Attacker.O2:Attacker.O119</svg:desc>
                </draw:g>
              </table:table-cell>
              <table:table-cell office:value-type="float" office:value="1">
                <text:p>1</text:p>
                <draw:g>
                  <svg:desc>Attacker.P2:Attacker.P119</svg:desc>
                </draw:g>
              </table:table-cell>
              <table:table-cell office:value-type="float" office:value="3">
                <text:p>3</text:p>
                <draw:g>
                  <svg:desc>Attacker.Q2:Attacker.Q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35">
                <text:p>35</text:p>
              </table:table-cell>
              <table:table-cell office:value-type="float" office:value="233">
                <text:p>233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">
                <text:p>220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  <table:table-cell office:value-type="float" office:value="204">
                <text:p>204</text:p>
              </table:table-cell>
              <table:table-cell office:value-type="float" office:value="163">
                <text:p>163</text:p>
              </table:table-cell>
              <table:table-cell office:value-type="float" office:value="223">
                <text:p>223</text:p>
              </table:table-cell>
              <table:table-cell office:value-type="float" office:value="207">
                <text:p>207</text:p>
              </table:table-cell>
              <table:table-cell office:value-type="float" office:value="236">
                <text:p>236</text:p>
              </table:table-cell>
              <table:table-cell office:value-type="float" office:value="203">
                <text:p>203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72">
                <text:p>272</text:p>
              </table:table-cell>
              <table:table-cell office:value-type="float" office:value="262">
                <text:p>26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  <table:table-cell office:value-type="float" office:value="203">
                <text:p>203</text:p>
              </table:table-cell>
              <table:table-cell office:value-type="float" office:value="175">
                <text:p>175</text:p>
              </table:table-cell>
              <table:table-cell office:value-type="float" office:value="106">
                <text:p>106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21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">
                <text:p>229</text:p>
              </table:table-cell>
              <table:table-cell office:value-type="float" office:value="215">
                <text:p>215</text:p>
              </table:table-cell>
              <table:table-cell office:value-type="float" office:value="156">
                <text:p>156</text:p>
              </table:table-cell>
              <table:table-cell office:value-type="float" office:value="201">
                <text:p>201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  <table:table-cell office:value-type="float" office:value="197">
                <text:p>197</text:p>
              </table:table-cell>
              <table:table-cell office:value-type="float" office:value="231">
                <text:p>231</text:p>
              </table:table-cell>
              <table:table-cell office:value-type="float" office:value="203">
                <text:p>203</text:p>
              </table:table-cell>
              <table:table-cell office:value-type="float" office:value="215">
                <text:p>215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29">
                <text:p>129</text:p>
              </table:table-cell>
              <table:table-cell office:value-type="float" office:value="119">
                <text:p>119</text:p>
              </table:table-cell>
              <table:table-cell office:value-type="float" office:value="168">
                <text:p>168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">
                <text:p>113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62">
                <text:p>162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  <table:table-cell office:value-type="float" office:value="123">
                <text:p>123</text:p>
              </table:table-cell>
              <table:table-cell office:value-type="float" office:value="109">
                <text:p>109</text:p>
              </table:table-cell>
              <table:table-cell office:value-type="float" office:value="165">
                <text:p>165</text:p>
              </table:table-cell>
              <table:table-cell office:value-type="float" office:value="211">
                <text:p>21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  <table:table-cell office:value-type="float" office:value="183">
                <text:p>183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">
                <text:p>214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211">
                <text:p>211</text:p>
              </table:table-cell>
              <table:table-cell office:value-type="float" office:value="111">
                <text:p>11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  <table:table-cell office:value-type="float" office:value="105">
                <text:p>105</text:p>
              </table:table-cell>
              <table:table-cell office:value-type="float" office:value="203">
                <text:p>203</text:p>
              </table:table-cell>
              <table:table-cell office:value-type="float" office:value="96">
                <text:p>96</text:p>
              </table:table-cell>
              <table:table-cell office:value-type="float" office:value="129">
                <text:p>129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9">
                <text:p>229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48">
                <text:p>14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05">
                <text:p>105</text:p>
              </table:table-cell>
              <table:table-cell office:value-type="float" office:value="145">
                <text:p>145</text:p>
              </table:table-cell>
              <table:table-cell office:value-type="float" office:value="136">
                <text:p>1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">
                <text:p>207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24">
                <text:p>124</text:p>
              </table:table-cell>
              <table:table-cell office:value-type="float" office:value="106">
                <text:p>106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  <table:table-cell office:value-type="float" office:value="126">
                <text:p>1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">
                <text:p>121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35">
                <text:p>135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">
                <text:p>121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7">
                <text:p>167</text:p>
              </table:table-cell>
              <table:table-cell office:value-type="float" office:value="92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  <table:table-cell office:value-type="float" office:value="94">
                <text:p>94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  <table:table-cell office:value-type="float" office:value="140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1">
                <text:p>221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129">
                <text:p>12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">
                <text:p>129</text:p>
              </table:table-cell>
              <table:table-cell office:value-type="float" office:value="109">
                <text:p>109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29">
                <text:p>129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26">
                <text:p>126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">
                <text:p>17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3">
                <text:p>243</text:p>
              </table:table-cell>
              <table:table-cell office:value-type="float" office:value="112">
                <text:p>112</text:p>
              </table:table-cell>
              <table:table-cell office:value-type="float" office:value="104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  <table:table-cell office:value-type="float" office:value="124">
                <text:p>124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2">
                <text:p>162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05">
                <text:p>105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">
                <text:p>15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">
                <text:p>159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1">
                <text:p>121</text:p>
              </table:table-cell>
              <table:table-cell office:value-type="float" office:value="99">
                <text:p>99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">
                <text:p>141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26">
                <text:p>126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3">
                <text:p>12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">
                <text:p>115</text:p>
              </table:table-cell>
              <table:table-cell office:value-type="float" office:value="109">
                <text:p>109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  <table:table-cell office:value-type="float" office:value="107">
                <text:p>107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35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  <table:table-cell office:value-type="float" office:value="122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117">
                <text:p>117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145">
                <text:p>1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111">
                <text:p>111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110">
                <text:p>11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2">
                <text:p>122</text:p>
              </table:table-cell>
              <table:table-cell office:value-type="float" office:value="107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04">
                <text:p>104</text:p>
              </table:table-cell>
              <table:table-cell office:value-type="float" office:value="133">
                <text:p>133</text:p>
              </table:table-cell>
              <table:table-cell office:value-type="float" office:value="102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97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9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  <table:table-cell office:value-type="float" office:value="132">
                <text:p>132</text:p>
              </table:table-cell>
              <table:table-cell office:value-type="float" office:value="105">
                <text:p>105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22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">
                <text:p>124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37">
                <text:p>13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  <table:table-cell office:value-type="float" office:value="139">
                <text:p>13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">
                <text:p>1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37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  <table:table-cell office:value-type="float" office:value="134">
                <text:p>134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  <table:table-cell office:value-type="float" office:value="129">
                <text:p>12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38">
                <text:p>138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">
                <text:p>109</text:p>
              </table:table-cell>
              <table:table-cell office:value-type="float" office:value="126">
                <text:p>126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9">
                <text:p>109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42">
                <text:p>142</text:p>
              </table:table-cell>
              <table:table-cell office:value-type="float" office:value="128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136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3">
                <text:p>113</text:p>
              </table:table-cell>
              <table:table-cell office:value-type="float" office:value="134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39">
                <text:p>139</text:p>
              </table:table-cell>
              <table:table-cell office:value-type="float" office:value="128">
                <text:p>12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">
                <text:p>122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136">
                <text:p>136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36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105">
                <text:p>105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55">
                <text:p>155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2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">
                <text:p>136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37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136">
                <text:p>136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">
                <text:p>135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38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133">
                <text:p>133</text:p>
              </table:table-cell>
              <table:table-cell office:value-type="float" office:value="105">
                <text:p>10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23">
                <text:p>123</text:p>
              </table:table-cell>
              <table:table-cell office:value-type="float" office:value="136">
                <text:p>136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61">
                <text:p>161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122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0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57">
                <text:p>157</text:p>
              </table:table-cell>
              <table:table-cell office:value-type="float" office:value="137">
                <text:p>1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47">
                <text:p>1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16">
                <text:p>116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">
                <text:p>132</text:p>
              </table:table-cell>
              <table:table-cell office:value-type="float" office:value="141">
                <text:p>141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28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2">
                <text:p>132</text:p>
              </table:table-cell>
              <table:table-cell office:value-type="float" office:value="141">
                <text:p>141</text:p>
              </table:table-cell>
              <table:table-cell office:value-type="float" office:value="122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">
                <text:p>132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24">
                <text:p>124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32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  <table:table-cell office:value-type="float" office:value="131">
                <text:p>131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">
                <text:p>139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">
                <text:p>141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3">
                <text:p>133</text:p>
              </table:table-cell>
              <table:table-cell office:value-type="float" office:value="123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26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49">
                <text:p>149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90">
                <text:p>90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Average.A1:Average.B122" chart:data-source-has-labels="row" svg:x="0.77cm" svg:y="0.855cm" svg:width="10.627cm" svg:height="7.545cm">
          <chartooo:coordinate-region svg:x="1.577cm" svg:y="1.054cm" svg:width="9.68cm" svg:height="6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.A2:Average.A122" chart:label-cell-address="Average.A1:Average.A1" chart:class="chart:line">
            <chart:data-point chart:repeated="121"/>
          </chart:series>
          <chart:series chart:style-name="ch7" chart:values-cell-range-address="Average.B2:Average.B122" chart:label-cell-address="Average.B1:Average.B1" chart:class="chart:line">
            <chart:data-point chart:repeated="1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375">
                <text:p>1.4375</text:p>
                <draw:g>
                  <svg:desc>Average.A2:Average.A122</svg:desc>
                </draw:g>
              </table:table-cell>
              <table:table-cell office:value-type="float" office:value="2.25">
                <text:p>2.25</text:p>
                <draw:g>
                  <svg:desc>Average.B2:Average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75">
                <text:p>1.3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875">
                <text:p>3.6875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5">
                <text:p>0.875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5">
                <text:p>0.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625">
                <text:p>40.6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625">
                <text:p>45.625</text:p>
              </table:table-cell>
              <table:table-cell office:value-type="float" office:value="32.5625">
                <text:p>32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875">
                <text:p>38.875</text:p>
              </table:table-cell>
              <table:table-cell office:value-type="float" office:value="47.9375">
                <text:p>47.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67.125">
                <text:p>6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.125">
                <text:p>183.125</text:p>
              </table:table-cell>
              <table:table-cell office:value-type="float" office:value="213.5625">
                <text:p>213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.5">
                <text:p>176.5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186.3125">
                <text:p>186.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625">
                <text:p>90.625</text:p>
              </table:table-cell>
              <table:table-cell office:value-type="float" office:value="150.8125">
                <text:p>150.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875">
                <text:p>45.875</text:p>
              </table:table-cell>
              <table:table-cell office:value-type="float" office:value="129.4375">
                <text:p>129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875">
                <text:p>20.875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75">
                <text:p>31.75</text:p>
              </table:table-cell>
              <table:table-cell office:value-type="float" office:value="132.6875">
                <text:p>132.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125">
                <text:p>29.125</text:p>
              </table:table-cell>
              <table:table-cell office:value-type="float" office:value="130.625">
                <text:p>130.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25">
                <text:p>23.125</text:p>
              </table:table-cell>
              <table:table-cell office:value-type="float" office:value="129.1875">
                <text:p>129.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3.9375">
                <text:p>123.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625">
                <text:p>11.625</text:p>
              </table:table-cell>
              <table:table-cell office:value-type="float" office:value="117.5625">
                <text:p>117.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5">
                <text:p>9.25</text:p>
              </table:table-cell>
              <table:table-cell office:value-type="float" office:value="120.125">
                <text:p>120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625">
                <text:p>11.625</text:p>
              </table:table-cell>
              <table:table-cell office:value-type="float" office:value="116.9375">
                <text:p>116.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75">
                <text:p>17.75</text:p>
              </table:table-cell>
              <table:table-cell office:value-type="float" office:value="123.9375">
                <text:p>123.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875">
                <text:p>16.8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25">
                <text:p>5.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25">
                <text:p>4.625</text:p>
              </table:table-cell>
              <table:table-cell office:value-type="float" office:value="123.6875">
                <text:p>123.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375">
                <text:p>11.375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75">
                <text:p>16.375</text:p>
              </table:table-cell>
              <table:table-cell office:value-type="float" office:value="128.625">
                <text:p>128.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27.25">
                <text:p>127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75">
                <text:p>9.875</text:p>
              </table:table-cell>
              <table:table-cell office:value-type="float" office:value="120.3125">
                <text:p>120.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25">
                <text:p>5.625</text:p>
              </table:table-cell>
              <table:table-cell office:value-type="float" office:value="120.1875">
                <text:p>120.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25">
                <text:p>6.625</text:p>
              </table:table-cell>
              <table:table-cell office:value-type="float" office:value="122.8125">
                <text:p>122.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126.1875">
                <text:p>126.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375">
                <text:p>5.375</text:p>
              </table:table-cell>
              <table:table-cell office:value-type="float" office:value="126.125">
                <text:p>126.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22.125">
                <text:p>122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">
                <text:p>1.5</text:p>
              </table:table-cell>
              <table:table-cell office:value-type="float" office:value="121.25">
                <text:p>12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5">
                <text:p>3.25</text:p>
              </table:table-cell>
              <table:table-cell office:value-type="float" office:value="121.9375">
                <text:p>121.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124.4375">
                <text:p>124.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23.375">
                <text:p>123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25">
                <text:p>2.125</text:p>
              </table:table-cell>
              <table:table-cell office:value-type="float" office:value="121.625">
                <text:p>121.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25">
                <text:p>3.125</text:p>
              </table:table-cell>
              <table:table-cell office:value-type="float" office:value="118.375">
                <text:p>118.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5">
                <text:p>3.25</text:p>
              </table:table-cell>
              <table:table-cell office:value-type="float" office:value="127.1875">
                <text:p>127.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25">
                <text:p>2.625</text:p>
              </table:table-cell>
              <table:table-cell office:value-type="float" office:value="126.375">
                <text:p>126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25">
                <text:p>3.625</text:p>
              </table:table-cell>
              <table:table-cell office:value-type="float" office:value="126.375">
                <text:p>126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5">
                <text:p>2.75</text:p>
              </table:table-cell>
              <table:table-cell office:value-type="float" office:value="125.8125">
                <text:p>125.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5">
                <text:p>2.25</text:p>
              </table:table-cell>
              <table:table-cell office:value-type="float" office:value="125.125">
                <text:p>125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">
                <text:p>2.5</text:p>
              </table:table-cell>
              <table:table-cell office:value-type="float" office:value="124.8125">
                <text:p>124.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75">
                <text:p>1.875</text:p>
              </table:table-cell>
              <table:table-cell office:value-type="float" office:value="126.0625">
                <text:p>126.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5">
                <text:p>3.25</text:p>
              </table:table-cell>
              <table:table-cell office:value-type="float" office:value="126.25">
                <text:p>126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5">
                <text:p>3.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75">
                <text:p>2.375</text:p>
              </table:table-cell>
              <table:table-cell office:value-type="float" office:value="127.9375">
                <text:p>127.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5">
                <text:p>1.25</text:p>
              </table:table-cell>
              <table:table-cell office:value-type="float" office:value="128.0625">
                <text:p>128.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25">
                <text:p>1.625</text:p>
              </table:table-cell>
              <table:table-cell office:value-type="float" office:value="128.0625">
                <text:p>128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127.4375">
                <text:p>127.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28.6875">
                <text:p>128.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75">
                <text:p>2.375</text:p>
              </table:table-cell>
              <table:table-cell office:value-type="float" office:value="130.3125">
                <text:p>130.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">
                <text:p>1.75</text:p>
              </table:table-cell>
              <table:table-cell office:value-type="float" office:value="128.625">
                <text:p>128.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25">
                <text:p>2.125</text:p>
              </table:table-cell>
              <table:table-cell office:value-type="float" office:value="129.5625">
                <text:p>129.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5">
                <text:p>2.75</text:p>
              </table:table-cell>
              <table:table-cell office:value-type="float" office:value="129.8125">
                <text:p>129.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25">
                <text:p>1.625</text:p>
              </table:table-cell>
              <table:table-cell office:value-type="float" office:value="129.3125">
                <text:p>129.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">
                <text:p>2.5</text:p>
              </table:table-cell>
              <table:table-cell office:value-type="float" office:value="132.6875">
                <text:p>132.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30.9375">
                <text:p>130.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5">
                <text:p>3.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5">
                <text:p>2.25</text:p>
              </table:table-cell>
              <table:table-cell office:value-type="float" office:value="131.5625">
                <text:p>131.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75">
                <text:p>2.375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130.6875">
                <text:p>130.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5">
                <text:p>2.625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5">
                <text:p>2.25</text:p>
              </table:table-cell>
              <table:table-cell office:value-type="float" office:value="134.625">
                <text:p>134.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5">
                <text:p>1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25">
                <text:p>2.125</text:p>
              </table:table-cell>
              <table:table-cell office:value-type="float" office:value="133.5625">
                <text:p>133.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">
                <text:p>2.5</text:p>
              </table:table-cell>
              <table:table-cell office:value-type="float" office:value="134.875">
                <text:p>134.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137.75">
                <text:p>137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38.125">
                <text:p>138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134.9375">
                <text:p>134.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34.0625">
                <text:p>134.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35.1875">
                <text:p>135.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112.625">
                <text:p>112.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06.4375">
                <text:p>106.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107.125">
                <text:p>107.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03.3125">
                <text:p>103.3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94.6875">
                <text:p>94.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">
                <text:p>1.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76.5625">
                <text:p>76.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4.8125">
                <text:p>64.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">
                <text:p>1.8</text:p>
              </table:table-cell>
              <table:table-cell office:value-type="float" office:value="36.1428571428571">
                <text:p>36.14285714285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26.7692307692308">
                <text:p>26.7692307692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5">
                <text:p>6.5</text:p>
              </table:table-cell>
              <table:table-cell office:value-type="float" office:value="27.2307692307692">
                <text:p>27.2307692307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20.6153846153846">
                <text:p>20.6153846153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20.3846153846154">
                <text:p>20.3846153846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8.0769230769231">
                <text:p>18.07692307692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">
                <text:p>0.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cm" svg:height="13.091cm" xlink:href=".." xlink:type="simple" chart:class="chart:bar" chart:style-name="ch1">
        <chart:legend chart:legend-position="end" svg:x="17.403cm" svg:y="3.507cm" style:legend-expansion="high" chart:style-name="ch2"/>
        <chart:plot-area chart:style-name="ch3" table:cell-range-address="Average.V20:Average.W31" chart:data-source-has-labels="column" svg:x="0.91cm" svg:y="1.179cm" svg:width="15.573cm" svg:height="11.231cm">
          <chartooo:coordinate-region svg:x="2.087cm" svg:y="1.378cm" svg:width="14.396cm" svg:height="10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.W20:Average.W20" chart:label-cell-address="Average.V20:Average.V20" chart:class="chart:bar">
            <chart:data-point/>
          </chart:series>
          <chart:series chart:style-name="ch8" chart:values-cell-range-address="Average.W21:Average.W21" chart:label-cell-address="Average.V21:Average.V21" chart:class="chart:bar">
            <chart:data-point/>
          </chart:series>
          <chart:series chart:style-name="ch9" chart:values-cell-range-address="Average.W22:Average.W22" chart:label-cell-address="Average.V22:Average.V22" chart:class="chart:bar">
            <chart:data-point/>
          </chart:series>
          <chart:series chart:style-name="ch10" chart:values-cell-range-address="Average.W23:Average.W23" chart:label-cell-address="Average.V23:Average.V23" chart:class="chart:bar">
            <chart:data-point/>
          </chart:series>
          <chart:series chart:style-name="ch11" chart:values-cell-range-address="Average.W24:Average.W24" chart:label-cell-address="Average.V24:Average.V24" chart:class="chart:bar">
            <chart:data-point/>
          </chart:series>
          <chart:series chart:style-name="ch12" chart:values-cell-range-address="Average.W25:Average.W25" chart:label-cell-address="Average.V25:Average.V25" chart:class="chart:bar">
            <chart:data-point/>
          </chart:series>
          <chart:series chart:style-name="ch13" chart:values-cell-range-address="Average.W26:Average.W26" chart:label-cell-address="Average.V26:Average.V26" chart:class="chart:bar">
            <chart:data-point/>
          </chart:series>
          <chart:series chart:style-name="ch14" chart:values-cell-range-address="Average.W27:Average.W27" chart:label-cell-address="Average.V27:Average.V27" chart:class="chart:bar">
            <chart:data-point/>
          </chart:series>
          <chart:series chart:style-name="ch15" chart:values-cell-range-address="Average.W28:Average.W28" chart:label-cell-address="Average.V28:Average.V28" chart:class="chart:bar">
            <chart:data-point/>
          </chart:series>
          <chart:series chart:style-name="ch16" chart:values-cell-range-address="Average.W29:Average.W29" chart:label-cell-address="Average.V29:Average.V29" chart:class="chart:bar">
            <chart:data-point/>
          </chart:series>
          <chart:series chart:style-name="ch17" chart:values-cell-range-address="Average.W30:Average.W30" chart:label-cell-address="Average.V30:Average.V30" chart:class="chart:bar">
            <chart:data-point/>
          </chart:series>
          <chart:series chart:style-name="ch18" chart:values-cell-range-address="Average.W31:Average.W31" chart:label-cell-address="Average.V31:Average.V3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xtInt-with Of-IDPS Attacker</text:p>
                <draw:g>
                  <svg:desc>Average.V20:Average.V20</svg:desc>
                </draw:g>
              </table:table-cell>
              <table:table-cell office:value-type="float" office:value="10646.6345">
                <text:p>10646.6345</text:p>
                <draw:g>
                  <svg:desc>Average.W20:Average.W20</svg:desc>
                </draw:g>
              </table:table-cell>
            </table:table-row>
            <table:table-row>
              <table:table-cell office:value-type="string">
                <text:p>ExtInt-with Of-IDPS Victim</text:p>
                <draw:g>
                  <svg:desc>Average.V21:Average.V21</svg:desc>
                </draw:g>
              </table:table-cell>
              <table:table-cell office:value-type="float" office:value="1279.09">
                <text:p>1279.09</text:p>
                <draw:g>
                  <svg:desc>Average.W21:Average.W21</svg:desc>
                </draw:g>
              </table:table-cell>
            </table:table-row>
            <table:table-row>
              <table:table-cell office:value-type="string">
                <text:p>IntExt-with Of-IDPS Attacker</text:p>
                <draw:g>
                  <svg:desc>Average.V22:Average.V22</svg:desc>
                </draw:g>
              </table:table-cell>
              <table:table-cell office:value-type="float" office:value="10520.0267857143">
                <text:p>10520.0267857143</text:p>
                <draw:g>
                  <svg:desc>Average.W22:Average.W22</svg:desc>
                </draw:g>
              </table:table-cell>
            </table:table-row>
            <table:table-row>
              <table:table-cell office:value-type="string">
                <text:p>IntExt-with Of-IDPS Victim</text:p>
                <draw:g>
                  <svg:desc>Average.V23:Average.V23</svg:desc>
                </draw:g>
              </table:table-cell>
              <table:table-cell office:value-type="float" office:value="1348.23525641026">
                <text:p>1348.23525641026</text:p>
                <draw:g>
                  <svg:desc>Average.W23:Average.W23</svg:desc>
                </draw:g>
              </table:table-cell>
            </table:table-row>
            <table:table-row>
              <table:table-cell office:value-type="string">
                <text:p>IntInt-with Of-IDPS Attacker</text:p>
                <draw:g>
                  <svg:desc>Average.V24:Average.V24</svg:desc>
                </draw:g>
              </table:table-cell>
              <table:table-cell office:value-type="float" office:value="10555.6589285714">
                <text:p>10555.6589285714</text:p>
                <draw:g>
                  <svg:desc>Average.W24:Average.W24</svg:desc>
                </draw:g>
              </table:table-cell>
            </table:table-row>
            <table:table-row>
              <table:table-cell office:value-type="string">
                <text:p>IntInt-with Of-IDPS Victim</text:p>
                <draw:g>
                  <svg:desc>Average.V25:Average.V25</svg:desc>
                </draw:g>
              </table:table-cell>
              <table:table-cell office:value-type="float" office:value="1121.17380952381">
                <text:p>1121.17380952381</text:p>
                <draw:g>
                  <svg:desc>Average.W25:Average.W25</svg:desc>
                </draw:g>
              </table:table-cell>
            </table:table-row>
            <table:table-row>
              <table:table-cell office:value-type="string">
                <text:p>ExtInt-without Of-IDPS Attacker</text:p>
                <draw:g>
                  <svg:desc>Average.V26:Average.V26</svg:desc>
                </draw:g>
              </table:table-cell>
              <table:table-cell office:value-type="float" office:value="20013.5666666667">
                <text:p>20013.5666666667</text:p>
                <draw:g>
                  <svg:desc>Average.W26:Average.W26</svg:desc>
                </draw:g>
              </table:table-cell>
            </table:table-row>
            <table:table-row>
              <table:table-cell office:value-type="string">
                <text:p>ExtInt-without Of-IDPS Victim</text:p>
                <draw:g>
                  <svg:desc>Average.V27:Average.V27</svg:desc>
                </draw:g>
              </table:table-cell>
              <table:table-cell office:value-type="float" office:value="20013.5670634921">
                <text:p>20013.5670634921</text:p>
                <draw:g>
                  <svg:desc>Average.W27:Average.W27</svg:desc>
                </draw:g>
              </table:table-cell>
            </table:table-row>
            <table:table-row>
              <table:table-cell office:value-type="string">
                <text:p>IntExt-without Of-IDPS Attacker</text:p>
                <draw:g>
                  <svg:desc>Average.V28:Average.V28</svg:desc>
                </draw:g>
              </table:table-cell>
              <table:table-cell office:value-type="float" office:value="20034.2785714286">
                <text:p>20034.2785714286</text:p>
                <draw:g>
                  <svg:desc>Average.W28:Average.W28</svg:desc>
                </draw:g>
              </table:table-cell>
            </table:table-row>
            <table:table-row>
              <table:table-cell office:value-type="string">
                <text:p>IntExt-without Of-IDPS Victim</text:p>
                <draw:g>
                  <svg:desc>Average.V29:Average.V29</svg:desc>
                </draw:g>
              </table:table-cell>
              <table:table-cell office:value-type="float" office:value="20039.9853535353">
                <text:p>20039.9853535353</text:p>
                <draw:g>
                  <svg:desc>Average.W29:Average.W29</svg:desc>
                </draw:g>
              </table:table-cell>
            </table:table-row>
            <table:table-row>
              <table:table-cell office:value-type="string">
                <text:p>IntInt-without Attacker</text:p>
                <draw:g>
                  <svg:desc>Average.V30:Average.V30</svg:desc>
                </draw:g>
              </table:table-cell>
              <table:table-cell office:value-type="float" office:value="20032.1794871795">
                <text:p>20032.1794871795</text:p>
                <draw:g>
                  <svg:desc>Average.W30:Average.W30</svg:desc>
                </draw:g>
              </table:table-cell>
            </table:table-row>
            <table:table-row>
              <table:table-cell office:value-type="string">
                <text:p>IntInt-without Victim</text:p>
                <draw:g>
                  <svg:desc>Average.V31:Average.V31</svg:desc>
                </draw:g>
              </table:table-cell>
              <table:table-cell office:value-type="float" office:value="20029.7419871795">
                <text:p>20029.7419871795</text:p>
                <draw:g>
                  <svg:desc>Average.W31:Average.W3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D2:Average.D122" chart:error-lower-range="Average.D2:Average.D12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D2:Average.D122" chart:error-lower-range="Average.D2:Average.D12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Stantard Deviation - Victim</text:p>
        </chart:title>
        <chart:legend chart:legend-position="end" svg:x="12.354cm" svg:y="4.201cm" style:legend-expansion="high" chart:style-name="ch3"/>
        <chart:plot-area chart:style-name="ch4" table:cell-range-address="Average.A1:Average.A122" chart:data-source-has-labels="row" svg:x="1.331cm" svg:y="1.635cm" svg:width="10.383cm" svg:height="6.204cm">
          <chartooo:coordinate-region svg:x="2.138cm" svg:y="1.834cm" svg:width="9.296cm" svg:height="5.358cm"/>
          <chart:axis chart:dimension="x" chart:name="primary-x" chart:style-name="ch5">
            <chart:title svg:x="5.578cm" svg:y="8.019cm" chart:style-name="ch6">
              <text:p>Time Period</text:p>
            </chart:title>
          </chart:axis>
          <chart:axis chart:dimension="y" chart:name="primary-y" chart:style-name="ch5">
            <chart:title svg:x="0.451cm" svg:y="6.183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A2:Average.A122" chart:label-cell-address="Average.A1:Average.A1" chart:class="chart:scatter">
            <chart:error-indicator chart:error-upper-range="Average.D2:Average.D122" chart:error-lower-range="Average.D2:Average.D122" chart:style-name="ch10" chart:dimension="y"/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375">
                <text:p>1.4375</text:p>
                <draw:g>
                  <svg:desc>Average.A2:Average.A122</svg:desc>
                </draw:g>
              </table:table-cell>
              <table:table-cell office:value-type="float" office:value="0.933324032691755">
                <text:p>0.933324032691755</text:p>
                <draw:g>
                  <svg:desc>Average.D2:Average.D122</svg:desc>
                </draw:g>
              </table:table-cell>
              <table:table-cell office:value-type="float" office:value="0.933324032691755">
                <text:p>0.933324032691755</text:p>
                <draw:g>
                  <svg:desc>Average.D2:Average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75">
                <text:p>1.375</text:p>
              </table:table-cell>
              <table:table-cell office:value-type="float" office:value="1.61535599791501">
                <text:p>1.61535599791501</text:p>
              </table:table-cell>
              <table:table-cell office:value-type="float" office:value="1.61535599791501">
                <text:p>1.61535599791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559016994374947">
                <text:p>0.559016994374947</text:p>
              </table:table-cell>
              <table:table-cell office:value-type="float" office:value="0.559016994374947">
                <text:p>0.55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875">
                <text:p>3.6875</text:p>
              </table:table-cell>
              <table:table-cell office:value-type="float" office:value="2.17136909575503">
                <text:p>2.17136909575503</text:p>
              </table:table-cell>
              <table:table-cell office:value-type="float" office:value="2.17136909575503">
                <text:p>2.17136909575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5">
                <text:p>0.875</text:p>
              </table:table-cell>
              <table:table-cell office:value-type="float" office:value="0.992156741649221">
                <text:p>0.992156741649221</text:p>
              </table:table-cell>
              <table:table-cell office:value-type="float" office:value="0.992156741649221">
                <text:p>0.992156741649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5">
                <text:p>0.625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0.927024810886958">
                <text:p>0.927024810886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625">
                <text:p>40.625</text:p>
              </table:table-cell>
              <table:table-cell office:value-type="float" office:value="70.7026122218974">
                <text:p>70.7026122218974</text:p>
              </table:table-cell>
              <table:table-cell office:value-type="float" office:value="70.7026122218974">
                <text:p>70.702612221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625">
                <text:p>45.625</text:p>
              </table:table-cell>
              <table:table-cell office:value-type="float" office:value="85.0329899215593">
                <text:p>85.0329899215593</text:p>
              </table:table-cell>
              <table:table-cell office:value-type="float" office:value="85.0329899215593">
                <text:p>85.0329899215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875">
                <text:p>38.875</text:p>
              </table:table-cell>
              <table:table-cell office:value-type="float" office:value="81.37250380196">
                <text:p>81.37250380196</text:p>
              </table:table-cell>
              <table:table-cell office:value-type="float" office:value="81.37250380196">
                <text:p>81.37250380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63.8004702177029">
                <text:p>63.8004702177029</text:p>
              </table:table-cell>
              <table:table-cell office:value-type="float" office:value="63.8004702177029">
                <text:p>63.8004702177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.125">
                <text:p>183.125</text:p>
              </table:table-cell>
              <table:table-cell office:value-type="float" office:value="87.7068091712382">
                <text:p>87.7068091712382</text:p>
              </table:table-cell>
              <table:table-cell office:value-type="float" office:value="87.7068091712382">
                <text:p>87.7068091712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.5">
                <text:p>176.5</text:p>
              </table:table-cell>
              <table:table-cell office:value-type="float" office:value="87.9786906017588">
                <text:p>87.9786906017588</text:p>
              </table:table-cell>
              <table:table-cell office:value-type="float" office:value="87.9786906017588">
                <text:p>87.9786906017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95.8957767578948">
                <text:p>95.8957767578948</text:p>
              </table:table-cell>
              <table:table-cell office:value-type="float" office:value="95.8957767578948">
                <text:p>95.8957767578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625">
                <text:p>90.625</text:p>
              </table:table-cell>
              <table:table-cell office:value-type="float" office:value="97.4697869855064">
                <text:p>97.4697869855064</text:p>
              </table:table-cell>
              <table:table-cell office:value-type="float" office:value="97.4697869855064">
                <text:p>97.4697869855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875">
                <text:p>45.875</text:p>
              </table:table-cell>
              <table:table-cell office:value-type="float" office:value="68.1376135111878">
                <text:p>68.1376135111878</text:p>
              </table:table-cell>
              <table:table-cell office:value-type="float" office:value="68.1376135111878">
                <text:p>68.1376135111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875">
                <text:p>20.875</text:p>
              </table:table-cell>
              <table:table-cell office:value-type="float" office:value="45.3650126749679">
                <text:p>45.3650126749679</text:p>
              </table:table-cell>
              <table:table-cell office:value-type="float" office:value="45.3650126749679">
                <text:p>45.3650126749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75">
                <text:p>31.75</text:p>
              </table:table-cell>
              <table:table-cell office:value-type="float" office:value="68.7199934516877">
                <text:p>68.7199934516877</text:p>
              </table:table-cell>
              <table:table-cell office:value-type="float" office:value="68.7199934516877">
                <text:p>68.7199934516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125">
                <text:p>29.125</text:p>
              </table:table-cell>
              <table:table-cell office:value-type="float" office:value="64.2260412527504">
                <text:p>64.2260412527504</text:p>
              </table:table-cell>
              <table:table-cell office:value-type="float" office:value="64.2260412527504">
                <text:p>64.2260412527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25">
                <text:p>23.125</text:p>
              </table:table-cell>
              <table:table-cell office:value-type="float" office:value="56.4223747727796">
                <text:p>56.4223747727796</text:p>
              </table:table-cell>
              <table:table-cell office:value-type="float" office:value="56.4223747727796">
                <text:p>56.4223747727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45.6234588780816">
                <text:p>45.6234588780816</text:p>
              </table:table-cell>
              <table:table-cell office:value-type="float" office:value="45.6234588780816">
                <text:p>45.6234588780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625">
                <text:p>11.625</text:p>
              </table:table-cell>
              <table:table-cell office:value-type="float" office:value="36.4500943071482">
                <text:p>36.4500943071482</text:p>
              </table:table-cell>
              <table:table-cell office:value-type="float" office:value="36.4500943071482">
                <text:p>36.4500943071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5">
                <text:p>9.25</text:p>
              </table:table-cell>
              <table:table-cell office:value-type="float" office:value="25.0387200152084">
                <text:p>25.0387200152084</text:p>
              </table:table-cell>
              <table:table-cell office:value-type="float" office:value="25.0387200152084">
                <text:p>25.0387200152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625">
                <text:p>11.625</text:p>
              </table:table-cell>
              <table:table-cell office:value-type="float" office:value="36.5938434029551">
                <text:p>36.5938434029551</text:p>
              </table:table-cell>
              <table:table-cell office:value-type="float" office:value="36.5938434029551">
                <text:p>36.5938434029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75">
                <text:p>17.75</text:p>
              </table:table-cell>
              <table:table-cell office:value-type="float" office:value="58.7787163861206">
                <text:p>58.7787163861206</text:p>
              </table:table-cell>
              <table:table-cell office:value-type="float" office:value="58.7787163861206">
                <text:p>58.7787163861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875">
                <text:p>16.875</text:p>
              </table:table-cell>
              <table:table-cell office:value-type="float" office:value="52.9904177658565">
                <text:p>52.9904177658565</text:p>
              </table:table-cell>
              <table:table-cell office:value-type="float" office:value="52.9904177658565">
                <text:p>52.9904177658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25">
                <text:p>5.125</text:p>
              </table:table-cell>
              <table:table-cell office:value-type="float" office:value="13.2281659726509">
                <text:p>13.2281659726509</text:p>
              </table:table-cell>
              <table:table-cell office:value-type="float" office:value="13.2281659726509">
                <text:p>13.2281659726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25">
                <text:p>4.625</text:p>
              </table:table-cell>
              <table:table-cell office:value-type="float" office:value="11.6558729831789">
                <text:p>11.6558729831789</text:p>
              </table:table-cell>
              <table:table-cell office:value-type="float" office:value="11.6558729831789">
                <text:p>11.6558729831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375">
                <text:p>11.375</text:p>
              </table:table-cell>
              <table:table-cell office:value-type="float" office:value="34.0713864554996">
                <text:p>34.0713864554996</text:p>
              </table:table-cell>
              <table:table-cell office:value-type="float" office:value="34.0713864554996">
                <text:p>34.0713864554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75">
                <text:p>16.375</text:p>
              </table:table-cell>
              <table:table-cell office:value-type="float" office:value="59.3852622710383">
                <text:p>59.3852622710383</text:p>
              </table:table-cell>
              <table:table-cell office:value-type="float" office:value="59.3852622710383">
                <text:p>59.3852622710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52.4880938880428">
                <text:p>52.4880938880428</text:p>
              </table:table-cell>
              <table:table-cell office:value-type="float" office:value="52.4880938880428">
                <text:p>52.4880938880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75">
                <text:p>9.875</text:p>
              </table:table-cell>
              <table:table-cell office:value-type="float" office:value="28.7094823185651">
                <text:p>28.7094823185651</text:p>
              </table:table-cell>
              <table:table-cell office:value-type="float" office:value="28.7094823185651">
                <text:p>28.7094823185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25">
                <text:p>5.625</text:p>
              </table:table-cell>
              <table:table-cell office:value-type="float" office:value="14.785444700786">
                <text:p>14.785444700786</text:p>
              </table:table-cell>
              <table:table-cell office:value-type="float" office:value="14.785444700786">
                <text:p>14.785444700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25">
                <text:p>6.625</text:p>
              </table:table-cell>
              <table:table-cell office:value-type="float" office:value="18.6643878817389">
                <text:p>18.6643878817389</text:p>
              </table:table-cell>
              <table:table-cell office:value-type="float" office:value="18.6643878817389">
                <text:p>18.6643878817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17.1828402774396">
                <text:p>17.1828402774396</text:p>
              </table:table-cell>
              <table:table-cell office:value-type="float" office:value="17.1828402774396">
                <text:p>17.1828402774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375">
                <text:p>5.375</text:p>
              </table:table-cell>
              <table:table-cell office:value-type="float" office:value="13.2611980982112">
                <text:p>13.2611980982112</text:p>
              </table:table-cell>
              <table:table-cell office:value-type="float" office:value="13.2611980982112">
                <text:p>13.2611980982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.78791845139511">
                <text:p>5.78791845139511</text:p>
              </table:table-cell>
              <table:table-cell office:value-type="float" office:value="5.78791845139511">
                <text:p>5.787918451395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">
                <text:p>1.5</text:p>
              </table:table-cell>
              <table:table-cell office:value-type="float" office:value="3.77491721763537">
                <text:p>3.77491721763537</text:p>
              </table:table-cell>
              <table:table-cell office:value-type="float" office:value="3.77491721763537">
                <text:p>3.77491721763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5">
                <text:p>3.25</text:p>
              </table:table-cell>
              <table:table-cell office:value-type="float" office:value="9.05193349511584">
                <text:p>9.05193349511584</text:p>
              </table:table-cell>
              <table:table-cell office:value-type="float" office:value="9.05193349511584">
                <text:p>9.05193349511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11.2361025271221">
                <text:p>11.2361025271221</text:p>
              </table:table-cell>
              <table:table-cell office:value-type="float" office:value="11.2361025271221">
                <text:p>11.23610252712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5.24404424085076">
                <text:p>5.24404424085076</text:p>
              </table:table-cell>
              <table:table-cell office:value-type="float" office:value="5.24404424085076">
                <text:p>5.24404424085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25">
                <text:p>2.125</text:p>
              </table:table-cell>
              <table:table-cell office:value-type="float" office:value="6.14283118765281">
                <text:p>6.14283118765281</text:p>
              </table:table-cell>
              <table:table-cell office:value-type="float" office:value="6.14283118765281">
                <text:p>6.14283118765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25">
                <text:p>3.125</text:p>
              </table:table-cell>
              <table:table-cell office:value-type="float" office:value="8.18439826743543">
                <text:p>8.18439826743543</text:p>
              </table:table-cell>
              <table:table-cell office:value-type="float" office:value="8.18439826743543">
                <text:p>8.18439826743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5.52268050859363">
                <text:p>5.52268050859363</text:p>
              </table:table-cell>
              <table:table-cell office:value-type="float" office:value="5.52268050859363">
                <text:p>5.52268050859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5">
                <text:p>3.25</text:p>
              </table:table-cell>
              <table:table-cell office:value-type="float" office:value="9.58840445538255">
                <text:p>9.58840445538255</text:p>
              </table:table-cell>
              <table:table-cell office:value-type="float" office:value="9.58840445538255">
                <text:p>9.58840445538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25">
                <text:p>2.625</text:p>
              </table:table-cell>
              <table:table-cell office:value-type="float" office:value="8.2376801952977">
                <text:p>8.2376801952977</text:p>
              </table:table-cell>
              <table:table-cell office:value-type="float" office:value="8.2376801952977">
                <text:p>8.2376801952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25">
                <text:p>3.625</text:p>
              </table:table-cell>
              <table:table-cell office:value-type="float" office:value="11.2075588332161">
                <text:p>11.2075588332161</text:p>
              </table:table-cell>
              <table:table-cell office:value-type="float" office:value="11.2075588332161">
                <text:p>11.2075588332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5">
                <text:p>2.75</text:p>
              </table:table-cell>
              <table:table-cell office:value-type="float" office:value="7.44563630591772">
                <text:p>7.44563630591772</text:p>
              </table:table-cell>
              <table:table-cell office:value-type="float" office:value="7.44563630591772">
                <text:p>7.445636305917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5">
                <text:p>2.25</text:p>
              </table:table-cell>
              <table:table-cell office:value-type="float" office:value="6.92369121206311">
                <text:p>6.92369121206311</text:p>
              </table:table-cell>
              <table:table-cell office:value-type="float" office:value="6.92369121206311">
                <text:p>6.92369121206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">
                <text:p>2.5</text:p>
              </table:table-cell>
              <table:table-cell office:value-type="float" office:value="7.0178344238091">
                <text:p>7.0178344238091</text:p>
              </table:table-cell>
              <table:table-cell office:value-type="float" office:value="7.0178344238091">
                <text:p>7.01783442380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75">
                <text:p>1.875</text:p>
              </table:table-cell>
              <table:table-cell office:value-type="float" office:value="6.76271949736199">
                <text:p>6.76271949736199</text:p>
              </table:table-cell>
              <table:table-cell office:value-type="float" office:value="6.76271949736199">
                <text:p>6.76271949736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5">
                <text:p>3.25</text:p>
              </table:table-cell>
              <table:table-cell office:value-type="float" office:value="10.1949742520518">
                <text:p>10.1949742520518</text:p>
              </table:table-cell>
              <table:table-cell office:value-type="float" office:value="10.1949742520518">
                <text:p>10.1949742520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5">
                <text:p>3.125</text:p>
              </table:table-cell>
              <table:table-cell office:value-type="float" office:value="10.6529045335063">
                <text:p>10.6529045335063</text:p>
              </table:table-cell>
              <table:table-cell office:value-type="float" office:value="10.6529045335063">
                <text:p>10.6529045335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75">
                <text:p>2.375</text:p>
              </table:table-cell>
              <table:table-cell office:value-type="float" office:value="7.0433922934904">
                <text:p>7.0433922934904</text:p>
              </table:table-cell>
              <table:table-cell office:value-type="float" office:value="7.0433922934904">
                <text:p>7.04339229349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5">
                <text:p>1.25</text:p>
              </table:table-cell>
              <table:table-cell office:value-type="float" office:value="3.59687364248454">
                <text:p>3.59687364248454</text:p>
              </table:table-cell>
              <table:table-cell office:value-type="float" office:value="3.59687364248454">
                <text:p>3.59687364248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25">
                <text:p>1.625</text:p>
              </table:table-cell>
              <table:table-cell office:value-type="float" office:value="4.96078370824611">
                <text:p>4.96078370824611</text:p>
              </table:table-cell>
              <table:table-cell office:value-type="float" office:value="4.96078370824611">
                <text:p>4.96078370824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7.78520230951001">
                <text:p>7.78520230951001</text:p>
              </table:table-cell>
              <table:table-cell office:value-type="float" office:value="7.78520230951001">
                <text:p>7.78520230951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9.35414346693485">
                <text:p>9.35414346693485</text:p>
              </table:table-cell>
              <table:table-cell office:value-type="float" office:value="9.35414346693485">
                <text:p>9.35414346693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75">
                <text:p>2.375</text:p>
              </table:table-cell>
              <table:table-cell office:value-type="float" office:value="7.78520230951001">
                <text:p>7.78520230951001</text:p>
              </table:table-cell>
              <table:table-cell office:value-type="float" office:value="7.78520230951001">
                <text:p>7.78520230951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">
                <text:p>1.75</text:p>
              </table:table-cell>
              <table:table-cell office:value-type="float" office:value="4.6837484987988">
                <text:p>4.6837484987988</text:p>
              </table:table-cell>
              <table:table-cell office:value-type="float" office:value="4.6837484987988">
                <text:p>4.6837484987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25">
                <text:p>2.125</text:p>
              </table:table-cell>
              <table:table-cell office:value-type="float" office:value="6.14283118765281">
                <text:p>6.14283118765281</text:p>
              </table:table-cell>
              <table:table-cell office:value-type="float" office:value="6.14283118765281">
                <text:p>6.14283118765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5">
                <text:p>2.75</text:p>
              </table:table-cell>
              <table:table-cell office:value-type="float" office:value="8.42244026396151">
                <text:p>8.42244026396151</text:p>
              </table:table-cell>
              <table:table-cell office:value-type="float" office:value="8.42244026396151">
                <text:p>8.42244026396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25">
                <text:p>1.625</text:p>
              </table:table-cell>
              <table:table-cell office:value-type="float" office:value="4.19635258289863">
                <text:p>4.19635258289863</text:p>
              </table:table-cell>
              <table:table-cell office:value-type="float" office:value="4.19635258289863">
                <text:p>4.196352582898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">
                <text:p>2.5</text:p>
              </table:table-cell>
              <table:table-cell office:value-type="float" office:value="6.9462219947249">
                <text:p>6.9462219947249</text:p>
              </table:table-cell>
              <table:table-cell office:value-type="float" office:value="6.9462219947249">
                <text:p>6.9462219947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5.70087712549569">
                <text:p>5.70087712549569</text:p>
              </table:table-cell>
              <table:table-cell office:value-type="float" office:value="5.70087712549569">
                <text:p>5.70087712549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5">
                <text:p>3.25</text:p>
              </table:table-cell>
              <table:table-cell office:value-type="float" office:value="9.92156741649221">
                <text:p>9.92156741649221</text:p>
              </table:table-cell>
              <table:table-cell office:value-type="float" office:value="9.92156741649221">
                <text:p>9.92156741649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5">
                <text:p>2.25</text:p>
              </table:table-cell>
              <table:table-cell office:value-type="float" office:value="7.31009575860672">
                <text:p>7.31009575860672</text:p>
              </table:table-cell>
              <table:table-cell office:value-type="float" office:value="7.31009575860672">
                <text:p>7.31009575860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75">
                <text:p>2.375</text:p>
              </table:table-cell>
              <table:table-cell office:value-type="float" office:value="8.69536514471934">
                <text:p>8.69536514471934</text:p>
              </table:table-cell>
              <table:table-cell office:value-type="float" office:value="8.69536514471934">
                <text:p>8.695365144719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9.66953980290686">
                <text:p>9.66953980290686</text:p>
              </table:table-cell>
              <table:table-cell office:value-type="float" office:value="9.66953980290686">
                <text:p>9.669539802906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5">
                <text:p>2.625</text:p>
              </table:table-cell>
              <table:table-cell office:value-type="float" office:value="7.47391296443837">
                <text:p>7.47391296443837</text:p>
              </table:table-cell>
              <table:table-cell office:value-type="float" office:value="7.47391296443837">
                <text:p>7.473912964438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5">
                <text:p>2.25</text:p>
              </table:table-cell>
              <table:table-cell office:value-type="float" office:value="6.81450658521951">
                <text:p>6.81450658521951</text:p>
              </table:table-cell>
              <table:table-cell office:value-type="float" office:value="6.81450658521951">
                <text:p>6.81450658521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5">
                <text:p>1.75</text:p>
              </table:table-cell>
              <table:table-cell office:value-type="float" office:value="4.9434299833213">
                <text:p>4.9434299833213</text:p>
              </table:table-cell>
              <table:table-cell office:value-type="float" office:value="4.9434299833213">
                <text:p>4.94342998332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25">
                <text:p>2.125</text:p>
              </table:table-cell>
              <table:table-cell office:value-type="float" office:value="6.34305722818264">
                <text:p>6.34305722818264</text:p>
              </table:table-cell>
              <table:table-cell office:value-type="float" office:value="6.34305722818264">
                <text:p>6.343057228182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">
                <text:p>2.5</text:p>
              </table:table-cell>
              <table:table-cell office:value-type="float" office:value="7.76208734813001">
                <text:p>7.76208734813001</text:p>
              </table:table-cell>
              <table:table-cell office:value-type="float" office:value="7.76208734813001">
                <text:p>7.76208734813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6.36396103067893">
                <text:p>6.36396103067893</text:p>
              </table:table-cell>
              <table:table-cell office:value-type="float" office:value="6.36396103067893">
                <text:p>6.363961030678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6.27992834354024">
                <text:p>6.27992834354024</text:p>
              </table:table-cell>
              <table:table-cell office:value-type="float" office:value="6.27992834354024">
                <text:p>6.27992834354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5.67753247458788">
                <text:p>5.67753247458788</text:p>
              </table:table-cell>
              <table:table-cell office:value-type="float" office:value="5.67753247458788">
                <text:p>5.67753247458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6.52758569457345">
                <text:p>6.52758569457345</text:p>
              </table:table-cell>
              <table:table-cell office:value-type="float" office:value="6.52758569457345">
                <text:p>6.52758569457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7.24568837309472">
                <text:p>7.24568837309472</text:p>
              </table:table-cell>
              <table:table-cell office:value-type="float" office:value="7.24568837309472">
                <text:p>7.245688373094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6.43719659479187">
                <text:p>6.43719659479187</text:p>
              </table:table-cell>
              <table:table-cell office:value-type="float" office:value="6.43719659479187">
                <text:p>6.43719659479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7.31009575860672">
                <text:p>7.31009575860672</text:p>
              </table:table-cell>
              <table:table-cell office:value-type="float" office:value="7.31009575860672">
                <text:p>7.31009575860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8.73838514829828">
                <text:p>8.73838514829828</text:p>
              </table:table-cell>
              <table:table-cell office:value-type="float" office:value="8.73838514829828">
                <text:p>8.738385148298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5.63332716962187">
                <text:p>5.63332716962187</text:p>
              </table:table-cell>
              <table:table-cell office:value-type="float" office:value="5.63332716962187">
                <text:p>5.63332716962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5.97782360060917">
                <text:p>5.97782360060917</text:p>
              </table:table-cell>
              <table:table-cell office:value-type="float" office:value="5.97782360060917">
                <text:p>5.977823600609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7.31009575860672">
                <text:p>7.31009575860672</text:p>
              </table:table-cell>
              <table:table-cell office:value-type="float" office:value="7.31009575860672">
                <text:p>7.31009575860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8.68097776750983">
                <text:p>8.68097776750983</text:p>
              </table:table-cell>
              <table:table-cell office:value-type="float" office:value="8.68097776750983">
                <text:p>8.68097776750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4.31385848168435">
                <text:p>4.31385848168435</text:p>
              </table:table-cell>
              <table:table-cell office:value-type="float" office:value="4.31385848168435">
                <text:p>4.31385848168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1458119438515">
                <text:p>10.1458119438515</text:p>
              </table:table-cell>
              <table:table-cell office:value-type="float" office:value="10.1458119438515">
                <text:p>10.1458119438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">
                <text:p>1.5</text:p>
              </table:table-cell>
              <table:table-cell office:value-type="float" office:value="4.35710626448334">
                <text:p>4.35710626448334</text:p>
              </table:table-cell>
              <table:table-cell office:value-type="float" office:value="4.35710626448334">
                <text:p>4.35710626448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7.72880165355536">
                <text:p>7.72880165355536</text:p>
              </table:table-cell>
              <table:table-cell office:value-type="float" office:value="7.72880165355536">
                <text:p>7.72880165355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7.74596669241483">
                <text:p>7.74596669241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8.21203385282842">
                <text:p>8.21203385282842</text:p>
              </table:table-cell>
              <table:table-cell office:value-type="float" office:value="8.21203385282842">
                <text:p>8.212033852828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11.1348271203463">
                <text:p>11.1348271203463</text:p>
              </table:table-cell>
              <table:table-cell office:value-type="float" office:value="11.1348271203463">
                <text:p>11.1348271203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6.27992834354024">
                <text:p>6.27992834354024</text:p>
              </table:table-cell>
              <table:table-cell office:value-type="float" office:value="6.27992834354024">
                <text:p>6.279928343540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">
                <text:p>1.8</text:p>
              </table:table-cell>
              <table:table-cell office:value-type="float" office:value="3.87096564180051">
                <text:p>3.87096564180051</text:p>
              </table:table-cell>
              <table:table-cell office:value-type="float" office:value="3.87096564180051">
                <text:p>3.87096564180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8.21203385282842">
                <text:p>8.21203385282842</text:p>
              </table:table-cell>
              <table:table-cell office:value-type="float" office:value="8.21203385282842">
                <text:p>8.21203385282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5">
                <text:p>6.5</text:p>
              </table:table-cell>
              <table:table-cell office:value-type="float" office:value="12.0804594283496">
                <text:p>12.0804594283496</text:p>
              </table:table-cell>
              <table:table-cell office:value-type="float" office:value="12.0804594283496">
                <text:p>12.0804594283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7.74596669241483">
                <text:p>7.745966692414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8.71421252896669">
                <text:p>8.71421252896669</text:p>
              </table:table-cell>
              <table:table-cell office:value-type="float" office:value="8.71421252896669">
                <text:p>8.714212528966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4.84122918275927">
                <text:p>4.84122918275927</text:p>
              </table:table-cell>
              <table:table-cell office:value-type="float" office:value="4.84122918275927">
                <text:p>4.841229182759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">
                <text:p>0.4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661437827766148">
                <text:p>0.6614378277661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E2:Average.E119" chart:error-lower-range="Average.E2:Average.E119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E2:Average.E119" chart:error-lower-range="Average.E2:Average.E11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Stantard Deviation - Attacker</text:p>
        </chart:title>
        <chart:legend chart:legend-position="end" svg:x="12.037cm" svg:y="4.201cm" style:legend-expansion="high" chart:style-name="ch3"/>
        <chart:plot-area chart:style-name="ch4" table:cell-range-address="Average.B1:Average.B119" chart:data-source-has-labels="row" svg:x="1.331cm" svg:y="1.635cm" svg:width="10.066cm" svg:height="6.204cm">
          <chartooo:coordinate-region svg:x="2.138cm" svg:y="1.834cm" svg:width="8.979cm" svg:height="5.358cm"/>
          <chart:axis chart:dimension="x" chart:name="primary-x" chart:style-name="ch5">
            <chart:title svg:x="5.42cm" svg:y="8.019cm" chart:style-name="ch6">
              <text:p>Time Period</text:p>
            </chart:title>
          </chart:axis>
          <chart:axis chart:dimension="y" chart:name="primary-y" chart:style-name="ch5">
            <chart:title svg:x="0.451cm" svg:y="6.183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B2:Average.B119" chart:label-cell-address="Average.B1:Average.B1" chart:class="chart:scatter">
            <chart:error-indicator chart:error-upper-range="Average.E2:Average.E119" chart:error-lower-range="Average.E2:Average.E119" chart:style-name="ch10" chart:dimension="y"/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5">
                <text:p>2.25</text:p>
                <draw:g>
                  <svg:desc>Average.B2:Average.B119</svg:desc>
                </draw:g>
              </table:table-cell>
              <table:table-cell office:value-type="float" office:value="0.968245836551854">
                <text:p>0.968245836551854</text:p>
                <draw:g>
                  <svg:desc>Average.E2:Average.E119</svg:desc>
                </draw:g>
              </table:table-cell>
              <table:table-cell office:value-type="float" office:value="0.968245836551854">
                <text:p>0.968245836551854</text:p>
                <draw:g>
                  <svg:desc>Average.E2:Average.E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25">
                <text:p>0.8125</text:p>
              </table:table-cell>
              <table:table-cell office:value-type="float" office:value="1.42384821873681">
                <text:p>1.42384821873681</text:p>
              </table:table-cell>
              <table:table-cell office:value-type="float" office:value="1.42384821873681">
                <text:p>1.42384821873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1.36358901432946">
                <text:p>1.36358901432946</text:p>
              </table:table-cell>
              <table:table-cell office:value-type="float" office:value="1.36358901432946">
                <text:p>1.36358901432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25">
                <text:p>1.5625</text:p>
              </table:table-cell>
              <table:table-cell office:value-type="float" office:value="0.933324032691755">
                <text:p>0.933324032691755</text:p>
              </table:table-cell>
              <table:table-cell office:value-type="float" office:value="0.933324032691755">
                <text:p>0.933324032691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625">
                <text:p>4.0625</text:p>
              </table:table-cell>
              <table:table-cell office:value-type="float" office:value="2.33100702487144">
                <text:p>2.33100702487144</text:p>
              </table:table-cell>
              <table:table-cell office:value-type="float" office:value="2.33100702487144">
                <text:p>2.33100702487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75">
                <text:p>1.6875</text:p>
              </table:table-cell>
              <table:table-cell office:value-type="float" office:value="1.2608900626145">
                <text:p>1.2608900626145</text:p>
              </table:table-cell>
              <table:table-cell office:value-type="float" office:value="1.2608900626145">
                <text:p>1.2608900626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0.559016994374947">
                <text:p>0.559016994374947</text:p>
              </table:table-cell>
              <table:table-cell office:value-type="float" office:value="0.559016994374947">
                <text:p>0.55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25">
                <text:p>0.3125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0.582961190818051">
                <text:p>0.582961190818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992156741649221">
                <text:p>0.992156741649221</text:p>
              </table:table-cell>
              <table:table-cell office:value-type="float" office:value="0.992156741649221">
                <text:p>0.992156741649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5">
                <text:p>16.25</text:p>
              </table:table-cell>
              <table:table-cell office:value-type="float" office:value="42.2011551974588">
                <text:p>42.2011551974588</text:p>
              </table:table-cell>
              <table:table-cell office:value-type="float" office:value="42.2011551974588">
                <text:p>42.2011551974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5625">
                <text:p>32.5625</text:p>
              </table:table-cell>
              <table:table-cell office:value-type="float" office:value="74.9582956966739">
                <text:p>74.9582956966739</text:p>
              </table:table-cell>
              <table:table-cell office:value-type="float" office:value="74.9582956966739">
                <text:p>74.9582956966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9375">
                <text:p>47.9375</text:p>
              </table:table-cell>
              <table:table-cell office:value-type="float" office:value="89.6663738184499">
                <text:p>89.6663738184499</text:p>
              </table:table-cell>
              <table:table-cell office:value-type="float" office:value="89.6663738184499">
                <text:p>89.6663738184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25">
                <text:p>67.125</text:p>
              </table:table-cell>
              <table:table-cell office:value-type="float" office:value="82.3952934032036">
                <text:p>82.3952934032036</text:p>
              </table:table-cell>
              <table:table-cell office:value-type="float" office:value="82.3952934032036">
                <text:p>82.3952934032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.5625">
                <text:p>213.5625</text:p>
              </table:table-cell>
              <table:table-cell office:value-type="float" office:value="38.0591131498095">
                <text:p>38.0591131498095</text:p>
              </table:table-cell>
              <table:table-cell office:value-type="float" office:value="38.0591131498095">
                <text:p>38.0591131498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.5">
                <text:p>201.5</text:p>
              </table:table-cell>
              <table:table-cell office:value-type="float" office:value="45.3458928680426">
                <text:p>45.3458928680426</text:p>
              </table:table-cell>
              <table:table-cell office:value-type="float" office:value="45.3458928680426">
                <text:p>45.3458928680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.3125">
                <text:p>186.3125</text:p>
              </table:table-cell>
              <table:table-cell office:value-type="float" office:value="51.0498760404959">
                <text:p>51.0498760404959</text:p>
              </table:table-cell>
              <table:table-cell office:value-type="float" office:value="51.0498760404959">
                <text:p>51.0498760404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.8125">
                <text:p>150.8125</text:p>
              </table:table-cell>
              <table:table-cell office:value-type="float" office:value="51.4929834419215">
                <text:p>51.4929834419215</text:p>
              </table:table-cell>
              <table:table-cell office:value-type="float" office:value="51.4929834419215">
                <text:p>51.4929834419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.4375">
                <text:p>129.4375</text:p>
              </table:table-cell>
              <table:table-cell office:value-type="float" office:value="30.105997637514">
                <text:p>30.105997637514</text:p>
              </table:table-cell>
              <table:table-cell office:value-type="float" office:value="30.105997637514">
                <text:p>30.105997637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75">
                <text:p>123.75</text:p>
              </table:table-cell>
              <table:table-cell office:value-type="float" office:value="19.6834321194247">
                <text:p>19.6834321194247</text:p>
              </table:table-cell>
              <table:table-cell office:value-type="float" office:value="19.6834321194247">
                <text:p>19.6834321194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.6875">
                <text:p>132.6875</text:p>
              </table:table-cell>
              <table:table-cell office:value-type="float" office:value="32.2910954250549">
                <text:p>32.2910954250549</text:p>
              </table:table-cell>
              <table:table-cell office:value-type="float" office:value="32.2910954250549">
                <text:p>32.2910954250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.625">
                <text:p>130.625</text:p>
              </table:table-cell>
              <table:table-cell office:value-type="float" office:value="34.1958970492075">
                <text:p>34.1958970492075</text:p>
              </table:table-cell>
              <table:table-cell office:value-type="float" office:value="34.1958970492075">
                <text:p>34.1958970492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.1875">
                <text:p>129.1875</text:p>
              </table:table-cell>
              <table:table-cell office:value-type="float" office:value="29.131638192007">
                <text:p>29.131638192007</text:p>
              </table:table-cell>
              <table:table-cell office:value-type="float" office:value="29.131638192007">
                <text:p>29.131638192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9375">
                <text:p>123.9375</text:p>
              </table:table-cell>
              <table:table-cell office:value-type="float" office:value="23.7235872867069">
                <text:p>23.7235872867069</text:p>
              </table:table-cell>
              <table:table-cell office:value-type="float" office:value="23.7235872867069">
                <text:p>23.7235872867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.5625">
                <text:p>117.5625</text:p>
              </table:table-cell>
              <table:table-cell office:value-type="float" office:value="13.5322242720848">
                <text:p>13.5322242720848</text:p>
              </table:table-cell>
              <table:table-cell office:value-type="float" office:value="13.5322242720848">
                <text:p>13.5322242720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.125">
                <text:p>120.125</text:p>
              </table:table-cell>
              <table:table-cell office:value-type="float" office:value="17.6347490767518">
                <text:p>17.6347490767518</text:p>
              </table:table-cell>
              <table:table-cell office:value-type="float" office:value="17.6347490767518">
                <text:p>17.6347490767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.9375">
                <text:p>116.9375</text:p>
              </table:table-cell>
              <table:table-cell office:value-type="float" office:value="17.5693936648366">
                <text:p>17.5693936648366</text:p>
              </table:table-cell>
              <table:table-cell office:value-type="float" office:value="17.5693936648366">
                <text:p>17.5693936648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9375">
                <text:p>123.9375</text:p>
              </table:table-cell>
              <table:table-cell office:value-type="float" office:value="33.1029997696583">
                <text:p>33.1029997696583</text:p>
              </table:table-cell>
              <table:table-cell office:value-type="float" office:value="33.1029997696583">
                <text:p>33.1029997696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26.7931894331377">
                <text:p>26.7931894331377</text:p>
              </table:table-cell>
              <table:table-cell office:value-type="float" office:value="26.7931894331377">
                <text:p>26.7931894331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11.1523540115977">
                <text:p>11.1523540115977</text:p>
              </table:table-cell>
              <table:table-cell office:value-type="float" office:value="11.1523540115977">
                <text:p>11.1523540115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6875">
                <text:p>123.6875</text:p>
              </table:table-cell>
              <table:table-cell office:value-type="float" office:value="11.8570588153218">
                <text:p>11.8570588153218</text:p>
              </table:table-cell>
              <table:table-cell office:value-type="float" office:value="11.8570588153218">
                <text:p>11.8570588153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.625">
                <text:p>125.625</text:p>
              </table:table-cell>
              <table:table-cell office:value-type="float" office:value="15.6799035392441">
                <text:p>15.6799035392441</text:p>
              </table:table-cell>
              <table:table-cell office:value-type="float" office:value="15.6799035392441">
                <text:p>15.6799035392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625">
                <text:p>128.625</text:p>
              </table:table-cell>
              <table:table-cell office:value-type="float" office:value="31.575059382367">
                <text:p>31.575059382367</text:p>
              </table:table-cell>
              <table:table-cell office:value-type="float" office:value="31.575059382367">
                <text:p>31.575059382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25">
                <text:p>127.25</text:p>
              </table:table-cell>
              <table:table-cell office:value-type="float" office:value="26.1187193407334">
                <text:p>26.1187193407334</text:p>
              </table:table-cell>
              <table:table-cell office:value-type="float" office:value="26.1187193407334">
                <text:p>26.1187193407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.3125">
                <text:p>120.3125</text:p>
              </table:table-cell>
              <table:table-cell office:value-type="float" office:value="14.8227812420612">
                <text:p>14.8227812420612</text:p>
              </table:table-cell>
              <table:table-cell office:value-type="float" office:value="14.8227812420612">
                <text:p>14.8227812420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.1875">
                <text:p>120.1875</text:p>
              </table:table-cell>
              <table:table-cell office:value-type="float" office:value="9.25485514473349">
                <text:p>9.25485514473349</text:p>
              </table:table-cell>
              <table:table-cell office:value-type="float" office:value="9.25485514473349">
                <text:p>9.254855144733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.8125">
                <text:p>122.8125</text:p>
              </table:table-cell>
              <table:table-cell office:value-type="float" office:value="13.5564502636199">
                <text:p>13.5564502636199</text:p>
              </table:table-cell>
              <table:table-cell office:value-type="float" office:value="13.5564502636199">
                <text:p>13.5564502636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.1875">
                <text:p>126.1875</text:p>
              </table:table-cell>
              <table:table-cell office:value-type="float" office:value="15.4887812222266">
                <text:p>15.4887812222266</text:p>
              </table:table-cell>
              <table:table-cell office:value-type="float" office:value="15.4887812222266">
                <text:p>15.4887812222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.125">
                <text:p>126.125</text:p>
              </table:table-cell>
              <table:table-cell office:value-type="float" office:value="12.1700195151857">
                <text:p>12.1700195151857</text:p>
              </table:table-cell>
              <table:table-cell office:value-type="float" office:value="12.1700195151857">
                <text:p>12.1700195151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.125">
                <text:p>122.125</text:p>
              </table:table-cell>
              <table:table-cell office:value-type="float" office:value="11.0163231161763">
                <text:p>11.0163231161763</text:p>
              </table:table-cell>
              <table:table-cell office:value-type="float" office:value="11.0163231161763">
                <text:p>11.0163231161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.25">
                <text:p>121.25</text:p>
              </table:table-cell>
              <table:table-cell office:value-type="float" office:value="9.25675429078681">
                <text:p>9.25675429078681</text:p>
              </table:table-cell>
              <table:table-cell office:value-type="float" office:value="9.25675429078681">
                <text:p>9.25675429078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.9375">
                <text:p>121.9375</text:p>
              </table:table-cell>
              <table:table-cell office:value-type="float" office:value="10.8712277940442">
                <text:p>10.8712277940442</text:p>
              </table:table-cell>
              <table:table-cell office:value-type="float" office:value="10.8712277940442">
                <text:p>10.8712277940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.4375">
                <text:p>124.4375</text:p>
              </table:table-cell>
              <table:table-cell office:value-type="float" office:value="10.8164732584147">
                <text:p>10.8164732584147</text:p>
              </table:table-cell>
              <table:table-cell office:value-type="float" office:value="10.8164732584147">
                <text:p>10.8164732584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375">
                <text:p>123.375</text:p>
              </table:table-cell>
              <table:table-cell office:value-type="float" office:value="12.2417063761552">
                <text:p>12.2417063761552</text:p>
              </table:table-cell>
              <table:table-cell office:value-type="float" office:value="12.2417063761552">
                <text:p>12.2417063761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.625">
                <text:p>121.625</text:p>
              </table:table-cell>
              <table:table-cell office:value-type="float" office:value="13.2376121336138">
                <text:p>13.2376121336138</text:p>
              </table:table-cell>
              <table:table-cell office:value-type="float" office:value="13.2376121336138">
                <text:p>13.2376121336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.375">
                <text:p>118.375</text:p>
              </table:table-cell>
              <table:table-cell office:value-type="float" office:value="19.6877976167981">
                <text:p>19.6877976167981</text:p>
              </table:table-cell>
              <table:table-cell office:value-type="float" office:value="19.6877976167981">
                <text:p>19.6877976167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625">
                <text:p>125.625</text:p>
              </table:table-cell>
              <table:table-cell office:value-type="float" office:value="11.9628330674636">
                <text:p>11.9628330674636</text:p>
              </table:table-cell>
              <table:table-cell office:value-type="float" office:value="11.9628330674636">
                <text:p>11.9628330674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.1875">
                <text:p>127.1875</text:p>
              </table:table-cell>
              <table:table-cell office:value-type="float" office:value="11.9437156592913">
                <text:p>11.9437156592913</text:p>
              </table:table-cell>
              <table:table-cell office:value-type="float" office:value="11.9437156592913">
                <text:p>11.9437156592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.375">
                <text:p>126.375</text:p>
              </table:table-cell>
              <table:table-cell office:value-type="float" office:value="13.176091036419">
                <text:p>13.176091036419</text:p>
              </table:table-cell>
              <table:table-cell office:value-type="float" office:value="13.176091036419">
                <text:p>13.176091036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.375">
                <text:p>126.375</text:p>
              </table:table-cell>
              <table:table-cell office:value-type="float" office:value="13.9053721633044">
                <text:p>13.9053721633044</text:p>
              </table:table-cell>
              <table:table-cell office:value-type="float" office:value="13.9053721633044">
                <text:p>13.90537216330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.8125">
                <text:p>125.8125</text:p>
              </table:table-cell>
              <table:table-cell office:value-type="float" office:value="12.1820500635156">
                <text:p>12.1820500635156</text:p>
              </table:table-cell>
              <table:table-cell office:value-type="float" office:value="12.1820500635156">
                <text:p>12.18205006351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.125">
                <text:p>125.125</text:p>
              </table:table-cell>
              <table:table-cell office:value-type="float" office:value="13.1142813375343">
                <text:p>13.1142813375343</text:p>
              </table:table-cell>
              <table:table-cell office:value-type="float" office:value="13.1142813375343">
                <text:p>13.1142813375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.8125">
                <text:p>124.8125</text:p>
              </table:table-cell>
              <table:table-cell office:value-type="float" office:value="11.6523535712748">
                <text:p>11.6523535712748</text:p>
              </table:table-cell>
              <table:table-cell office:value-type="float" office:value="11.6523535712748">
                <text:p>11.65235357127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.0625">
                <text:p>126.0625</text:p>
              </table:table-cell>
              <table:table-cell office:value-type="float" office:value="12.188461500534">
                <text:p>12.188461500534</text:p>
              </table:table-cell>
              <table:table-cell office:value-type="float" office:value="12.188461500534">
                <text:p>12.1884615005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.25">
                <text:p>126.25</text:p>
              </table:table-cell>
              <table:table-cell office:value-type="float" office:value="13.9216557923259">
                <text:p>13.9216557923259</text:p>
              </table:table-cell>
              <table:table-cell office:value-type="float" office:value="13.9216557923259">
                <text:p>13.92165579232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  <table:table-cell office:value-type="float" office:value="13.8067012714841">
                <text:p>13.8067012714841</text:p>
              </table:table-cell>
              <table:table-cell office:value-type="float" office:value="13.8067012714841">
                <text:p>13.8067012714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.9375">
                <text:p>127.9375</text:p>
              </table:table-cell>
              <table:table-cell office:value-type="float" office:value="12.6068867588315">
                <text:p>12.6068867588315</text:p>
              </table:table-cell>
              <table:table-cell office:value-type="float" office:value="12.6068867588315">
                <text:p>12.6068867588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.0625">
                <text:p>128.0625</text:p>
              </table:table-cell>
              <table:table-cell office:value-type="float" office:value="8.91956241919972">
                <text:p>8.91956241919972</text:p>
              </table:table-cell>
              <table:table-cell office:value-type="float" office:value="8.91956241919972">
                <text:p>8.91956241919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.0625">
                <text:p>128.0625</text:p>
              </table:table-cell>
              <table:table-cell office:value-type="float" office:value="11.7232074855818">
                <text:p>11.7232074855818</text:p>
              </table:table-cell>
              <table:table-cell office:value-type="float" office:value="11.7232074855818">
                <text:p>11.7232074855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.4375">
                <text:p>127.4375</text:p>
              </table:table-cell>
              <table:table-cell office:value-type="float" office:value="8.91605819574996">
                <text:p>8.91605819574996</text:p>
              </table:table-cell>
              <table:table-cell office:value-type="float" office:value="8.91605819574996">
                <text:p>8.91605819574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8.6875">
                <text:p>128.6875</text:p>
              </table:table-cell>
              <table:table-cell office:value-type="float" office:value="10.1286644603324">
                <text:p>10.1286644603324</text:p>
              </table:table-cell>
              <table:table-cell office:value-type="float" office:value="10.1286644603324">
                <text:p>10.1286644603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.3125">
                <text:p>130.3125</text:p>
              </table:table-cell>
              <table:table-cell office:value-type="float" office:value="9.74499070035472">
                <text:p>9.74499070035472</text:p>
              </table:table-cell>
              <table:table-cell office:value-type="float" office:value="9.74499070035472">
                <text:p>9.744990700354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.625">
                <text:p>128.625</text:p>
              </table:table-cell>
              <table:table-cell office:value-type="float" office:value="13.5963000481749">
                <text:p>13.5963000481749</text:p>
              </table:table-cell>
              <table:table-cell office:value-type="float" office:value="13.5963000481749">
                <text:p>13.59630004817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.5625">
                <text:p>129.5625</text:p>
              </table:table-cell>
              <table:table-cell office:value-type="float" office:value="12.5845577494801">
                <text:p>12.5845577494801</text:p>
              </table:table-cell>
              <table:table-cell office:value-type="float" office:value="12.5845577494801">
                <text:p>12.5845577494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.8125">
                <text:p>129.8125</text:p>
              </table:table-cell>
              <table:table-cell office:value-type="float" office:value="12.0115504307312">
                <text:p>12.0115504307312</text:p>
              </table:table-cell>
              <table:table-cell office:value-type="float" office:value="12.0115504307312">
                <text:p>12.0115504307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9.3125">
                <text:p>129.3125</text:p>
              </table:table-cell>
              <table:table-cell office:value-type="float" office:value="13.0418497058508">
                <text:p>13.0418497058508</text:p>
              </table:table-cell>
              <table:table-cell office:value-type="float" office:value="13.0418497058508">
                <text:p>13.0418497058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6875">
                <text:p>132.6875</text:p>
              </table:table-cell>
              <table:table-cell office:value-type="float" office:value="10.7454568888438">
                <text:p>10.7454568888438</text:p>
              </table:table-cell>
              <table:table-cell office:value-type="float" office:value="10.7454568888438">
                <text:p>10.7454568888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0.9375">
                <text:p>130.9375</text:p>
              </table:table-cell>
              <table:table-cell office:value-type="float" office:value="11.1269310121884">
                <text:p>11.1269310121884</text:p>
              </table:table-cell>
              <table:table-cell office:value-type="float" office:value="11.1269310121884">
                <text:p>11.12693101218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">
                <text:p>133</text:p>
              </table:table-cell>
              <table:table-cell office:value-type="float" office:value="11.6404467268228">
                <text:p>11.6404467268228</text:p>
              </table:table-cell>
              <table:table-cell office:value-type="float" office:value="11.6404467268228">
                <text:p>11.6404467268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5625">
                <text:p>131.5625</text:p>
              </table:table-cell>
              <table:table-cell office:value-type="float" office:value="10.0683212975153">
                <text:p>10.0683212975153</text:p>
              </table:table-cell>
              <table:table-cell office:value-type="float" office:value="10.0683212975153">
                <text:p>10.0683212975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.25">
                <text:p>132.25</text:p>
              </table:table-cell>
              <table:table-cell office:value-type="float" office:value="11.3660679216693">
                <text:p>11.3660679216693</text:p>
              </table:table-cell>
              <table:table-cell office:value-type="float" office:value="11.3660679216693">
                <text:p>11.3660679216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.6875">
                <text:p>130.6875</text:p>
              </table:table-cell>
              <table:table-cell office:value-type="float" office:value="13.2793013276302">
                <text:p>13.2793013276302</text:p>
              </table:table-cell>
              <table:table-cell office:value-type="float" office:value="13.2793013276302">
                <text:p>13.2793013276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.25">
                <text:p>132.25</text:p>
              </table:table-cell>
              <table:table-cell office:value-type="float" office:value="9.27698765763974">
                <text:p>9.27698765763974</text:p>
              </table:table-cell>
              <table:table-cell office:value-type="float" office:value="9.27698765763974">
                <text:p>9.27698765763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4.625">
                <text:p>134.625</text:p>
              </table:table-cell>
              <table:table-cell office:value-type="float" office:value="9.27951372648373">
                <text:p>9.27951372648373</text:p>
              </table:table-cell>
              <table:table-cell office:value-type="float" office:value="9.27951372648373">
                <text:p>9.27951372648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.75">
                <text:p>132.75</text:p>
              </table:table-cell>
              <table:table-cell office:value-type="float" office:value="11.5135789396695">
                <text:p>11.5135789396695</text:p>
              </table:table-cell>
              <table:table-cell office:value-type="float" office:value="11.5135789396695">
                <text:p>11.5135789396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.5625">
                <text:p>133.5625</text:p>
              </table:table-cell>
              <table:table-cell office:value-type="float" office:value="11.4617229834785">
                <text:p>11.4617229834785</text:p>
              </table:table-cell>
              <table:table-cell office:value-type="float" office:value="11.4617229834785">
                <text:p>11.4617229834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.875">
                <text:p>134.875</text:p>
              </table:table-cell>
              <table:table-cell office:value-type="float" office:value="7.43198324809737">
                <text:p>7.43198324809737</text:p>
              </table:table-cell>
              <table:table-cell office:value-type="float" office:value="7.43198324809737">
                <text:p>7.43198324809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7.75">
                <text:p>137.75</text:p>
              </table:table-cell>
              <table:table-cell office:value-type="float" office:value="7.77415590273311">
                <text:p>7.77415590273311</text:p>
              </table:table-cell>
              <table:table-cell office:value-type="float" office:value="7.77415590273311">
                <text:p>7.77415590273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8.125">
                <text:p>138.125</text:p>
              </table:table-cell>
              <table:table-cell office:value-type="float" office:value="10.3614369177253">
                <text:p>10.3614369177253</text:p>
              </table:table-cell>
              <table:table-cell office:value-type="float" office:value="10.3614369177253">
                <text:p>10.3614369177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4.9375">
                <text:p>134.9375</text:p>
              </table:table-cell>
              <table:table-cell office:value-type="float" office:value="9.20236892055519">
                <text:p>9.20236892055519</text:p>
              </table:table-cell>
              <table:table-cell office:value-type="float" office:value="9.20236892055519">
                <text:p>9.20236892055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4.0625">
                <text:p>134.0625</text:p>
              </table:table-cell>
              <table:table-cell office:value-type="float" office:value="9.97163947152122">
                <text:p>9.97163947152122</text:p>
              </table:table-cell>
              <table:table-cell office:value-type="float" office:value="9.97163947152122">
                <text:p>9.97163947152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6">
                <text:p>136</text:p>
              </table:table-cell>
              <table:table-cell office:value-type="float" office:value="10.7412755294704">
                <text:p>10.7412755294704</text:p>
              </table:table-cell>
              <table:table-cell office:value-type="float" office:value="10.7412755294704">
                <text:p>10.74127552947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1875">
                <text:p>135.1875</text:p>
              </table:table-cell>
              <table:table-cell office:value-type="float" office:value="8.7336901565146">
                <text:p>8.7336901565146</text:p>
              </table:table-cell>
              <table:table-cell office:value-type="float" office:value="8.7336901565146">
                <text:p>8.7336901565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.5">
                <text:p>128.5</text:p>
              </table:table-cell>
              <table:table-cell office:value-type="float" office:value="30.6186217847897">
                <text:p>30.6186217847897</text:p>
              </table:table-cell>
              <table:table-cell office:value-type="float" office:value="30.6186217847897">
                <text:p>30.61862178478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.625">
                <text:p>112.625</text:p>
              </table:table-cell>
              <table:table-cell office:value-type="float" office:value="47.7164476360091">
                <text:p>47.7164476360091</text:p>
              </table:table-cell>
              <table:table-cell office:value-type="float" office:value="47.7164476360091">
                <text:p>47.7164476360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25">
                <text:p>107.25</text:p>
              </table:table-cell>
              <table:table-cell office:value-type="float" office:value="51.8549660109811">
                <text:p>51.8549660109811</text:p>
              </table:table-cell>
              <table:table-cell office:value-type="float" office:value="51.8549660109811">
                <text:p>51.8549660109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">
                <text:p>107</text:p>
              </table:table-cell>
              <table:table-cell office:value-type="float" office:value="51.8881007553755">
                <text:p>51.8881007553755</text:p>
              </table:table-cell>
              <table:table-cell office:value-type="float" office:value="51.8881007553755">
                <text:p>51.8881007553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.4375">
                <text:p>106.4375</text:p>
              </table:table-cell>
              <table:table-cell office:value-type="float" office:value="51.6272320946029">
                <text:p>51.6272320946029</text:p>
              </table:table-cell>
              <table:table-cell office:value-type="float" office:value="51.6272320946029">
                <text:p>51.6272320946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.125">
                <text:p>107.125</text:p>
              </table:table-cell>
              <table:table-cell office:value-type="float" office:value="51.723876256522">
                <text:p>51.723876256522</text:p>
              </table:table-cell>
              <table:table-cell office:value-type="float" office:value="51.723876256522">
                <text:p>51.723876256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.3125">
                <text:p>103.3125</text:p>
              </table:table-cell>
              <table:table-cell office:value-type="float" office:value="50.9972042738619">
                <text:p>50.9972042738619</text:p>
              </table:table-cell>
              <table:table-cell office:value-type="float" office:value="50.9972042738619">
                <text:p>50.9972042738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.6875">
                <text:p>94.6875</text:p>
              </table:table-cell>
              <table:table-cell office:value-type="float" office:value="55.5717090231172">
                <text:p>55.5717090231172</text:p>
              </table:table-cell>
              <table:table-cell office:value-type="float" office:value="55.5717090231172">
                <text:p>55.5717090231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5">
                <text:p>90.5</text:p>
              </table:table-cell>
              <table:table-cell office:value-type="float" office:value="61.2811145460002">
                <text:p>61.2811145460002</text:p>
              </table:table-cell>
              <table:table-cell office:value-type="float" office:value="61.2811145460002">
                <text:p>61.281114546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.5625">
                <text:p>76.5625</text:p>
              </table:table-cell>
              <table:table-cell office:value-type="float" office:value="62.8042283110779">
                <text:p>62.8042283110779</text:p>
              </table:table-cell>
              <table:table-cell office:value-type="float" office:value="62.8042283110779">
                <text:p>62.80422831107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.8125">
                <text:p>64.8125</text:p>
              </table:table-cell>
              <table:table-cell office:value-type="float" office:value="64.2244294933789">
                <text:p>64.2244294933789</text:p>
              </table:table-cell>
              <table:table-cell office:value-type="float" office:value="64.2244294933789">
                <text:p>64.2244294933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375">
                <text:p>56.375</text:p>
              </table:table-cell>
              <table:table-cell office:value-type="float" office:value="63.5677542076169">
                <text:p>63.5677542076169</text:p>
              </table:table-cell>
              <table:table-cell office:value-type="float" office:value="63.5677542076169">
                <text:p>63.56775420761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.9375">
                <text:p>57.9375</text:p>
              </table:table-cell>
              <table:table-cell office:value-type="float" office:value="65.56244041942">
                <text:p>65.56244041942</text:p>
              </table:table-cell>
              <table:table-cell office:value-type="float" office:value="65.56244041942">
                <text:p>65.56244041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.5">
                <text:p>44.5</text:p>
              </table:table-cell>
              <table:table-cell office:value-type="float" office:value="54.8087584241789">
                <text:p>54.8087584241789</text:p>
              </table:table-cell>
              <table:table-cell office:value-type="float" office:value="54.8087584241789">
                <text:p>54.8087584241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1428571428571">
                <text:p>36.1428571428571</text:p>
              </table:table-cell>
              <table:table-cell office:value-type="float" office:value="54.6601717432355">
                <text:p>54.6601717432355</text:p>
              </table:table-cell>
              <table:table-cell office:value-type="float" office:value="54.6601717432355">
                <text:p>54.6601717432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.7692307692308">
                <text:p>26.7692307692308</text:p>
              </table:table-cell>
              <table:table-cell office:value-type="float" office:value="45.7759489251725">
                <text:p>45.7759489251725</text:p>
              </table:table-cell>
              <table:table-cell office:value-type="float" office:value="45.7759489251725">
                <text:p>45.7759489251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2307692307692">
                <text:p>27.2307692307692</text:p>
              </table:table-cell>
              <table:table-cell office:value-type="float" office:value="47.3060183803287">
                <text:p>47.3060183803287</text:p>
              </table:table-cell>
              <table:table-cell office:value-type="float" office:value="47.3060183803287">
                <text:p>47.3060183803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6153846153846">
                <text:p>20.6153846153846</text:p>
              </table:table-cell>
              <table:table-cell office:value-type="float" office:value="43.6026088669015">
                <text:p>43.6026088669015</text:p>
              </table:table-cell>
              <table:table-cell office:value-type="float" office:value="43.6026088669015">
                <text:p>43.6026088669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3846153846154">
                <text:p>20.3846153846154</text:p>
              </table:table-cell>
              <table:table-cell office:value-type="float" office:value="43.4438844228966">
                <text:p>43.4438844228966</text:p>
              </table:table-cell>
              <table:table-cell office:value-type="float" office:value="43.4438844228966">
                <text:p>43.44388442289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0769230769231">
                <text:p>18.0769230769231</text:p>
              </table:table-cell>
              <table:table-cell office:value-type="float" office:value="37.04173111168">
                <text:p>37.04173111168</text:p>
              </table:table-cell>
              <table:table-cell office:value-type="float" office:value="37.04173111168">
                <text:p>37.041731111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5">
                <text:p>1.25</text:p>
              </table:table-cell>
              <table:table-cell office:value-type="float" office:value="1.1659223816361">
                <text:p>1.1659223816361</text:p>
              </table:table-cell>
              <table:table-cell office:value-type="float" office:value="1.1659223816361">
                <text:p>1.16592238163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25">
                <text:p>1.125</text:p>
              </table:table-cell>
              <table:table-cell office:value-type="float" office:value="0.863767185067828">
                <text:p>0.863767185067828</text:p>
              </table:table-cell>
              <table:table-cell office:value-type="float" office:value="0.863767185067828">
                <text:p>0.863767185067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5">
                <text:p>0.375</text:p>
              </table:table-cell>
              <table:table-cell office:value-type="float" office:value="0.3903123748999">
                <text:p>0.3903123748999</text:p>
              </table:table-cell>
              <table:table-cell office:value-type="float" office:value="0.3903123748999">
                <text:p>0.3903123748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25">
                <text:p>1.125</text:p>
              </table:table-cell>
              <table:table-cell office:value-type="float" office:value="0.863767185067828">
                <text:p>0.863767185067828</text:p>
              </table:table-cell>
              <table:table-cell office:value-type="float" office:value="0.863767185067828">
                <text:p>0.863767185067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">
                <text:p>0.5</text:p>
              </table:table-cell>
              <table:table-cell office:value-type="float" office:value="0.330718913883074">
                <text:p>0.330718913883074</text:p>
              </table:table-cell>
              <table:table-cell office:value-type="float" office:value="0.330718913883074">
                <text:p>0.3307189138830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  <table:table-cell office:value-type="float" office:value="0.330718913883074">
                <text:p>0.330718913883074</text:p>
              </table:table-cell>
              <table:table-cell office:value-type="float" office:value="0.330718913883074">
                <text:p>0.3307189138830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0718913883074">
                <text:p>0.330718913883074</text:p>
              </table:table-cell>
              <table:table-cell office:value-type="float" office:value="0.330718913883074">
                <text:p>0.330718913883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330718913883074">
                <text:p>0.330718913883074</text:p>
              </table:table-cell>
              <table:table-cell office:value-type="float" office:value="0.330718913883074">
                <text:p>0.3307189138830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330718913883074">
                <text:p>0.330718913883074</text:p>
              </table:table-cell>
              <table:table-cell office:value-type="float" office:value="0.330718913883074">
                <text:p>0.330718913883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  <table:table-cell office:value-type="float" office:value="0.242061459137964">
                <text:p>0.242061459137964</text:p>
              </table:table-cell>
              <table:table-cell office:value-type="float" office:value="0.242061459137964">
                <text:p>0.242061459137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